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DejaVu Sans1" svg:font-family="'DejaVu Sans'" style:font-pitch="variable"/>
    <style:font-face style:name="Helvetica1" svg:font-family="Helvetica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3" style:family="graphic" style:parent-style-name="standard">
      <style:graphic-properties draw:stroke="solid" svg:stroke-width="0.018cm" svg:stroke-color="#ebebeb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ebebeb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6" style:family="graphic" style:parent-style-name="standard">
      <style:graphic-properties draw:stroke="solid" svg:stroke-width="0.037cm" svg:stroke-color="#333333" draw:stroke-linejoin="round" svg:stroke-linecap="round" draw:fill="solid" draw:fill-color="#a6cee3" fo:padding-top="0.018cm" fo:padding-bottom="0.018cm" fo:padding-left="0.018cm" fo:padding-right="0.018cm"/>
    </style:style>
    <style:style style:name="gr7" style:family="graphic" style:parent-style-name="standard">
      <style:graphic-properties draw:stroke="solid" svg:stroke-width="0.075cm" svg:stroke-color="#333333" draw:stroke-linejoin="round" svg:stroke-linecap="butt" draw:fill="none" fo:padding-top="0.037cm" fo:padding-bottom="0.037cm" fo:padding-left="0.037cm" fo:padding-right="0.037cm"/>
    </style:style>
    <style:style style:name="gr8" style:family="graphic" style:parent-style-name="standard">
      <style:graphic-properties draw:stroke="none" draw:fill="solid" draw:fill-color="#333333"/>
    </style:style>
    <style:style style:name="gr9" style:family="graphic" style:parent-style-name="standard">
      <style:graphic-properties draw:stroke="solid" svg:stroke-width="0.025cm" svg:stroke-color="#333333" draw:stroke-linejoin="round" svg:stroke-linecap="round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37cm" svg:stroke-color="#333333" draw:stroke-linejoin="round" svg:stroke-linecap="round" draw:fill="solid" draw:fill-color="#1f78b4" fo:padding-top="0.018cm" fo:padding-bottom="0.018cm" fo:padding-left="0.018cm" fo:padding-right="0.018cm"/>
    </style:style>
    <style:style style:name="gr11" style:family="graphic" style:parent-style-name="standard">
      <style:graphic-properties draw:stroke="solid" svg:stroke-width="0.037cm" svg:stroke-color="#333333" draw:stroke-linejoin="round" svg:stroke-linecap="round" draw:fill="solid" draw:fill-color="#b2df8a" fo:padding-top="0.018cm" fo:padding-bottom="0.018cm" fo:padding-left="0.018cm" fo:padding-right="0.018cm"/>
    </style:style>
    <style:style style:name="gr12" style:family="graphic" style:parent-style-name="standard">
      <style:graphic-properties draw:stroke="solid" svg:stroke-width="0.037cm" svg:stroke-color="#333333" draw:stroke-linejoin="round" svg:stroke-linecap="round" draw:fill="solid" draw:fill-color="#33a02c" fo:padding-top="0.018cm" fo:padding-bottom="0.018cm" fo:padding-left="0.018cm" fo:padding-right="0.018cm"/>
    </style:style>
    <style:style style:name="gr13" style:family="graphic" style:parent-style-name="standard">
      <style:graphic-properties draw:stroke="solid" svg:stroke-width="0.037cm" svg:stroke-color="#333333" draw:stroke-linejoin="round" svg:stroke-linecap="round" draw:fill="none" fo:padding-top="0.018cm" fo:padding-bottom="0.018cm" fo:padding-left="0.018cm" fo:padding-right="0.018cm"/>
    </style:style>
    <style:style style:name="gr14" style:family="graphic" style:parent-style-name="standard">
      <style:graphic-properties draw:stroke="solid" svg:stroke-width="0.037cm" svg:stroke-color="#333333" draw:stroke-linejoin="round" svg:stroke-linecap="round" draw:fill="solid" draw:fill-color="#d9d9d9" fo:padding-top="0.018cm" fo:padding-bottom="0.018cm" fo:padding-left="0.018cm" fo:padding-right="0.01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37cm" svg:stroke-color="#d9d9d9" draw:stroke-linejoin="round" svg:stroke-linecap="round" draw:fill="solid" draw:fill-color="#d9d9d9" fo:padding-top="0.018cm" fo:padding-bottom="0.018cm" fo:padding-left="0.018cm" fo:padding-right="0.01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a6cee3"/>
    </style:style>
    <style:style style:name="P4" style:family="paragraph">
      <loext:graphic-properties draw:fill="solid" draw:fill-color="#333333"/>
    </style:style>
    <style:style style:name="P5" style:family="paragraph">
      <loext:graphic-properties draw:fill="solid" draw:fill-color="#1f78b4"/>
    </style:style>
    <style:style style:name="P6" style:family="paragraph">
      <loext:graphic-properties draw:fill="solid" draw:fill-color="#b2df8a"/>
    </style:style>
    <style:style style:name="P7" style:family="paragraph">
      <loext:graphic-properties draw:fill="solid" draw:fill-color="#33a02c"/>
    </style:style>
    <style:style style:name="P8" style:family="paragraph">
      <loext:graphic-properties draw:fill="solid" draw:fill-color="#d9d9d9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1a1a1a" style:font-name="Helvetica" fo:font-size="9pt" style:font-size-asian="9pt" style:font-name-complex="Helvetica" style:font-size-complex="9pt"/>
    </style:style>
    <style:style style:name="T2" style:family="text">
      <style:text-properties fo:color="#4d4d4d" style:font-name="Helvetica" fo:font-size="7pt" style:font-size-asian="7pt" style:font-name-complex="Helvetica" style:font-size-complex="7pt"/>
    </style:style>
    <style:style style:name="T3" style:family="text">
      <style:text-properties fo:color="#4d4d4d" style:font-name="Helvetica" fo:font-size="9pt" style:font-size-asian="9pt" style:font-name-complex="Helvetica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7.62cm" svg:x="0cm" svg:y="0cm" svg:viewBox="0 0 17781 7621" draw:points="0,7621 17781,7621 17781,0 0,0">
          <text:p/>
        </draw:polygon>
        <draw:polygon draw:style-name="gr2" draw:text-style-name="P1" draw:layer="layout" svg:width="17.78cm" svg:height="7.62cm" svg:x="0cm" svg:y="0cm" svg:viewBox="0 0 17781 7621" draw:points="0,7621 17781,7621 17781,0 0,0">
          <text:p/>
        </draw:polygon>
        <draw:polygon draw:style-name="gr1" draw:text-style-name="P1" draw:layer="layout" svg:width="3.524cm" svg:height="1.361cm" svg:x="1.957cm" svg:y="0.8cm" svg:viewBox="0 0 3525 1362" draw:points="0,1362 3525,1362 3525,0 0,0">
          <text:p/>
        </draw:polygon>
        <draw:line draw:style-name="gr3" draw:text-style-name="P2" draw:layer="layout" svg:x1="2.438cm" svg:y1="2.161cm" svg:x2="2.438cm" svg:y2="0.8cm">
          <text:p/>
        </draw:line>
        <draw:line draw:style-name="gr3" draw:text-style-name="P2" draw:layer="layout" svg:x1="3.078cm" svg:y1="2.161cm" svg:x2="3.078cm" svg:y2="0.8cm">
          <text:p/>
        </draw:line>
        <draw:line draw:style-name="gr3" draw:text-style-name="P2" draw:layer="layout" svg:x1="3.719cm" svg:y1="2.161cm" svg:x2="3.719cm" svg:y2="0.8cm">
          <text:p/>
        </draw:line>
        <draw:line draw:style-name="gr3" draw:text-style-name="P2" draw:layer="layout" svg:x1="4.36cm" svg:y1="2.161cm" svg:x2="4.36cm" svg:y2="0.8cm">
          <text:p/>
        </draw:line>
        <draw:line draw:style-name="gr3" draw:text-style-name="P2" draw:layer="layout" svg:x1="5.001cm" svg:y1="2.161cm" svg:x2="5.001cm" svg:y2="0.8cm">
          <text:p/>
        </draw:line>
        <draw:line draw:style-name="gr4" draw:text-style-name="P2" draw:layer="layout" svg:x1="1.957cm" svg:y1="1.967cm" svg:x2="5.482cm" svg:y2="1.967cm">
          <text:p/>
        </draw:line>
        <draw:line draw:style-name="gr4" draw:text-style-name="P2" draw:layer="layout" svg:x1="1.957cm" svg:y1="1.642cm" svg:x2="5.482cm" svg:y2="1.642cm">
          <text:p/>
        </draw:line>
        <draw:line draw:style-name="gr4" draw:text-style-name="P2" draw:layer="layout" svg:x1="1.957cm" svg:y1="1.318cm" svg:x2="5.482cm" svg:y2="1.318cm">
          <text:p/>
        </draw:line>
        <draw:line draw:style-name="gr4" draw:text-style-name="P2" draw:layer="layout" svg:x1="1.957cm" svg:y1="0.994cm" svg:x2="5.482cm" svg:y2="0.994cm">
          <text:p/>
        </draw:line>
        <draw:line draw:style-name="gr4" draw:text-style-name="P2" draw:layer="layout" svg:x1="2.117cm" svg:y1="2.161cm" svg:x2="2.117cm" svg:y2="0.8cm">
          <text:p/>
        </draw:line>
        <draw:line draw:style-name="gr4" draw:text-style-name="P2" draw:layer="layout" svg:x1="2.758cm" svg:y1="2.161cm" svg:x2="2.758cm" svg:y2="0.8cm">
          <text:p/>
        </draw:line>
        <draw:line draw:style-name="gr4" draw:text-style-name="P2" draw:layer="layout" svg:x1="3.399cm" svg:y1="2.161cm" svg:x2="3.399cm" svg:y2="0.8cm">
          <text:p/>
        </draw:line>
        <draw:line draw:style-name="gr4" draw:text-style-name="P2" draw:layer="layout" svg:x1="4.04cm" svg:y1="2.161cm" svg:x2="4.04cm" svg:y2="0.8cm">
          <text:p/>
        </draw:line>
        <draw:line draw:style-name="gr4" draw:text-style-name="P2" draw:layer="layout" svg:x1="4.681cm" svg:y1="2.161cm" svg:x2="4.681cm" svg:y2="0.8cm">
          <text:p/>
        </draw:line>
        <draw:line draw:style-name="gr4" draw:text-style-name="P2" draw:layer="layout" svg:x1="5.321cm" svg:y1="2.161cm" svg:x2="5.321cm" svg:y2="0.8cm">
          <text:p/>
        </draw:line>
        <draw:line draw:style-name="gr5" draw:text-style-name="P2" draw:layer="layout" svg:x1="3.636cm" svg:y1="1.967cm" svg:x2="5.321cm" svg:y2="1.967cm">
          <text:p/>
        </draw:line>
        <draw:line draw:style-name="gr5" draw:text-style-name="P2" draw:layer="layout" svg:x1="2.192cm" svg:y1="1.967cm" svg:x2="2.117cm" svg:y2="1.967cm">
          <text:p/>
        </draw:line>
        <draw:polygon draw:style-name="gr6" draw:text-style-name="P3" draw:layer="layout" svg:width="1.444cm" svg:height="0.243cm" svg:x="2.192cm" svg:y="1.845cm" svg:viewBox="0 0 1445 244" draw:points="1445,244 0,244 0,0 1445,0">
          <text:p/>
        </draw:polygon>
        <draw:line draw:style-name="gr7" draw:text-style-name="P2" draw:layer="layout" svg:x1="2.576cm" svg:y1="2.088cm" svg:x2="2.576cm" svg:y2="1.845cm">
          <text:p/>
        </draw:line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path draw:style-name="gr8" draw:text-style-name="P4" draw:layer="layout" svg:width="0.137cm" svg:height="0.137cm" svg:x="4.476cm" svg:y="1.574cm" svg:viewBox="0 0 138 138" svg:d="M0 69c0-38 31-69 68-69 38 0 70 31 70 69s-32 69-70 69c-37 0-68-31-68-69z">
          <text:p/>
        </draw:path>
        <draw:path draw:style-name="gr9" draw:text-style-name="P2" draw:layer="layout" svg:width="0.137cm" svg:height="0.137cm" svg:x="4.476cm" svg:y="1.574cm" svg:viewBox="0 0 138 138" svg:d="M0 69c0-38 31-69 68-69 38 0 70 31 70 69s-32 69-70 69c-37 0-68-31-68-69z">
          <text:p/>
        </draw:path>
        <draw:path draw:style-name="gr8" draw:text-style-name="P4" draw:layer="layout" svg:width="0.138cm" svg:height="0.137cm" svg:x="5.252cm" svg:y="1.574cm" svg:viewBox="0 0 139 138" svg:d="M0 69c0-38 32-69 70-69s69 31 69 69-31 69-69 69-70-31-70-69z">
          <text:p/>
        </draw:path>
        <draw:path draw:style-name="gr9" draw:text-style-name="P2" draw:layer="layout" svg:width="0.138cm" svg:height="0.137cm" svg:x="5.252cm" svg:y="1.574cm" svg:viewBox="0 0 139 138" svg:d="M0 69c0-38 32-69 70-69s69 31 69 69-31 69-69 69-70-31-70-69z">
          <text:p/>
        </draw:path>
        <draw:line draw:style-name="gr5" draw:text-style-name="P2" draw:layer="layout" svg:x1="3.07cm" svg:y1="1.642cm" svg:x2="4.172cm" svg:y2="1.642cm">
          <text:p/>
        </draw:line>
        <draw:line draw:style-name="gr5" draw:text-style-name="P2" draw:layer="layout" svg:x1="2.174cm" svg:y1="1.642cm" svg:x2="2.123cm" svg:y2="1.642cm">
          <text:p/>
        </draw:line>
        <draw:polygon draw:style-name="gr10" draw:text-style-name="P5" draw:layer="layout" svg:width="0.896cm" svg:height="0.243cm" svg:x="2.174cm" svg:y="1.521cm" svg:viewBox="0 0 897 244" draw:points="897,244 0,244 0,0 897,0">
          <text:p/>
        </draw:polygon>
        <draw:line draw:style-name="gr7" draw:text-style-name="P2" draw:layer="layout" svg:x1="2.317cm" svg:y1="1.764cm" svg:x2="2.317cm" svg:y2="1.521cm">
          <text:p/>
        </draw:line>
        <draw:line draw:style-name="gr5" draw:text-style-name="P2" draw:layer="layout" svg:x1="4.485cm" svg:y1="1.318cm" svg:x2="5.321cm" svg:y2="1.318cm">
          <text:p/>
        </draw:line>
        <draw:line draw:style-name="gr5" draw:text-style-name="P2" draw:layer="layout" svg:x1="2.213cm" svg:y1="1.318cm" svg:x2="2.122cm" svg:y2="1.318cm">
          <text:p/>
        </draw:line>
        <draw:polygon draw:style-name="gr11" draw:text-style-name="P6" draw:layer="layout" svg:width="2.272cm" svg:height="0.243cm" svg:x="2.213cm" svg:y="1.197cm" svg:viewBox="0 0 2273 244" draw:points="2273,244 0,244 0,0 2273,0">
          <text:p/>
        </draw:polygon>
        <draw:line draw:style-name="gr7" draw:text-style-name="P2" draw:layer="layout" svg:x1="2.672cm" svg:y1="1.44cm" svg:x2="2.672cm" svg:y2="1.197cm">
          <text:p/>
        </draw:line>
        <draw:line draw:style-name="gr5" draw:text-style-name="P2" draw:layer="layout" svg:x1="3.622cm" svg:y1="0.994cm" svg:x2="5.321cm" svg:y2="0.994cm">
          <text:p/>
        </draw:line>
        <draw:line draw:style-name="gr5" draw:text-style-name="P2" draw:layer="layout" svg:x1="2.186cm" svg:y1="0.994cm" svg:x2="2.122cm" svg:y2="0.994cm">
          <text:p/>
        </draw:line>
        <draw:polygon draw:style-name="gr12" draw:text-style-name="P7" draw:layer="layout" svg:width="1.436cm" svg:height="0.243cm" svg:x="2.186cm" svg:y="0.873cm" svg:viewBox="0 0 1437 244" draw:points="1437,244 0,244 0,0 1437,0">
          <text:p/>
        </draw:polygon>
        <draw:line draw:style-name="gr7" draw:text-style-name="P2" draw:layer="layout" svg:x1="2.411cm" svg:y1="1.116cm" svg:x2="2.411cm" svg:y2="0.873cm">
          <text:p/>
        </draw:line>
        <draw:polygon draw:style-name="gr13" draw:text-style-name="P2" draw:layer="layout" svg:width="3.524cm" svg:height="1.361cm" svg:x="1.957cm" svg:y="0.8cm" svg:viewBox="0 0 3525 1362" draw:points="0,1362 3525,1362 3525,0 0,0">
          <text:p/>
        </draw:polygon>
        <draw:polygon draw:style-name="gr1" draw:text-style-name="P1" draw:layer="layout" svg:width="3.524cm" svg:height="1.361cm" svg:x="1.957cm" svg:y="2.266cm" svg:viewBox="0 0 3525 1362" draw:points="0,1362 3525,1362 3525,0 0,0">
          <text:p/>
        </draw:polygon>
        <draw:line draw:style-name="gr3" draw:text-style-name="P2" draw:layer="layout" svg:x1="2.438cm" svg:y1="3.627cm" svg:x2="2.438cm" svg:y2="2.266cm">
          <text:p/>
        </draw:line>
        <draw:line draw:style-name="gr3" draw:text-style-name="P2" draw:layer="layout" svg:x1="3.078cm" svg:y1="3.627cm" svg:x2="3.078cm" svg:y2="2.266cm">
          <text:p/>
        </draw:line>
        <draw:line draw:style-name="gr3" draw:text-style-name="P2" draw:layer="layout" svg:x1="3.719cm" svg:y1="3.627cm" svg:x2="3.719cm" svg:y2="2.266cm">
          <text:p/>
        </draw:line>
        <draw:line draw:style-name="gr3" draw:text-style-name="P2" draw:layer="layout" svg:x1="4.36cm" svg:y1="3.627cm" svg:x2="4.36cm" svg:y2="2.266cm">
          <text:p/>
        </draw:line>
        <draw:line draw:style-name="gr3" draw:text-style-name="P2" draw:layer="layout" svg:x1="5.001cm" svg:y1="3.627cm" svg:x2="5.001cm" svg:y2="2.266cm">
          <text:p/>
        </draw:line>
        <draw:line draw:style-name="gr4" draw:text-style-name="P2" draw:layer="layout" svg:x1="1.957cm" svg:y1="3.433cm" svg:x2="5.482cm" svg:y2="3.433cm">
          <text:p/>
        </draw:line>
        <draw:line draw:style-name="gr4" draw:text-style-name="P2" draw:layer="layout" svg:x1="1.957cm" svg:y1="3.109cm" svg:x2="5.482cm" svg:y2="3.109cm">
          <text:p/>
        </draw:line>
        <draw:line draw:style-name="gr4" draw:text-style-name="P2" draw:layer="layout" svg:x1="1.957cm" svg:y1="2.785cm" svg:x2="5.482cm" svg:y2="2.785cm">
          <text:p/>
        </draw:line>
        <draw:line draw:style-name="gr4" draw:text-style-name="P2" draw:layer="layout" svg:x1="1.957cm" svg:y1="2.461cm" svg:x2="5.482cm" svg:y2="2.461cm">
          <text:p/>
        </draw:line>
        <draw:line draw:style-name="gr4" draw:text-style-name="P2" draw:layer="layout" svg:x1="2.117cm" svg:y1="3.627cm" svg:x2="2.117cm" svg:y2="2.266cm">
          <text:p/>
        </draw:line>
        <draw:line draw:style-name="gr4" draw:text-style-name="P2" draw:layer="layout" svg:x1="2.758cm" svg:y1="3.627cm" svg:x2="2.758cm" svg:y2="2.266cm">
          <text:p/>
        </draw:line>
        <draw:line draw:style-name="gr4" draw:text-style-name="P2" draw:layer="layout" svg:x1="3.399cm" svg:y1="3.627cm" svg:x2="3.399cm" svg:y2="2.266cm">
          <text:p/>
        </draw:line>
        <draw:line draw:style-name="gr4" draw:text-style-name="P2" draw:layer="layout" svg:x1="4.04cm" svg:y1="3.627cm" svg:x2="4.04cm" svg:y2="2.266cm">
          <text:p/>
        </draw:line>
        <draw:line draw:style-name="gr4" draw:text-style-name="P2" draw:layer="layout" svg:x1="4.681cm" svg:y1="3.627cm" svg:x2="4.681cm" svg:y2="2.266cm">
          <text:p/>
        </draw:line>
        <draw:line draw:style-name="gr4" draw:text-style-name="P2" draw:layer="layout" svg:x1="5.321cm" svg:y1="3.627cm" svg:x2="5.321cm" svg:y2="2.266cm">
          <text:p/>
        </draw:line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364cm" svg:viewBox="0 0 139 139" svg:d="M0 69c0-38 32-69 70-69s69 31 69 69-31 70-69 70-70-32-70-70z">
          <text:p/>
        </draw:path>
        <draw:line draw:style-name="gr5" draw:text-style-name="P2" draw:layer="layout" svg:x1="3.425cm" svg:y1="3.433cm" svg:x2="4.921cm" svg:y2="3.433cm">
          <text:p/>
        </draw:line>
        <draw:line draw:style-name="gr5" draw:text-style-name="P2" draw:layer="layout" svg:x1="2.279cm" svg:y1="3.433cm" svg:x2="2.122cm" svg:y2="3.433cm">
          <text:p/>
        </draw:line>
        <draw:polygon draw:style-name="gr6" draw:text-style-name="P3" draw:layer="layout" svg:width="1.146cm" svg:height="0.243cm" svg:x="2.279cm" svg:y="3.311cm" svg:viewBox="0 0 1147 244" draw:points="1147,244 0,244 0,0 1147,0">
          <text:p/>
        </draw:polygon>
        <draw:line draw:style-name="gr7" draw:text-style-name="P2" draw:layer="layout" svg:x1="2.651cm" svg:y1="3.554cm" svg:x2="2.651cm" svg:y2="3.311cm">
          <text:p/>
        </draw:line>
        <draw:line draw:style-name="gr5" draw:text-style-name="P2" draw:layer="layout" svg:x1="3.526cm" svg:y1="3.109cm" svg:x2="5.321cm" svg:y2="3.109cm">
          <text:p/>
        </draw:line>
        <draw:line draw:style-name="gr5" draw:text-style-name="P2" draw:layer="layout" svg:x1="2.181cm" svg:y1="3.109cm" svg:x2="2.129cm" svg:y2="3.109cm">
          <text:p/>
        </draw:line>
        <draw:polygon draw:style-name="gr10" draw:text-style-name="P5" draw:layer="layout" svg:width="1.345cm" svg:height="0.243cm" svg:x="2.181cm" svg:y="2.987cm" svg:viewBox="0 0 1346 244" draw:points="1346,244 0,244 0,0 1346,0">
          <text:p/>
        </draw:polygon>
        <draw:line draw:style-name="gr7" draw:text-style-name="P2" draw:layer="layout" svg:x1="2.368cm" svg:y1="3.23cm" svg:x2="2.368cm" svg:y2="2.987cm">
          <text:p/>
        </draw:line>
        <draw:line draw:style-name="gr5" draw:text-style-name="P2" draw:layer="layout" svg:x1="4.877cm" svg:y1="2.785cm" svg:x2="5.321cm" svg:y2="2.785cm">
          <text:p/>
        </draw:line>
        <draw:line draw:style-name="gr5" draw:text-style-name="P2" draw:layer="layout" svg:x1="2.456cm" svg:y1="2.785cm" svg:x2="2.122cm" svg:y2="2.785cm">
          <text:p/>
        </draw:line>
        <draw:polygon draw:style-name="gr11" draw:text-style-name="P6" draw:layer="layout" svg:width="2.421cm" svg:height="0.243cm" svg:x="2.456cm" svg:y="2.663cm" svg:viewBox="0 0 2422 244" draw:points="2422,244 0,244 0,0 2422,0">
          <text:p/>
        </draw:polygon>
        <draw:line draw:style-name="gr7" draw:text-style-name="P2" draw:layer="layout" svg:x1="3.136cm" svg:y1="2.906cm" svg:x2="3.136cm" svg:y2="2.663cm">
          <text:p/>
        </draw:line>
        <draw:line draw:style-name="gr5" draw:text-style-name="P2" draw:layer="layout" svg:x1="4.809cm" svg:y1="2.461cm" svg:x2="5.321cm" svg:y2="2.461cm">
          <text:p/>
        </draw:line>
        <draw:line draw:style-name="gr5" draw:text-style-name="P2" draw:layer="layout" svg:x1="2.392cm" svg:y1="2.461cm" svg:x2="2.122cm" svg:y2="2.461cm">
          <text:p/>
        </draw:line>
        <draw:polygon draw:style-name="gr12" draw:text-style-name="P7" draw:layer="layout" svg:width="2.417cm" svg:height="0.243cm" svg:x="2.392cm" svg:y="2.339cm" svg:viewBox="0 0 2418 244" draw:points="2418,244 0,244 0,0 2418,0">
          <text:p/>
        </draw:polygon>
        <draw:line draw:style-name="gr7" draw:text-style-name="P2" draw:layer="layout" svg:x1="3.003cm" svg:y1="2.582cm" svg:x2="3.003cm" svg:y2="2.339cm">
          <text:p/>
        </draw:line>
        <draw:polygon draw:style-name="gr13" draw:text-style-name="P2" draw:layer="layout" svg:width="3.524cm" svg:height="1.361cm" svg:x="1.957cm" svg:y="2.266cm" svg:viewBox="0 0 3525 1362" draw:points="0,1362 3525,1362 3525,0 0,0">
          <text:p/>
        </draw:polygon>
        <draw:polygon draw:style-name="gr1" draw:text-style-name="P1" draw:layer="layout" svg:width="3.524cm" svg:height="1.361cm" svg:x="1.957cm" svg:y="3.733cm" svg:viewBox="0 0 3525 1362" draw:points="0,1362 3525,1362 3525,0 0,0">
          <text:p/>
        </draw:polygon>
        <draw:line draw:style-name="gr3" draw:text-style-name="P2" draw:layer="layout" svg:x1="2.438cm" svg:y1="5.094cm" svg:x2="2.438cm" svg:y2="3.733cm">
          <text:p/>
        </draw:line>
        <draw:line draw:style-name="gr3" draw:text-style-name="P2" draw:layer="layout" svg:x1="3.078cm" svg:y1="5.094cm" svg:x2="3.078cm" svg:y2="3.733cm">
          <text:p/>
        </draw:line>
        <draw:line draw:style-name="gr3" draw:text-style-name="P2" draw:layer="layout" svg:x1="3.719cm" svg:y1="5.094cm" svg:x2="3.719cm" svg:y2="3.733cm">
          <text:p/>
        </draw:line>
        <draw:line draw:style-name="gr3" draw:text-style-name="P2" draw:layer="layout" svg:x1="4.36cm" svg:y1="5.094cm" svg:x2="4.36cm" svg:y2="3.733cm">
          <text:p/>
        </draw:line>
        <draw:line draw:style-name="gr3" draw:text-style-name="P2" draw:layer="layout" svg:x1="5.001cm" svg:y1="5.094cm" svg:x2="5.001cm" svg:y2="3.733cm">
          <text:p/>
        </draw:line>
        <draw:line draw:style-name="gr4" draw:text-style-name="P2" draw:layer="layout" svg:x1="1.957cm" svg:y1="4.899cm" svg:x2="5.482cm" svg:y2="4.899cm">
          <text:p/>
        </draw:line>
        <draw:line draw:style-name="gr4" draw:text-style-name="P2" draw:layer="layout" svg:x1="1.957cm" svg:y1="4.575cm" svg:x2="5.482cm" svg:y2="4.575cm">
          <text:p/>
        </draw:line>
        <draw:line draw:style-name="gr4" draw:text-style-name="P2" draw:layer="layout" svg:x1="1.957cm" svg:y1="4.251cm" svg:x2="5.482cm" svg:y2="4.251cm">
          <text:p/>
        </draw:line>
        <draw:line draw:style-name="gr4" draw:text-style-name="P2" draw:layer="layout" svg:x1="1.957cm" svg:y1="3.927cm" svg:x2="5.482cm" svg:y2="3.927cm">
          <text:p/>
        </draw:line>
        <draw:line draw:style-name="gr4" draw:text-style-name="P2" draw:layer="layout" svg:x1="2.117cm" svg:y1="5.094cm" svg:x2="2.117cm" svg:y2="3.733cm">
          <text:p/>
        </draw:line>
        <draw:line draw:style-name="gr4" draw:text-style-name="P2" draw:layer="layout" svg:x1="2.758cm" svg:y1="5.094cm" svg:x2="2.758cm" svg:y2="3.733cm">
          <text:p/>
        </draw:line>
        <draw:line draw:style-name="gr4" draw:text-style-name="P2" draw:layer="layout" svg:x1="3.399cm" svg:y1="5.094cm" svg:x2="3.399cm" svg:y2="3.733cm">
          <text:p/>
        </draw:line>
        <draw:line draw:style-name="gr4" draw:text-style-name="P2" draw:layer="layout" svg:x1="4.04cm" svg:y1="5.094cm" svg:x2="4.04cm" svg:y2="3.733cm">
          <text:p/>
        </draw:line>
        <draw:line draw:style-name="gr4" draw:text-style-name="P2" draw:layer="layout" svg:x1="4.681cm" svg:y1="5.094cm" svg:x2="4.681cm" svg:y2="3.733cm">
          <text:p/>
        </draw:line>
        <draw:line draw:style-name="gr4" draw:text-style-name="P2" draw:layer="layout" svg:x1="5.321cm" svg:y1="5.094cm" svg:x2="5.321cm" svg:y2="3.733cm">
          <text:p/>
        </draw:line>
        <draw:line draw:style-name="gr5" draw:text-style-name="P2" draw:layer="layout" svg:x1="4.773cm" svg:y1="4.899cm" svg:x2="5.321cm" svg:y2="4.899cm">
          <text:p/>
        </draw:line>
        <draw:line draw:style-name="gr5" draw:text-style-name="P2" draw:layer="layout" svg:x1="2.181cm" svg:y1="4.899cm" svg:x2="2.117cm" svg:y2="4.899cm">
          <text:p/>
        </draw:line>
        <draw:polygon draw:style-name="gr6" draw:text-style-name="P3" draw:layer="layout" svg:width="2.592cm" svg:height="0.243cm" svg:x="2.181cm" svg:y="4.778cm" svg:viewBox="0 0 2593 244" draw:points="2593,244 0,244 0,0 2593,0">
          <text:p/>
        </draw:polygon>
        <draw:line draw:style-name="gr7" draw:text-style-name="P2" draw:layer="layout" svg:x1="2.55cm" svg:y1="5.021cm" svg:x2="2.55cm" svg:y2="4.778cm">
          <text:p/>
        </draw:line>
        <draw:line draw:style-name="gr5" draw:text-style-name="P2" draw:layer="layout" svg:x1="4.813cm" svg:y1="4.575cm" svg:x2="5.321cm" svg:y2="4.575cm">
          <text:p/>
        </draw:line>
        <draw:line draw:style-name="gr5" draw:text-style-name="P2" draw:layer="layout" svg:x1="2.192cm" svg:y1="4.575cm" svg:x2="2.122cm" svg:y2="4.575cm">
          <text:p/>
        </draw:line>
        <draw:polygon draw:style-name="gr10" draw:text-style-name="P5" draw:layer="layout" svg:width="2.621cm" svg:height="0.243cm" svg:x="2.192cm" svg:y="4.454cm" svg:viewBox="0 0 2622 244" draw:points="2622,244 0,244 0,0 2622,0">
          <text:p/>
        </draw:polygon>
        <draw:line draw:style-name="gr7" draw:text-style-name="P2" draw:layer="layout" svg:x1="2.516cm" svg:y1="4.697cm" svg:x2="2.516cm" svg:y2="4.454cm">
          <text:p/>
        </draw:line>
        <draw:line draw:style-name="gr5" draw:text-style-name="P2" draw:layer="layout" svg:x1="4.686cm" svg:y1="4.251cm" svg:x2="5.321cm" svg:y2="4.251cm">
          <text:p/>
        </draw:line>
        <draw:line draw:style-name="gr5" draw:text-style-name="P2" draw:layer="layout" svg:x1="2.19cm" svg:y1="4.251cm" svg:x2="2.122cm" svg:y2="4.251cm">
          <text:p/>
        </draw:line>
        <draw:polygon draw:style-name="gr11" draw:text-style-name="P6" draw:layer="layout" svg:width="2.496cm" svg:height="0.244cm" svg:x="2.19cm" svg:y="4.129cm" svg:viewBox="0 0 2497 245" draw:points="2497,245 0,245 0,0 2497,0">
          <text:p/>
        </draw:polygon>
        <draw:line draw:style-name="gr7" draw:text-style-name="P2" draw:layer="layout" svg:x1="2.575cm" svg:y1="4.373cm" svg:x2="2.575cm" svg:y2="4.129cm">
          <text:p/>
        </draw:line>
        <draw:polyline draw:style-name="gr5" draw:text-style-name="P2" draw:layer="layout" svg:width="0cm" svg:height="0cm" svg:x="5.321cm" svg:y="3.927cm" svg:viewBox="0 0 0 0" draw:points="0,0">
          <text:p/>
        </draw:polyline>
        <draw:line draw:style-name="gr5" draw:text-style-name="P2" draw:layer="layout" svg:x1="2.189cm" svg:y1="3.927cm" svg:x2="2.122cm" svg:y2="3.927cm">
          <text:p/>
        </draw:line>
        <draw:polygon draw:style-name="gr12" draw:text-style-name="P7" draw:layer="layout" svg:width="3.132cm" svg:height="0.243cm" svg:x="2.189cm" svg:y="3.806cm" svg:viewBox="0 0 3133 244" draw:points="3133,244 0,244 0,0 3133,0">
          <text:p/>
        </draw:polygon>
        <draw:line draw:style-name="gr7" draw:text-style-name="P2" draw:layer="layout" svg:x1="2.575cm" svg:y1="4.049cm" svg:x2="2.575cm" svg:y2="3.806cm">
          <text:p/>
        </draw:line>
        <draw:polygon draw:style-name="gr13" draw:text-style-name="P2" draw:layer="layout" svg:width="3.524cm" svg:height="1.361cm" svg:x="1.957cm" svg:y="3.733cm" svg:viewBox="0 0 3525 1362" draw:points="0,1362 3525,1362 3525,0 0,0">
          <text:p/>
        </draw:polygon>
        <draw:polygon draw:style-name="gr1" draw:text-style-name="P1" draw:layer="layout" svg:width="3.524cm" svg:height="1.361cm" svg:x="1.957cm" svg:y="5.199cm" svg:viewBox="0 0 3525 1362" draw:points="0,1362 3525,1362 3525,0 0,0">
          <text:p/>
        </draw:polygon>
        <draw:line draw:style-name="gr3" draw:text-style-name="P2" draw:layer="layout" svg:x1="2.438cm" svg:y1="6.56cm" svg:x2="2.438cm" svg:y2="5.199cm">
          <text:p/>
        </draw:line>
        <draw:line draw:style-name="gr3" draw:text-style-name="P2" draw:layer="layout" svg:x1="3.078cm" svg:y1="6.56cm" svg:x2="3.078cm" svg:y2="5.199cm">
          <text:p/>
        </draw:line>
        <draw:line draw:style-name="gr3" draw:text-style-name="P2" draw:layer="layout" svg:x1="3.719cm" svg:y1="6.56cm" svg:x2="3.719cm" svg:y2="5.199cm">
          <text:p/>
        </draw:line>
        <draw:line draw:style-name="gr3" draw:text-style-name="P2" draw:layer="layout" svg:x1="4.36cm" svg:y1="6.56cm" svg:x2="4.36cm" svg:y2="5.199cm">
          <text:p/>
        </draw:line>
        <draw:line draw:style-name="gr3" draw:text-style-name="P2" draw:layer="layout" svg:x1="5.001cm" svg:y1="6.56cm" svg:x2="5.001cm" svg:y2="5.199cm">
          <text:p/>
        </draw:line>
        <draw:line draw:style-name="gr4" draw:text-style-name="P2" draw:layer="layout" svg:x1="1.957cm" svg:y1="6.365cm" svg:x2="5.482cm" svg:y2="6.365cm">
          <text:p/>
        </draw:line>
        <draw:line draw:style-name="gr4" draw:text-style-name="P2" draw:layer="layout" svg:x1="1.957cm" svg:y1="6.042cm" svg:x2="5.482cm" svg:y2="6.042cm">
          <text:p/>
        </draw:line>
        <draw:line draw:style-name="gr4" draw:text-style-name="P2" draw:layer="layout" svg:x1="1.957cm" svg:y1="5.717cm" svg:x2="5.482cm" svg:y2="5.717cm">
          <text:p/>
        </draw:line>
        <draw:line draw:style-name="gr4" draw:text-style-name="P2" draw:layer="layout" svg:x1="1.957cm" svg:y1="5.393cm" svg:x2="5.482cm" svg:y2="5.393cm">
          <text:p/>
        </draw:line>
        <draw:line draw:style-name="gr4" draw:text-style-name="P2" draw:layer="layout" svg:x1="2.117cm" svg:y1="6.56cm" svg:x2="2.117cm" svg:y2="5.199cm">
          <text:p/>
        </draw:line>
        <draw:line draw:style-name="gr4" draw:text-style-name="P2" draw:layer="layout" svg:x1="2.758cm" svg:y1="6.56cm" svg:x2="2.758cm" svg:y2="5.199cm">
          <text:p/>
        </draw:line>
        <draw:line draw:style-name="gr4" draw:text-style-name="P2" draw:layer="layout" svg:x1="3.399cm" svg:y1="6.56cm" svg:x2="3.399cm" svg:y2="5.199cm">
          <text:p/>
        </draw:line>
        <draw:line draw:style-name="gr4" draw:text-style-name="P2" draw:layer="layout" svg:x1="4.04cm" svg:y1="6.56cm" svg:x2="4.04cm" svg:y2="5.199cm">
          <text:p/>
        </draw:line>
        <draw:line draw:style-name="gr4" draw:text-style-name="P2" draw:layer="layout" svg:x1="4.681cm" svg:y1="6.56cm" svg:x2="4.681cm" svg:y2="5.199cm">
          <text:p/>
        </draw:line>
        <draw:line draw:style-name="gr4" draw:text-style-name="P2" draw:layer="layout" svg:x1="5.321cm" svg:y1="6.56cm" svg:x2="5.321cm" svg:y2="5.199cm">
          <text:p/>
        </draw:line>
        <draw:line draw:style-name="gr5" draw:text-style-name="P2" draw:layer="layout" svg:x1="5.159cm" svg:y1="6.365cm" svg:x2="5.321cm" svg:y2="6.365cm">
          <text:p/>
        </draw:line>
        <draw:line draw:style-name="gr5" draw:text-style-name="P2" draw:layer="layout" svg:x1="2.194cm" svg:y1="6.365cm" svg:x2="2.122cm" svg:y2="6.365cm">
          <text:p/>
        </draw:line>
        <draw:polygon draw:style-name="gr6" draw:text-style-name="P3" draw:layer="layout" svg:width="2.965cm" svg:height="0.243cm" svg:x="2.194cm" svg:y="6.244cm" svg:viewBox="0 0 2966 244" draw:points="2966,244 0,244 0,0 2966,0">
          <text:p/>
        </draw:polygon>
        <draw:line draw:style-name="gr7" draw:text-style-name="P2" draw:layer="layout" svg:x1="2.67cm" svg:y1="6.487cm" svg:x2="2.67cm" svg:y2="6.244cm">
          <text:p/>
        </draw:line>
        <draw:line draw:style-name="gr5" draw:text-style-name="P2" draw:layer="layout" svg:x1="4.296cm" svg:y1="6.042cm" svg:x2="5.321cm" svg:y2="6.042cm">
          <text:p/>
        </draw:line>
        <draw:line draw:style-name="gr5" draw:text-style-name="P2" draw:layer="layout" svg:x1="2.178cm" svg:y1="6.042cm" svg:x2="2.122cm" svg:y2="6.042cm">
          <text:p/>
        </draw:line>
        <draw:polygon draw:style-name="gr10" draw:text-style-name="P5" draw:layer="layout" svg:width="2.118cm" svg:height="0.243cm" svg:x="2.178cm" svg:y="5.92cm" svg:viewBox="0 0 2119 244" draw:points="2119,244 0,244 0,0 2119,0">
          <text:p/>
        </draw:polygon>
        <draw:line draw:style-name="gr7" draw:text-style-name="P2" draw:layer="layout" svg:x1="2.391cm" svg:y1="6.163cm" svg:x2="2.391cm" svg:y2="5.92cm">
          <text:p/>
        </draw:line>
        <draw:line draw:style-name="gr5" draw:text-style-name="P2" draw:layer="layout" svg:x1="4.345cm" svg:y1="5.717cm" svg:x2="5.321cm" svg:y2="5.717cm">
          <text:p/>
        </draw:line>
        <draw:line draw:style-name="gr5" draw:text-style-name="P2" draw:layer="layout" svg:x1="2.182cm" svg:y1="5.717cm" svg:x2="2.122cm" svg:y2="5.717cm">
          <text:p/>
        </draw:line>
        <draw:polygon draw:style-name="gr11" draw:text-style-name="P6" draw:layer="layout" svg:width="2.163cm" svg:height="0.243cm" svg:x="2.182cm" svg:y="5.596cm" svg:viewBox="0 0 2164 244" draw:points="2164,244 0,244 0,0 2164,0">
          <text:p/>
        </draw:polygon>
        <draw:line draw:style-name="gr7" draw:text-style-name="P2" draw:layer="layout" svg:x1="2.635cm" svg:y1="5.839cm" svg:x2="2.635cm" svg:y2="5.596cm">
          <text:p/>
        </draw:line>
        <draw:line draw:style-name="gr5" draw:text-style-name="P2" draw:layer="layout" svg:x1="5.303cm" svg:y1="5.393cm" svg:x2="5.321cm" svg:y2="5.393cm">
          <text:p/>
        </draw:line>
        <draw:line draw:style-name="gr5" draw:text-style-name="P2" draw:layer="layout" svg:x1="2.194cm" svg:y1="5.393cm" svg:x2="2.122cm" svg:y2="5.393cm">
          <text:p/>
        </draw:line>
        <draw:polygon draw:style-name="gr12" draw:text-style-name="P7" draw:layer="layout" svg:width="3.109cm" svg:height="0.243cm" svg:x="2.194cm" svg:y="5.272cm" svg:viewBox="0 0 3110 244" draw:points="3110,244 0,244 0,0 3110,0">
          <text:p/>
        </draw:polygon>
        <draw:line draw:style-name="gr7" draw:text-style-name="P2" draw:layer="layout" svg:x1="2.639cm" svg:y1="5.515cm" svg:x2="2.639cm" svg:y2="5.272cm">
          <text:p/>
        </draw:line>
        <draw:polygon draw:style-name="gr13" draw:text-style-name="P2" draw:layer="layout" svg:width="3.524cm" svg:height="1.361cm" svg:x="1.957cm" svg:y="5.199cm" svg:viewBox="0 0 3525 1362" draw:points="0,1362 3525,1362 3525,0 0,0">
          <text:p/>
        </draw:polygon>
        <draw:polygon draw:style-name="gr1" draw:text-style-name="P1" draw:layer="layout" svg:width="3.524cm" svg:height="1.361cm" svg:x="5.587cm" svg:y="0.8cm" svg:viewBox="0 0 3525 1362" draw:points="0,1362 3525,1362 3525,0 0,0">
          <text:p/>
        </draw:polygon>
        <draw:line draw:style-name="gr3" draw:text-style-name="P2" draw:layer="layout" svg:x1="6.068cm" svg:y1="2.161cm" svg:x2="6.068cm" svg:y2="0.8cm">
          <text:p/>
        </draw:line>
        <draw:line draw:style-name="gr3" draw:text-style-name="P2" draw:layer="layout" svg:x1="6.708cm" svg:y1="2.161cm" svg:x2="6.708cm" svg:y2="0.8cm">
          <text:p/>
        </draw:line>
        <draw:line draw:style-name="gr3" draw:text-style-name="P2" draw:layer="layout" svg:x1="7.349cm" svg:y1="2.161cm" svg:x2="7.349cm" svg:y2="0.8cm">
          <text:p/>
        </draw:line>
        <draw:line draw:style-name="gr3" draw:text-style-name="P2" draw:layer="layout" svg:x1="7.99cm" svg:y1="2.161cm" svg:x2="7.99cm" svg:y2="0.8cm">
          <text:p/>
        </draw:line>
        <draw:line draw:style-name="gr3" draw:text-style-name="P2" draw:layer="layout" svg:x1="8.631cm" svg:y1="2.161cm" svg:x2="8.631cm" svg:y2="0.8cm">
          <text:p/>
        </draw:line>
        <draw:line draw:style-name="gr4" draw:text-style-name="P2" draw:layer="layout" svg:x1="5.587cm" svg:y1="1.967cm" svg:x2="9.112cm" svg:y2="1.967cm">
          <text:p/>
        </draw:line>
        <draw:line draw:style-name="gr4" draw:text-style-name="P2" draw:layer="layout" svg:x1="5.587cm" svg:y1="1.642cm" svg:x2="9.112cm" svg:y2="1.642cm">
          <text:p/>
        </draw:line>
        <draw:line draw:style-name="gr4" draw:text-style-name="P2" draw:layer="layout" svg:x1="5.587cm" svg:y1="1.318cm" svg:x2="9.112cm" svg:y2="1.318cm">
          <text:p/>
        </draw:line>
        <draw:line draw:style-name="gr4" draw:text-style-name="P2" draw:layer="layout" svg:x1="5.587cm" svg:y1="0.994cm" svg:x2="9.112cm" svg:y2="0.994cm">
          <text:p/>
        </draw:line>
        <draw:line draw:style-name="gr4" draw:text-style-name="P2" draw:layer="layout" svg:x1="5.747cm" svg:y1="2.161cm" svg:x2="5.747cm" svg:y2="0.8cm">
          <text:p/>
        </draw:line>
        <draw:line draw:style-name="gr4" draw:text-style-name="P2" draw:layer="layout" svg:x1="6.388cm" svg:y1="2.161cm" svg:x2="6.388cm" svg:y2="0.8cm">
          <text:p/>
        </draw:line>
        <draw:line draw:style-name="gr4" draw:text-style-name="P2" draw:layer="layout" svg:x1="7.029cm" svg:y1="2.161cm" svg:x2="7.029cm" svg:y2="0.8cm">
          <text:p/>
        </draw:line>
        <draw:line draw:style-name="gr4" draw:text-style-name="P2" draw:layer="layout" svg:x1="7.67cm" svg:y1="2.161cm" svg:x2="7.67cm" svg:y2="0.8cm">
          <text:p/>
        </draw:line>
        <draw:line draw:style-name="gr4" draw:text-style-name="P2" draw:layer="layout" svg:x1="8.311cm" svg:y1="2.161cm" svg:x2="8.311cm" svg:y2="0.8cm">
          <text:p/>
        </draw:line>
        <draw:line draw:style-name="gr4" draw:text-style-name="P2" draw:layer="layout" svg:x1="8.952cm" svg:y1="2.161cm" svg:x2="8.952cm" svg:y2="0.8cm">
          <text:p/>
        </draw:line>
        <draw:path draw:style-name="gr8" draw:text-style-name="P4" draw:layer="layout" svg:width="0.138cm" svg:height="0.138cm" svg:x="6.098cm" svg:y="1.897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6.098cm" svg:y="1.897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8.882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6.245cm" svg:y="1.897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6.245cm" svg:y="1.897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6.575cm" svg:y="1.897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6.575cm" svg:y="1.897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8.882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043cm" svg:y="1.897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8.043cm" svg:y="1.897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8.282cm" svg:y="1.897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8.282cm" svg:y="1.897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8.882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6.627cm" svg:y="1.897cm" svg:viewBox="0 0 139 139" svg:d="M0 70c0-39 33-70 71-70 37 0 68 31 68 70 0 38-31 69-68 69-38 0-71-31-71-69z">
          <text:p/>
        </draw:path>
        <draw:path draw:style-name="gr9" draw:text-style-name="P2" draw:layer="layout" svg:width="0.138cm" svg:height="0.138cm" svg:x="6.627cm" svg:y="1.897cm" svg:viewBox="0 0 139 139" svg:d="M0 70c0-39 33-70 71-70 37 0 68 31 68 70 0 38-31 69-68 69-38 0-71-31-71-69z">
          <text:p/>
        </draw:path>
        <draw:path draw:style-name="gr8" draw:text-style-name="P4" draw:layer="layout" svg:width="0.138cm" svg:height="0.138cm" svg:x="6.516cm" svg:y="1.897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6.516cm" svg:y="1.897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6.984cm" svg:y="1.897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6.984cm" svg:y="1.897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6.079cm" svg:y="1.897cm" svg:viewBox="0 0 139 139" svg:d="M0 70c0-39 32-70 70-70 37 0 69 31 69 70 0 38-32 69-69 69-38 0-70-31-70-69z">
          <text:p/>
        </draw:path>
        <draw:path draw:style-name="gr9" draw:text-style-name="P2" draw:layer="layout" svg:width="0.138cm" svg:height="0.138cm" svg:x="6.079cm" svg:y="1.897cm" svg:viewBox="0 0 139 139" svg:d="M0 70c0-39 32-70 70-70 37 0 69 31 69 70 0 38-32 69-69 69-38 0-70-31-70-69z">
          <text:p/>
        </draw:path>
        <draw:path draw:style-name="gr8" draw:text-style-name="P4" draw:layer="layout" svg:width="0.138cm" svg:height="0.138cm" svg:x="7.083cm" svg:y="1.897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7.083cm" svg:y="1.897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6.069cm" svg:y="1.897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6.069cm" svg:y="1.897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6.45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6.45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6.182cm" svg:y="1.897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6.182cm" svg:y="1.897cm" svg:viewBox="0 0 139 139" svg:d="M0 70c0-39 31-70 70-70 37 0 69 31 69 70 0 38-32 69-69 69-39 0-70-31-70-69z">
          <text:p/>
        </draw:path>
        <draw:line draw:style-name="gr5" draw:text-style-name="P2" draw:layer="layout" svg:x1="5.903cm" svg:y1="1.967cm" svg:x2="6.129cm" svg:y2="1.967cm">
          <text:p/>
        </draw:line>
        <draw:polyline draw:style-name="gr5" draw:text-style-name="P2" draw:layer="layout" svg:width="0cm" svg:height="0cm" svg:x="5.747cm" svg:y="1.967cm" svg:viewBox="0 0 0 0" draw:points="0,0">
          <text:p/>
        </draw:polyline>
        <draw:polygon draw:style-name="gr6" draw:text-style-name="P3" draw:layer="layout" svg:width="0.156cm" svg:height="0.243cm" svg:x="5.747cm" svg:y="1.845cm" svg:viewBox="0 0 157 244" draw:points="157,244 0,244 0,0 157,0">
          <text:p/>
        </draw:polygon>
        <draw:line draw:style-name="gr7" draw:text-style-name="P2" draw:layer="layout" svg:x1="5.773cm" svg:y1="2.088cm" svg:x2="5.773cm" svg:y2="1.845cm">
          <text:p/>
        </draw:line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8.882cm" svg:y="1.574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8.882cm" svg:y="1.574cm" svg:viewBox="0 0 139 138" svg:d="M0 69c0-38 31-69 70-69 38 0 69 31 69 69s-31 69-69 69c-39 0-70-31-70-69z">
          <text:p/>
        </draw:path>
        <draw:line draw:style-name="gr5" draw:text-style-name="P2" draw:layer="layout" svg:x1="6.67cm" svg:y1="1.642cm" svg:x2="7.587cm" svg:y2="1.642cm">
          <text:p/>
        </draw:line>
        <draw:polyline draw:style-name="gr5" draw:text-style-name="P2" draw:layer="layout" svg:width="0cm" svg:height="0cm" svg:x="5.747cm" svg:y="1.642cm" svg:viewBox="0 0 0 0" draw:points="0,0">
          <text:p/>
        </draw:polyline>
        <draw:polygon draw:style-name="gr10" draw:text-style-name="P5" draw:layer="layout" svg:width="0.923cm" svg:height="0.243cm" svg:x="5.747cm" svg:y="1.521cm" svg:viewBox="0 0 924 244" draw:points="924,244 0,244 0,0 924,0">
          <text:p/>
        </draw:polygon>
        <draw:line draw:style-name="gr7" draw:text-style-name="P2" draw:layer="layout" svg:x1="5.782cm" svg:y1="1.764cm" svg:x2="5.782cm" svg:y2="1.521cm">
          <text:p/>
        </draw:line>
        <draw:line draw:style-name="gr5" draw:text-style-name="P2" draw:layer="layout" svg:x1="8.099cm" svg:y1="1.318cm" svg:x2="8.952cm" svg:y2="1.318cm">
          <text:p/>
        </draw:line>
        <draw:polyline draw:style-name="gr5" draw:text-style-name="P2" draw:layer="layout" svg:width="0cm" svg:height="0cm" svg:x="5.747cm" svg:y="1.318cm" svg:viewBox="0 0 0 0" draw:points="0,0">
          <text:p/>
        </draw:polyline>
        <draw:polygon draw:style-name="gr11" draw:text-style-name="P6" draw:layer="layout" svg:width="2.352cm" svg:height="0.243cm" svg:x="5.747cm" svg:y="1.197cm" svg:viewBox="0 0 2353 244" draw:points="2353,244 0,244 0,0 2353,0">
          <text:p/>
        </draw:polygon>
        <draw:line draw:style-name="gr7" draw:text-style-name="P2" draw:layer="layout" svg:x1="5.968cm" svg:y1="1.44cm" svg:x2="5.968cm" svg:y2="1.197cm">
          <text:p/>
        </draw:line>
        <draw:path draw:style-name="gr8" draw:text-style-name="P4" draw:layer="layout" svg:width="0.138cm" svg:height="0.138cm" svg:x="8.844cm" svg:y="0.925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8.844cm" svg:y="0.925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8.844cm" svg:y="0.925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8.844cm" svg:y="0.925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8.882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8.676cm" svg:y="0.925cm" svg:viewBox="0 0 139 139" svg:d="M0 69c0-38 32-69 71-69 37 0 68 31 68 69 0 39-31 70-68 70-39 0-71-31-71-70z">
          <text:p/>
        </draw:path>
        <draw:path draw:style-name="gr9" draw:text-style-name="P2" draw:layer="layout" svg:width="0.138cm" svg:height="0.138cm" svg:x="8.676cm" svg:y="0.925cm" svg:viewBox="0 0 139 139" svg:d="M0 69c0-38 32-69 71-69 37 0 68 31 68 69 0 39-31 70-68 70-39 0-71-31-71-70z">
          <text:p/>
        </draw:path>
        <draw:line draw:style-name="gr5" draw:text-style-name="P2" draw:layer="layout" svg:x1="6.877cm" svg:y1="0.994cm" svg:x2="8.448cm" svg:y2="0.994cm">
          <text:p/>
        </draw:line>
        <draw:polyline draw:style-name="gr5" draw:text-style-name="P2" draw:layer="layout" svg:width="0cm" svg:height="0cm" svg:x="5.747cm" svg:y="0.994cm" svg:viewBox="0 0 0 0" draw:points="0,0">
          <text:p/>
        </draw:polyline>
        <draw:polygon draw:style-name="gr12" draw:text-style-name="P7" draw:layer="layout" svg:width="1.13cm" svg:height="0.243cm" svg:x="5.747cm" svg:y="0.873cm" svg:viewBox="0 0 1131 244" draw:points="1131,244 0,244 0,0 1131,0">
          <text:p/>
        </draw:polygon>
        <draw:line draw:style-name="gr7" draw:text-style-name="P2" draw:layer="layout" svg:x1="5.805cm" svg:y1="1.116cm" svg:x2="5.805cm" svg:y2="0.873cm">
          <text:p/>
        </draw:line>
        <draw:polygon draw:style-name="gr13" draw:text-style-name="P2" draw:layer="layout" svg:width="3.524cm" svg:height="1.361cm" svg:x="5.587cm" svg:y="0.8cm" svg:viewBox="0 0 3525 1362" draw:points="0,1362 3525,1362 3525,0 0,0">
          <text:p/>
        </draw:polygon>
        <draw:polygon draw:style-name="gr1" draw:text-style-name="P1" draw:layer="layout" svg:width="3.524cm" svg:height="1.361cm" svg:x="5.587cm" svg:y="2.266cm" svg:viewBox="0 0 3525 1362" draw:points="0,1362 3525,1362 3525,0 0,0">
          <text:p/>
        </draw:polygon>
        <draw:line draw:style-name="gr3" draw:text-style-name="P2" draw:layer="layout" svg:x1="6.068cm" svg:y1="3.627cm" svg:x2="6.068cm" svg:y2="2.266cm">
          <text:p/>
        </draw:line>
        <draw:line draw:style-name="gr3" draw:text-style-name="P2" draw:layer="layout" svg:x1="6.708cm" svg:y1="3.627cm" svg:x2="6.708cm" svg:y2="2.266cm">
          <text:p/>
        </draw:line>
        <draw:line draw:style-name="gr3" draw:text-style-name="P2" draw:layer="layout" svg:x1="7.349cm" svg:y1="3.627cm" svg:x2="7.349cm" svg:y2="2.266cm">
          <text:p/>
        </draw:line>
        <draw:line draw:style-name="gr3" draw:text-style-name="P2" draw:layer="layout" svg:x1="7.99cm" svg:y1="3.627cm" svg:x2="7.99cm" svg:y2="2.266cm">
          <text:p/>
        </draw:line>
        <draw:line draw:style-name="gr3" draw:text-style-name="P2" draw:layer="layout" svg:x1="8.631cm" svg:y1="3.627cm" svg:x2="8.631cm" svg:y2="2.266cm">
          <text:p/>
        </draw:line>
        <draw:line draw:style-name="gr4" draw:text-style-name="P2" draw:layer="layout" svg:x1="5.587cm" svg:y1="3.433cm" svg:x2="9.112cm" svg:y2="3.433cm">
          <text:p/>
        </draw:line>
        <draw:line draw:style-name="gr4" draw:text-style-name="P2" draw:layer="layout" svg:x1="5.587cm" svg:y1="3.109cm" svg:x2="9.112cm" svg:y2="3.109cm">
          <text:p/>
        </draw:line>
        <draw:line draw:style-name="gr4" draw:text-style-name="P2" draw:layer="layout" svg:x1="5.587cm" svg:y1="2.785cm" svg:x2="9.112cm" svg:y2="2.785cm">
          <text:p/>
        </draw:line>
        <draw:line draw:style-name="gr4" draw:text-style-name="P2" draw:layer="layout" svg:x1="5.587cm" svg:y1="2.461cm" svg:x2="9.112cm" svg:y2="2.461cm">
          <text:p/>
        </draw:line>
        <draw:line draw:style-name="gr4" draw:text-style-name="P2" draw:layer="layout" svg:x1="5.747cm" svg:y1="3.627cm" svg:x2="5.747cm" svg:y2="2.266cm">
          <text:p/>
        </draw:line>
        <draw:line draw:style-name="gr4" draw:text-style-name="P2" draw:layer="layout" svg:x1="6.388cm" svg:y1="3.627cm" svg:x2="6.388cm" svg:y2="2.266cm">
          <text:p/>
        </draw:line>
        <draw:line draw:style-name="gr4" draw:text-style-name="P2" draw:layer="layout" svg:x1="7.029cm" svg:y1="3.627cm" svg:x2="7.029cm" svg:y2="2.266cm">
          <text:p/>
        </draw:line>
        <draw:line draw:style-name="gr4" draw:text-style-name="P2" draw:layer="layout" svg:x1="7.67cm" svg:y1="3.627cm" svg:x2="7.67cm" svg:y2="2.266cm">
          <text:p/>
        </draw:line>
        <draw:line draw:style-name="gr4" draw:text-style-name="P2" draw:layer="layout" svg:x1="8.311cm" svg:y1="3.627cm" svg:x2="8.311cm" svg:y2="2.266cm">
          <text:p/>
        </draw:line>
        <draw:line draw:style-name="gr4" draw:text-style-name="P2" draw:layer="layout" svg:x1="8.952cm" svg:y1="3.627cm" svg:x2="8.952cm" svg:y2="2.266cm">
          <text:p/>
        </draw:line>
        <draw:path draw:style-name="gr8" draw:text-style-name="P4" draw:layer="layout" svg:width="0.138cm" svg:height="0.138cm" svg:x="8.882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5.833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5.833cm" svg:y="3.364cm" svg:viewBox="0 0 139 139" svg:d="M0 69c0-38 31-69 69-69s70 31 70 69-32 70-70 70-69-32-69-70z">
          <text:p/>
        </draw:path>
        <draw:path draw:style-name="gr8" draw:text-style-name="P4" draw:layer="layout" svg:width="0.138cm" svg:height="0.138cm" svg:x="6.575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6.575cm" svg:y="3.364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6.115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6.115cm" svg:y="3.364cm" svg:viewBox="0 0 139 139" svg:d="M0 69c0-38 31-69 69-69s70 31 70 69-32 70-70 70-69-32-69-70z">
          <text:p/>
        </draw:path>
        <draw:path draw:style-name="gr8" draw:text-style-name="P4" draw:layer="layout" svg:width="0.137cm" svg:height="0.138cm" svg:x="7.59cm" svg:y="3.364cm" svg:viewBox="0 0 138 139" svg:d="M0 69c0-38 32-69 69-69 38 0 69 31 69 69s-31 70-69 70c-37 0-69-32-69-70z">
          <text:p/>
        </draw:path>
        <draw:path draw:style-name="gr9" draw:text-style-name="P2" draw:layer="layout" svg:width="0.137cm" svg:height="0.138cm" svg:x="7.59cm" svg:y="3.364cm" svg:viewBox="0 0 138 139" svg:d="M0 69c0-38 32-69 69-69 38 0 69 31 69 69s-31 70-69 70c-37 0-69-32-69-70z">
          <text:p/>
        </draw:path>
        <draw:path draw:style-name="gr8" draw:text-style-name="P4" draw:layer="layout" svg:width="0.138cm" svg:height="0.138cm" svg:x="8.882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6.642cm" svg:y="3.364cm" svg:viewBox="0 0 139 139" svg:d="M0 69c0-38 32-69 69-69 38 0 70 31 70 69s-32 70-70 70c-37 0-69-32-69-70z">
          <text:p/>
        </draw:path>
        <draw:path draw:style-name="gr9" draw:text-style-name="P2" draw:layer="layout" svg:width="0.138cm" svg:height="0.138cm" svg:x="6.642cm" svg:y="3.364cm" svg:viewBox="0 0 139 139" svg:d="M0 69c0-38 32-69 69-69 38 0 70 31 70 69s-32 70-70 70c-37 0-69-32-69-70z">
          <text:p/>
        </draw:path>
        <draw:path draw:style-name="gr8" draw:text-style-name="P4" draw:layer="layout" svg:width="0.138cm" svg:height="0.138cm" svg:x="8.28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8.28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994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5.994cm" svg:y="3.364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8.882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6.21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6.21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792cm" svg:y="3.364cm" svg:viewBox="0 0 139 139" svg:d="M0 69c0-38 33-69 71-69 37 0 68 31 68 69s-31 70-68 70c-38 0-71-32-71-70z">
          <text:p/>
        </draw:path>
        <draw:path draw:style-name="gr9" draw:text-style-name="P2" draw:layer="layout" svg:width="0.138cm" svg:height="0.138cm" svg:x="5.792cm" svg:y="3.364cm" svg:viewBox="0 0 139 139" svg:d="M0 69c0-38 33-69 71-69 37 0 68 31 68 69s-31 70-68 70c-38 0-71-32-71-70z">
          <text:p/>
        </draw:path>
        <draw:path draw:style-name="gr8" draw:text-style-name="P4" draw:layer="layout" svg:width="0.138cm" svg:height="0.138cm" svg:x="5.797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5.797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828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5.828cm" svg:y="3.364cm" svg:viewBox="0 0 139 139" svg:d="M0 69c0-38 31-69 69-69s70 31 70 69-32 70-70 70-69-32-69-70z">
          <text:p/>
        </draw:path>
        <draw:path draw:style-name="gr8" draw:text-style-name="P4" draw:layer="layout" svg:width="0.138cm" svg:height="0.138cm" svg:x="5.834cm" svg:y="3.364cm" svg:viewBox="0 0 139 139" svg:d="M0 69c0-38 31-69 70-69 37 0 69 31 69 69s-32 70-69 70c-39 0-70-32-70-70z">
          <text:p/>
        </draw:path>
        <draw:path draw:style-name="gr9" draw:text-style-name="P2" draw:layer="layout" svg:width="0.138cm" svg:height="0.138cm" svg:x="5.834cm" svg:y="3.364cm" svg:viewBox="0 0 139 139" svg:d="M0 69c0-38 31-69 70-69 37 0 69 31 69 69s-32 70-69 70c-39 0-70-32-70-70z">
          <text:p/>
        </draw:path>
        <draw:path draw:style-name="gr8" draw:text-style-name="P4" draw:layer="layout" svg:width="0.138cm" svg:height="0.138cm" svg:x="6.353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6.353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5.885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5.885cm" svg:y="3.364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6.353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6.353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7.265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7.265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6.179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6.179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6.113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6.113cm" svg:y="3.364cm" svg:viewBox="0 0 139 139" svg:d="M0 69c0-38 31-69 69-69s70 31 70 69-32 70-70 70-69-32-69-70z">
          <text:p/>
        </draw:path>
        <draw:path draw:style-name="gr8" draw:text-style-name="P4" draw:layer="layout" svg:width="0.138cm" svg:height="0.138cm" svg:x="6.113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6.113cm" svg:y="3.364cm" svg:viewBox="0 0 139 139" svg:d="M0 69c0-38 31-69 69-69s70 31 70 69-32 70-70 70-69-32-69-70z">
          <text:p/>
        </draw:path>
        <draw:line draw:style-name="gr5" draw:text-style-name="P2" draw:layer="layout" svg:x1="5.791cm" svg:y1="3.433cm" svg:x2="5.824cm" svg:y2="3.433cm">
          <text:p/>
        </draw:line>
        <draw:polyline draw:style-name="gr5" draw:text-style-name="P2" draw:layer="layout" svg:width="0cm" svg:height="0cm" svg:x="5.747cm" svg:y="3.433cm" svg:viewBox="0 0 0 0" draw:points="0,0">
          <text:p/>
        </draw:polyline>
        <draw:polygon draw:style-name="gr6" draw:text-style-name="P3" draw:layer="layout" svg:width="0.044cm" svg:height="0.243cm" svg:x="5.747cm" svg:y="3.311cm" svg:viewBox="0 0 45 244" draw:points="45,244 0,244 0,0 45,0">
          <text:p/>
        </draw:polygon>
        <draw:line draw:style-name="gr7" draw:text-style-name="P2" draw:layer="layout" svg:x1="5.747cm" svg:y1="3.554cm" svg:x2="5.747cm" svg:y2="3.311cm">
          <text:p/>
        </draw:line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3.04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3.04cm" svg:viewBox="0 0 139 139" svg:d="M0 70c0-39 31-70 70-70 38 0 69 31 69 70 0 38-31 69-69 69-39 0-70-31-70-69z">
          <text:p/>
        </draw:path>
        <draw:line draw:style-name="gr5" draw:text-style-name="P2" draw:layer="layout" svg:x1="6.815cm" svg:y1="3.109cm" svg:x2="7.787cm" svg:y2="3.109cm">
          <text:p/>
        </draw:line>
        <draw:polyline draw:style-name="gr5" draw:text-style-name="P2" draw:layer="layout" svg:width="0cm" svg:height="0cm" svg:x="5.747cm" svg:y="3.109cm" svg:viewBox="0 0 0 0" draw:points="0,0">
          <text:p/>
        </draw:polyline>
        <draw:polygon draw:style-name="gr10" draw:text-style-name="P5" draw:layer="layout" svg:width="1.068cm" svg:height="0.243cm" svg:x="5.747cm" svg:y="2.987cm" svg:viewBox="0 0 1069 244" draw:points="1069,244 0,244 0,0 1069,0">
          <text:p/>
        </draw:polygon>
        <draw:line draw:style-name="gr7" draw:text-style-name="P2" draw:layer="layout" svg:x1="5.792cm" svg:y1="3.23cm" svg:x2="5.792cm" svg:y2="2.987cm">
          <text:p/>
        </draw:line>
        <draw:line draw:style-name="gr5" draw:text-style-name="P2" draw:layer="layout" svg:x1="8.308cm" svg:y1="2.785cm" svg:x2="8.952cm" svg:y2="2.785cm">
          <text:p/>
        </draw:line>
        <draw:polyline draw:style-name="gr5" draw:text-style-name="P2" draw:layer="layout" svg:width="0cm" svg:height="0cm" svg:x="5.747cm" svg:y="2.785cm" svg:viewBox="0 0 0 0" draw:points="0,0">
          <text:p/>
        </draw:polyline>
        <draw:polygon draw:style-name="gr11" draw:text-style-name="P6" draw:layer="layout" svg:width="2.561cm" svg:height="0.243cm" svg:x="5.747cm" svg:y="2.663cm" svg:viewBox="0 0 2562 244" draw:points="2562,244 0,244 0,0 2562,0">
          <text:p/>
        </draw:polygon>
        <draw:line draw:style-name="gr7" draw:text-style-name="P2" draw:layer="layout" svg:x1="5.893cm" svg:y1="2.906cm" svg:x2="5.893cm" svg:y2="2.663cm">
          <text:p/>
        </draw:line>
        <draw:path draw:style-name="gr8" draw:text-style-name="P4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7.172cm" svg:y="2.392cm" svg:viewBox="0 0 139 139" svg:d="M0 70c0-38 32-70 70-70s69 32 69 70-31 69-69 69-70-31-70-69z">
          <text:p/>
        </draw:path>
        <draw:path draw:style-name="gr9" draw:text-style-name="P2" draw:layer="layout" svg:width="0.138cm" svg:height="0.138cm" svg:x="7.172cm" svg:y="2.392cm" svg:viewBox="0 0 139 139" svg:d="M0 70c0-38 32-70 70-70s69 32 69 70-31 69-69 69-70-31-70-69z">
          <text:p/>
        </draw:path>
        <draw:path draw:style-name="gr8" draw:text-style-name="P4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6.753cm" svg:y="2.392cm" svg:viewBox="0 0 139 139" svg:d="M0 70c0-38 32-70 70-70s69 32 69 70-31 69-69 69-70-31-70-69z">
          <text:p/>
        </draw:path>
        <draw:path draw:style-name="gr9" draw:text-style-name="P2" draw:layer="layout" svg:width="0.138cm" svg:height="0.138cm" svg:x="6.753cm" svg:y="2.392cm" svg:viewBox="0 0 139 139" svg:d="M0 70c0-38 32-70 70-70s69 32 69 70-31 69-69 69-70-31-70-69z">
          <text:p/>
        </draw:path>
        <draw:path draw:style-name="gr8" draw:text-style-name="P4" draw:layer="layout" svg:width="0.138cm" svg:height="0.138cm" svg:x="6.976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6.976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7.105cm" svg:y="2.39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7.105cm" svg:y="2.392cm" svg:viewBox="0 0 139 139" svg:d="M0 70c0-38 31-70 69-70 39 0 70 32 70 70s-31 69-70 69c-38 0-69-31-69-69z">
          <text:p/>
        </draw:path>
        <draw:path draw:style-name="gr8" draw:text-style-name="P4" draw:layer="layout" svg:width="0.138cm" svg:height="0.138cm" svg:x="7.105cm" svg:y="2.39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7.105cm" svg:y="2.392cm" svg:viewBox="0 0 139 139" svg:d="M0 70c0-38 31-70 69-70 39 0 70 32 70 70s-31 69-70 69c-38 0-69-31-69-69z">
          <text:p/>
        </draw:path>
        <draw:path draw:style-name="gr8" draw:text-style-name="P4" draw:layer="layout" svg:width="0.138cm" svg:height="0.138cm" svg:x="6.924cm" svg:y="2.392cm" svg:viewBox="0 0 139 139" svg:d="M0 70c0-38 31-70 69-70s70 32 70 70-32 69-70 69-69-31-69-69z">
          <text:p/>
        </draw:path>
        <draw:path draw:style-name="gr9" draw:text-style-name="P2" draw:layer="layout" svg:width="0.138cm" svg:height="0.138cm" svg:x="6.924cm" svg:y="2.392cm" svg:viewBox="0 0 139 139" svg:d="M0 70c0-38 31-70 69-70s70 32 70 70-32 69-70 69-69-31-69-69z">
          <text:p/>
        </draw:path>
        <draw:path draw:style-name="gr8" draw:text-style-name="P4" draw:layer="layout" svg:width="0.138cm" svg:height="0.138cm" svg:x="7.105cm" svg:y="2.39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7.105cm" svg:y="2.392cm" svg:viewBox="0 0 139 139" svg:d="M0 70c0-38 31-70 69-70 39 0 70 32 70 70s-31 69-70 69c-38 0-69-31-69-69z">
          <text:p/>
        </draw:path>
        <draw:path draw:style-name="gr8" draw:text-style-name="P4" draw:layer="layout" svg:width="0.137cm" svg:height="0.138cm" svg:x="7.354cm" svg:y="2.392cm" svg:viewBox="0 0 138 139" svg:d="M0 70c0-38 31-70 68-70 38 0 70 32 70 70s-32 69-70 69c-37 0-68-31-68-69z">
          <text:p/>
        </draw:path>
        <draw:path draw:style-name="gr9" draw:text-style-name="P2" draw:layer="layout" svg:width="0.137cm" svg:height="0.138cm" svg:x="7.354cm" svg:y="2.392cm" svg:viewBox="0 0 138 139" svg:d="M0 70c0-38 31-70 68-70 38 0 70 32 70 70s-32 69-70 69c-37 0-68-31-68-69z">
          <text:p/>
        </draw:path>
        <draw:path draw:style-name="gr8" draw:text-style-name="P4" draw:layer="layout" svg:width="0.138cm" svg:height="0.138cm" svg:x="7.265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7.265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7.362cm" svg:y="2.39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7.362cm" svg:y="2.392cm" svg:viewBox="0 0 139 139" svg:d="M0 70c0-38 31-70 69-70 39 0 70 32 70 70s-31 69-70 69c-38 0-69-31-69-69z">
          <text:p/>
        </draw:path>
        <draw:line draw:style-name="gr5" draw:text-style-name="P2" draw:layer="layout" svg:x1="6.063cm" svg:y1="2.461cm" svg:x2="6.422cm" svg:y2="2.461cm">
          <text:p/>
        </draw:line>
        <draw:polyline draw:style-name="gr5" draw:text-style-name="P2" draw:layer="layout" svg:width="0cm" svg:height="0cm" svg:x="5.747cm" svg:y="2.461cm" svg:viewBox="0 0 0 0" draw:points="0,0">
          <text:p/>
        </draw:polyline>
        <draw:polygon draw:style-name="gr12" draw:text-style-name="P7" draw:layer="layout" svg:width="0.316cm" svg:height="0.243cm" svg:x="5.747cm" svg:y="2.339cm" svg:viewBox="0 0 317 244" draw:points="317,244 0,244 0,0 317,0">
          <text:p/>
        </draw:polygon>
        <draw:line draw:style-name="gr7" draw:text-style-name="P2" draw:layer="layout" svg:x1="5.747cm" svg:y1="2.582cm" svg:x2="5.747cm" svg:y2="2.339cm">
          <text:p/>
        </draw:line>
        <draw:polygon draw:style-name="gr13" draw:text-style-name="P2" draw:layer="layout" svg:width="3.524cm" svg:height="1.361cm" svg:x="5.587cm" svg:y="2.266cm" svg:viewBox="0 0 3525 1362" draw:points="0,1362 3525,1362 3525,0 0,0">
          <text:p/>
        </draw:polygon>
        <draw:polygon draw:style-name="gr1" draw:text-style-name="P1" draw:layer="layout" svg:width="3.524cm" svg:height="1.361cm" svg:x="5.587cm" svg:y="3.733cm" svg:viewBox="0 0 3525 1362" draw:points="0,1362 3525,1362 3525,0 0,0">
          <text:p/>
        </draw:polygon>
        <draw:line draw:style-name="gr3" draw:text-style-name="P2" draw:layer="layout" svg:x1="6.068cm" svg:y1="5.094cm" svg:x2="6.068cm" svg:y2="3.733cm">
          <text:p/>
        </draw:line>
        <draw:line draw:style-name="gr3" draw:text-style-name="P2" draw:layer="layout" svg:x1="6.708cm" svg:y1="5.094cm" svg:x2="6.708cm" svg:y2="3.733cm">
          <text:p/>
        </draw:line>
        <draw:line draw:style-name="gr3" draw:text-style-name="P2" draw:layer="layout" svg:x1="7.349cm" svg:y1="5.094cm" svg:x2="7.349cm" svg:y2="3.733cm">
          <text:p/>
        </draw:line>
        <draw:line draw:style-name="gr3" draw:text-style-name="P2" draw:layer="layout" svg:x1="7.99cm" svg:y1="5.094cm" svg:x2="7.99cm" svg:y2="3.733cm">
          <text:p/>
        </draw:line>
        <draw:line draw:style-name="gr3" draw:text-style-name="P2" draw:layer="layout" svg:x1="8.631cm" svg:y1="5.094cm" svg:x2="8.631cm" svg:y2="3.733cm">
          <text:p/>
        </draw:line>
        <draw:line draw:style-name="gr4" draw:text-style-name="P2" draw:layer="layout" svg:x1="5.587cm" svg:y1="4.899cm" svg:x2="9.112cm" svg:y2="4.899cm">
          <text:p/>
        </draw:line>
        <draw:line draw:style-name="gr4" draw:text-style-name="P2" draw:layer="layout" svg:x1="5.587cm" svg:y1="4.575cm" svg:x2="9.112cm" svg:y2="4.575cm">
          <text:p/>
        </draw:line>
        <draw:line draw:style-name="gr4" draw:text-style-name="P2" draw:layer="layout" svg:x1="5.587cm" svg:y1="4.251cm" svg:x2="9.112cm" svg:y2="4.251cm">
          <text:p/>
        </draw:line>
        <draw:line draw:style-name="gr4" draw:text-style-name="P2" draw:layer="layout" svg:x1="5.587cm" svg:y1="3.927cm" svg:x2="9.112cm" svg:y2="3.927cm">
          <text:p/>
        </draw:line>
        <draw:line draw:style-name="gr4" draw:text-style-name="P2" draw:layer="layout" svg:x1="5.747cm" svg:y1="5.094cm" svg:x2="5.747cm" svg:y2="3.733cm">
          <text:p/>
        </draw:line>
        <draw:line draw:style-name="gr4" draw:text-style-name="P2" draw:layer="layout" svg:x1="6.388cm" svg:y1="5.094cm" svg:x2="6.388cm" svg:y2="3.733cm">
          <text:p/>
        </draw:line>
        <draw:line draw:style-name="gr4" draw:text-style-name="P2" draw:layer="layout" svg:x1="7.029cm" svg:y1="5.094cm" svg:x2="7.029cm" svg:y2="3.733cm">
          <text:p/>
        </draw:line>
        <draw:line draw:style-name="gr4" draw:text-style-name="P2" draw:layer="layout" svg:x1="7.67cm" svg:y1="5.094cm" svg:x2="7.67cm" svg:y2="3.733cm">
          <text:p/>
        </draw:line>
        <draw:line draw:style-name="gr4" draw:text-style-name="P2" draw:layer="layout" svg:x1="8.311cm" svg:y1="5.094cm" svg:x2="8.311cm" svg:y2="3.733cm">
          <text:p/>
        </draw:line>
        <draw:line draw:style-name="gr4" draw:text-style-name="P2" draw:layer="layout" svg:x1="8.952cm" svg:y1="5.094cm" svg:x2="8.952cm" svg:y2="3.733cm">
          <text:p/>
        </draw:line>
        <draw:line draw:style-name="gr5" draw:text-style-name="P2" draw:layer="layout" svg:x1="8.265cm" svg:y1="4.899cm" svg:x2="8.952cm" svg:y2="4.899cm">
          <text:p/>
        </draw:line>
        <draw:polyline draw:style-name="gr5" draw:text-style-name="P2" draw:layer="layout" svg:width="0cm" svg:height="0cm" svg:x="5.747cm" svg:y="4.899cm" svg:viewBox="0 0 0 0" draw:points="0,0">
          <text:p/>
        </draw:polyline>
        <draw:polygon draw:style-name="gr6" draw:text-style-name="P3" draw:layer="layout" svg:width="2.518cm" svg:height="0.243cm" svg:x="5.747cm" svg:y="4.778cm" svg:viewBox="0 0 2519 244" draw:points="2519,244 0,244 0,0 2519,0">
          <text:p/>
        </draw:polygon>
        <draw:line draw:style-name="gr7" draw:text-style-name="P2" draw:layer="layout" svg:x1="5.828cm" svg:y1="5.021cm" svg:x2="5.828cm" svg:y2="4.778cm">
          <text:p/>
        </draw:line>
        <draw:line draw:style-name="gr5" draw:text-style-name="P2" draw:layer="layout" svg:x1="8.18cm" svg:y1="4.575cm" svg:x2="8.952cm" svg:y2="4.575cm">
          <text:p/>
        </draw:line>
        <draw:polyline draw:style-name="gr5" draw:text-style-name="P2" draw:layer="layout" svg:width="0cm" svg:height="0cm" svg:x="5.747cm" svg:y="4.575cm" svg:viewBox="0 0 0 0" draw:points="0,0">
          <text:p/>
        </draw:polyline>
        <draw:polygon draw:style-name="gr10" draw:text-style-name="P5" draw:layer="layout" svg:width="2.433cm" svg:height="0.243cm" svg:x="5.747cm" svg:y="4.454cm" svg:viewBox="0 0 2434 244" draw:points="2434,244 0,244 0,0 2434,0">
          <text:p/>
        </draw:polygon>
        <draw:line draw:style-name="gr7" draw:text-style-name="P2" draw:layer="layout" svg:x1="5.854cm" svg:y1="4.697cm" svg:x2="5.854cm" svg:y2="4.454cm">
          <text:p/>
        </draw:line>
        <draw:line draw:style-name="gr5" draw:text-style-name="P2" draw:layer="layout" svg:x1="8.282cm" svg:y1="4.251cm" svg:x2="8.952cm" svg:y2="4.251cm">
          <text:p/>
        </draw:line>
        <draw:polyline draw:style-name="gr5" draw:text-style-name="P2" draw:layer="layout" svg:width="0cm" svg:height="0cm" svg:x="5.747cm" svg:y="4.251cm" svg:viewBox="0 0 0 0" draw:points="0,0">
          <text:p/>
        </draw:polyline>
        <draw:polygon draw:style-name="gr11" draw:text-style-name="P6" draw:layer="layout" svg:width="2.535cm" svg:height="0.244cm" svg:x="5.747cm" svg:y="4.129cm" svg:viewBox="0 0 2536 245" draw:points="2536,245 0,245 0,0 2536,0">
          <text:p/>
        </draw:polygon>
        <draw:line draw:style-name="gr7" draw:text-style-name="P2" draw:layer="layout" svg:x1="5.858cm" svg:y1="4.373cm" svg:x2="5.858cm" svg:y2="4.129cm">
          <text:p/>
        </draw:line>
        <draw:line draw:style-name="gr5" draw:text-style-name="P2" draw:layer="layout" svg:x1="8.243cm" svg:y1="3.927cm" svg:x2="8.952cm" svg:y2="3.927cm">
          <text:p/>
        </draw:line>
        <draw:polyline draw:style-name="gr5" draw:text-style-name="P2" draw:layer="layout" svg:width="0cm" svg:height="0cm" svg:x="5.747cm" svg:y="3.927cm" svg:viewBox="0 0 0 0" draw:points="0,0">
          <text:p/>
        </draw:polyline>
        <draw:polygon draw:style-name="gr12" draw:text-style-name="P7" draw:layer="layout" svg:width="2.496cm" svg:height="0.243cm" svg:x="5.747cm" svg:y="3.806cm" svg:viewBox="0 0 2497 244" draw:points="2497,244 0,244 0,0 2497,0">
          <text:p/>
        </draw:polygon>
        <draw:line draw:style-name="gr7" draw:text-style-name="P2" draw:layer="layout" svg:x1="5.85cm" svg:y1="4.049cm" svg:x2="5.85cm" svg:y2="3.806cm">
          <text:p/>
        </draw:line>
        <draw:polygon draw:style-name="gr13" draw:text-style-name="P2" draw:layer="layout" svg:width="3.524cm" svg:height="1.361cm" svg:x="5.587cm" svg:y="3.733cm" svg:viewBox="0 0 3525 1362" draw:points="0,1362 3525,1362 3525,0 0,0">
          <text:p/>
        </draw:polygon>
        <draw:polygon draw:style-name="gr1" draw:text-style-name="P1" draw:layer="layout" svg:width="3.524cm" svg:height="1.361cm" svg:x="5.587cm" svg:y="5.199cm" svg:viewBox="0 0 3525 1362" draw:points="0,1362 3525,1362 3525,0 0,0">
          <text:p/>
        </draw:polygon>
        <draw:line draw:style-name="gr3" draw:text-style-name="P2" draw:layer="layout" svg:x1="6.068cm" svg:y1="6.56cm" svg:x2="6.068cm" svg:y2="5.199cm">
          <text:p/>
        </draw:line>
        <draw:line draw:style-name="gr3" draw:text-style-name="P2" draw:layer="layout" svg:x1="6.708cm" svg:y1="6.56cm" svg:x2="6.708cm" svg:y2="5.199cm">
          <text:p/>
        </draw:line>
        <draw:line draw:style-name="gr3" draw:text-style-name="P2" draw:layer="layout" svg:x1="7.349cm" svg:y1="6.56cm" svg:x2="7.349cm" svg:y2="5.199cm">
          <text:p/>
        </draw:line>
        <draw:line draw:style-name="gr3" draw:text-style-name="P2" draw:layer="layout" svg:x1="7.99cm" svg:y1="6.56cm" svg:x2="7.99cm" svg:y2="5.199cm">
          <text:p/>
        </draw:line>
        <draw:line draw:style-name="gr3" draw:text-style-name="P2" draw:layer="layout" svg:x1="8.631cm" svg:y1="6.56cm" svg:x2="8.631cm" svg:y2="5.199cm">
          <text:p/>
        </draw:line>
        <draw:line draw:style-name="gr4" draw:text-style-name="P2" draw:layer="layout" svg:x1="5.587cm" svg:y1="6.365cm" svg:x2="9.112cm" svg:y2="6.365cm">
          <text:p/>
        </draw:line>
        <draw:line draw:style-name="gr4" draw:text-style-name="P2" draw:layer="layout" svg:x1="5.587cm" svg:y1="6.042cm" svg:x2="9.112cm" svg:y2="6.042cm">
          <text:p/>
        </draw:line>
        <draw:line draw:style-name="gr4" draw:text-style-name="P2" draw:layer="layout" svg:x1="5.587cm" svg:y1="5.717cm" svg:x2="9.112cm" svg:y2="5.717cm">
          <text:p/>
        </draw:line>
        <draw:line draw:style-name="gr4" draw:text-style-name="P2" draw:layer="layout" svg:x1="5.587cm" svg:y1="5.393cm" svg:x2="9.112cm" svg:y2="5.393cm">
          <text:p/>
        </draw:line>
        <draw:line draw:style-name="gr4" draw:text-style-name="P2" draw:layer="layout" svg:x1="5.747cm" svg:y1="6.56cm" svg:x2="5.747cm" svg:y2="5.199cm">
          <text:p/>
        </draw:line>
        <draw:line draw:style-name="gr4" draw:text-style-name="P2" draw:layer="layout" svg:x1="6.388cm" svg:y1="6.56cm" svg:x2="6.388cm" svg:y2="5.199cm">
          <text:p/>
        </draw:line>
        <draw:line draw:style-name="gr4" draw:text-style-name="P2" draw:layer="layout" svg:x1="7.029cm" svg:y1="6.56cm" svg:x2="7.029cm" svg:y2="5.199cm">
          <text:p/>
        </draw:line>
        <draw:line draw:style-name="gr4" draw:text-style-name="P2" draw:layer="layout" svg:x1="7.67cm" svg:y1="6.56cm" svg:x2="7.67cm" svg:y2="5.199cm">
          <text:p/>
        </draw:line>
        <draw:line draw:style-name="gr4" draw:text-style-name="P2" draw:layer="layout" svg:x1="8.311cm" svg:y1="6.56cm" svg:x2="8.311cm" svg:y2="5.199cm">
          <text:p/>
        </draw:line>
        <draw:line draw:style-name="gr4" draw:text-style-name="P2" draw:layer="layout" svg:x1="8.952cm" svg:y1="6.56cm" svg:x2="8.952cm" svg:y2="5.199cm">
          <text:p/>
        </draw:line>
        <draw:line draw:style-name="gr5" draw:text-style-name="P2" draw:layer="layout" svg:x1="8.378cm" svg:y1="6.365cm" svg:x2="8.952cm" svg:y2="6.365cm">
          <text:p/>
        </draw:line>
        <draw:polyline draw:style-name="gr5" draw:text-style-name="P2" draw:layer="layout" svg:width="0cm" svg:height="0cm" svg:x="5.747cm" svg:y="6.365cm" svg:viewBox="0 0 0 0" draw:points="0,0">
          <text:p/>
        </draw:polyline>
        <draw:polygon draw:style-name="gr6" draw:text-style-name="P3" draw:layer="layout" svg:width="2.631cm" svg:height="0.243cm" svg:x="5.747cm" svg:y="6.244cm" svg:viewBox="0 0 2632 244" draw:points="2632,244 0,244 0,0 2632,0">
          <text:p/>
        </draw:polygon>
        <draw:line draw:style-name="gr7" draw:text-style-name="P2" draw:layer="layout" svg:x1="5.806cm" svg:y1="6.487cm" svg:x2="5.806cm" svg:y2="6.244cm">
          <text:p/>
        </draw:line>
        <draw:line draw:style-name="gr5" draw:text-style-name="P2" draw:layer="layout" svg:x1="8.225cm" svg:y1="6.042cm" svg:x2="8.952cm" svg:y2="6.042cm">
          <text:p/>
        </draw:line>
        <draw:polyline draw:style-name="gr5" draw:text-style-name="P2" draw:layer="layout" svg:width="0cm" svg:height="0cm" svg:x="5.747cm" svg:y="6.042cm" svg:viewBox="0 0 0 0" draw:points="0,0">
          <text:p/>
        </draw:polyline>
        <draw:polygon draw:style-name="gr10" draw:text-style-name="P5" draw:layer="layout" svg:width="2.478cm" svg:height="0.243cm" svg:x="5.747cm" svg:y="5.92cm" svg:viewBox="0 0 2479 244" draw:points="2479,244 0,244 0,0 2479,0">
          <text:p/>
        </draw:polygon>
        <draw:line draw:style-name="gr7" draw:text-style-name="P2" draw:layer="layout" svg:x1="5.798cm" svg:y1="6.163cm" svg:x2="5.798cm" svg:y2="5.92cm">
          <text:p/>
        </draw:line>
        <draw:line draw:style-name="gr5" draw:text-style-name="P2" draw:layer="layout" svg:x1="8.261cm" svg:y1="5.717cm" svg:x2="8.952cm" svg:y2="5.717cm">
          <text:p/>
        </draw:line>
        <draw:polyline draw:style-name="gr5" draw:text-style-name="P2" draw:layer="layout" svg:width="0cm" svg:height="0cm" svg:x="5.747cm" svg:y="5.717cm" svg:viewBox="0 0 0 0" draw:points="0,0">
          <text:p/>
        </draw:polyline>
        <draw:polygon draw:style-name="gr11" draw:text-style-name="P6" draw:layer="layout" svg:width="2.514cm" svg:height="0.243cm" svg:x="5.747cm" svg:y="5.596cm" svg:viewBox="0 0 2515 244" draw:points="2515,244 0,244 0,0 2515,0">
          <text:p/>
        </draw:polygon>
        <draw:line draw:style-name="gr7" draw:text-style-name="P2" draw:layer="layout" svg:x1="5.839cm" svg:y1="5.839cm" svg:x2="5.839cm" svg:y2="5.596cm">
          <text:p/>
        </draw:line>
        <draw:line draw:style-name="gr5" draw:text-style-name="P2" draw:layer="layout" svg:x1="8.177cm" svg:y1="5.393cm" svg:x2="8.952cm" svg:y2="5.393cm">
          <text:p/>
        </draw:line>
        <draw:polyline draw:style-name="gr5" draw:text-style-name="P2" draw:layer="layout" svg:width="0cm" svg:height="0cm" svg:x="5.747cm" svg:y="5.393cm" svg:viewBox="0 0 0 0" draw:points="0,0">
          <text:p/>
        </draw:polyline>
        <draw:polygon draw:style-name="gr12" draw:text-style-name="P7" draw:layer="layout" svg:width="2.43cm" svg:height="0.243cm" svg:x="5.747cm" svg:y="5.272cm" svg:viewBox="0 0 2431 244" draw:points="2431,244 0,244 0,0 2431,0">
          <text:p/>
        </draw:polygon>
        <draw:line draw:style-name="gr7" draw:text-style-name="P2" draw:layer="layout" svg:x1="5.839cm" svg:y1="5.515cm" svg:x2="5.839cm" svg:y2="5.272cm">
          <text:p/>
        </draw:line>
        <draw:polygon draw:style-name="gr13" draw:text-style-name="P2" draw:layer="layout" svg:width="3.524cm" svg:height="1.361cm" svg:x="5.587cm" svg:y="5.199cm" svg:viewBox="0 0 3525 1362" draw:points="0,1362 3525,1362 3525,0 0,0">
          <text:p/>
        </draw:polygon>
        <draw:polygon draw:style-name="gr1" draw:text-style-name="P1" draw:layer="layout" svg:width="3.525cm" svg:height="1.361cm" svg:x="9.217cm" svg:y="0.8cm" svg:viewBox="0 0 3526 1362" draw:points="0,1362 3526,1362 3526,0 0,0">
          <text:p/>
        </draw:polygon>
        <draw:line draw:style-name="gr3" draw:text-style-name="P2" draw:layer="layout" svg:x1="9.698cm" svg:y1="2.161cm" svg:x2="9.698cm" svg:y2="0.8cm">
          <text:p/>
        </draw:line>
        <draw:line draw:style-name="gr3" draw:text-style-name="P2" draw:layer="layout" svg:x1="10.339cm" svg:y1="2.161cm" svg:x2="10.339cm" svg:y2="0.8cm">
          <text:p/>
        </draw:line>
        <draw:line draw:style-name="gr3" draw:text-style-name="P2" draw:layer="layout" svg:x1="10.979cm" svg:y1="2.161cm" svg:x2="10.979cm" svg:y2="0.8cm">
          <text:p/>
        </draw:line>
        <draw:line draw:style-name="gr3" draw:text-style-name="P2" draw:layer="layout" svg:x1="11.62cm" svg:y1="2.161cm" svg:x2="11.62cm" svg:y2="0.8cm">
          <text:p/>
        </draw:line>
        <draw:line draw:style-name="gr3" draw:text-style-name="P2" draw:layer="layout" svg:x1="12.261cm" svg:y1="2.161cm" svg:x2="12.261cm" svg:y2="0.8cm">
          <text:p/>
        </draw:line>
        <draw:line draw:style-name="gr4" draw:text-style-name="P2" draw:layer="layout" svg:x1="9.217cm" svg:y1="1.967cm" svg:x2="12.742cm" svg:y2="1.967cm">
          <text:p/>
        </draw:line>
        <draw:line draw:style-name="gr4" draw:text-style-name="P2" draw:layer="layout" svg:x1="9.217cm" svg:y1="1.642cm" svg:x2="12.742cm" svg:y2="1.642cm">
          <text:p/>
        </draw:line>
        <draw:line draw:style-name="gr4" draw:text-style-name="P2" draw:layer="layout" svg:x1="9.217cm" svg:y1="1.318cm" svg:x2="12.742cm" svg:y2="1.318cm">
          <text:p/>
        </draw:line>
        <draw:line draw:style-name="gr4" draw:text-style-name="P2" draw:layer="layout" svg:x1="9.217cm" svg:y1="0.994cm" svg:x2="12.742cm" svg:y2="0.994cm">
          <text:p/>
        </draw:line>
        <draw:line draw:style-name="gr4" draw:text-style-name="P2" draw:layer="layout" svg:x1="9.377cm" svg:y1="2.161cm" svg:x2="9.377cm" svg:y2="0.8cm">
          <text:p/>
        </draw:line>
        <draw:line draw:style-name="gr4" draw:text-style-name="P2" draw:layer="layout" svg:x1="10.018cm" svg:y1="2.161cm" svg:x2="10.018cm" svg:y2="0.8cm">
          <text:p/>
        </draw:line>
        <draw:line draw:style-name="gr4" draw:text-style-name="P2" draw:layer="layout" svg:x1="10.659cm" svg:y1="2.161cm" svg:x2="10.659cm" svg:y2="0.8cm">
          <text:p/>
        </draw:line>
        <draw:line draw:style-name="gr4" draw:text-style-name="P2" draw:layer="layout" svg:x1="11.3cm" svg:y1="2.161cm" svg:x2="11.3cm" svg:y2="0.8cm">
          <text:p/>
        </draw:line>
        <draw:line draw:style-name="gr4" draw:text-style-name="P2" draw:layer="layout" svg:x1="11.941cm" svg:y1="2.161cm" svg:x2="11.941cm" svg:y2="0.8cm">
          <text:p/>
        </draw:line>
        <draw:line draw:style-name="gr4" draw:text-style-name="P2" draw:layer="layout" svg:x1="12.582cm" svg:y1="2.161cm" svg:x2="12.582cm" svg:y2="0.8cm">
          <text:p/>
        </draw:line>
        <draw:path draw:style-name="gr8" draw:text-style-name="P4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8" draw:text-style-name="P4" draw:layer="layout" svg:width="0.137cm" svg:height="0.138cm" svg:x="9.561cm" svg:y="1.897cm" svg:viewBox="0 0 138 139" svg:d="M0 70c0-39 31-70 69-70 39 0 69 31 69 70 0 38-30 69-69 69-38 0-69-31-69-69z">
          <text:p/>
        </draw:path>
        <draw:path draw:style-name="gr9" draw:text-style-name="P2" draw:layer="layout" svg:width="0.137cm" svg:height="0.138cm" svg:x="9.561cm" svg:y="1.897cm" svg:viewBox="0 0 138 139" svg:d="M0 70c0-39 31-70 69-70 39 0 69 31 69 70 0 38-30 69-69 69-38 0-69-31-69-69z">
          <text:p/>
        </draw:path>
        <draw:path draw:style-name="gr8" draw:text-style-name="P4" draw:layer="layout" svg:width="0.138cm" svg:height="0.138cm" svg:x="11.289cm" svg:y="1.897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289cm" svg:y="1.897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0.031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0.031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0.911cm" svg:y="1.897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1.897cm" svg:viewBox="0 0 139 139" svg:d="M0 70c0-39 31-70 68-70 38 0 71 31 71 70 0 38-33 69-71 69-37 0-68-31-68-69z">
          <text:p/>
        </draw:path>
        <draw:path draw:style-name="gr8" draw:text-style-name="P4" draw:layer="layout" svg:width="0.138cm" svg:height="0.138cm" svg:x="11.231cm" svg:y="1.897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231cm" svg:y="1.897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9.766cm" svg:y="1.897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9.766cm" svg:y="1.897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0.43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0.43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001cm" svg:y="1.897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001cm" svg:y="1.897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0.911cm" svg:y="1.897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1.897cm" svg:viewBox="0 0 139 139" svg:d="M0 70c0-39 31-70 68-70 38 0 71 31 71 70 0 38-33 69-71 69-37 0-68-31-68-69z">
          <text:p/>
        </draw:path>
        <draw:path draw:style-name="gr8" draw:text-style-name="P4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1.897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0.911cm" svg:y="1.897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1.897cm" svg:viewBox="0 0 139 139" svg:d="M0 70c0-39 31-70 68-70 38 0 71 31 71 70 0 38-33 69-71 69-37 0-68-31-68-69z">
          <text:p/>
        </draw:path>
        <draw:path draw:style-name="gr8" draw:text-style-name="P4" draw:layer="layout" svg:width="0.137cm" svg:height="0.138cm" svg:x="10.021cm" svg:y="1.897cm" svg:viewBox="0 0 138 139" svg:d="M0 70c0-39 31-70 69-70s69 31 69 70c0 38-31 69-69 69s-69-31-69-69z">
          <text:p/>
        </draw:path>
        <draw:path draw:style-name="gr9" draw:text-style-name="P2" draw:layer="layout" svg:width="0.137cm" svg:height="0.138cm" svg:x="10.021cm" svg:y="1.897cm" svg:viewBox="0 0 138 139" svg:d="M0 70c0-39 31-70 69-70s69 31 69 70c0 38-31 69-69 69s-69-31-69-69z">
          <text:p/>
        </draw:path>
        <draw:path draw:style-name="gr8" draw:text-style-name="P4" draw:layer="layout" svg:width="0.138cm" svg:height="0.138cm" svg:x="11.248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248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0.682cm" svg:y="1.897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0.682cm" svg:y="1.897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0.911cm" svg:y="1.897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1.897cm" svg:viewBox="0 0 139 139" svg:d="M0 70c0-39 31-70 68-70 38 0 71 31 71 70 0 38-33 69-71 69-37 0-68-31-68-69z">
          <text:p/>
        </draw:path>
        <draw:polyline draw:style-name="gr5" draw:text-style-name="P2" draw:layer="layout" svg:width="0cm" svg:height="0cm" svg:x="12.582cm" svg:y="1.967cm" svg:viewBox="0 0 0 0" draw:points="0,0">
          <text:p/>
        </draw:polyline>
        <draw:line draw:style-name="gr5" draw:text-style-name="P2" draw:layer="layout" svg:x1="12.159cm" svg:y1="1.967cm" svg:x2="11.62cm" svg:y2="1.967cm">
          <text:p/>
        </draw:line>
        <draw:polygon draw:style-name="gr6" draw:text-style-name="P3" draw:layer="layout" svg:width="0.423cm" svg:height="0.243cm" svg:x="12.159cm" svg:y="1.845cm" svg:viewBox="0 0 424 244" draw:points="424,244 0,244 0,0 424,0">
          <text:p/>
        </draw:polygon>
        <draw:line draw:style-name="gr7" draw:text-style-name="P2" draw:layer="layout" svg:x1="12.582cm" svg:y1="2.088cm" svg:x2="12.582cm" svg:y2="1.845cm">
          <text:p/>
        </draw:line>
        <draw:polyline draw:style-name="gr5" draw:text-style-name="P2" draw:layer="layout" svg:width="0cm" svg:height="0cm" svg:x="12.582cm" svg:y="1.642cm" svg:viewBox="0 0 0 0" draw:points="0,0">
          <text:p/>
        </draw:polyline>
        <draw:line draw:style-name="gr5" draw:text-style-name="P2" draw:layer="layout" svg:x1="10.684cm" svg:y1="1.642cm" svg:x2="9.468cm" svg:y2="1.642cm">
          <text:p/>
        </draw:line>
        <draw:polygon draw:style-name="gr10" draw:text-style-name="P5" draw:layer="layout" svg:width="1.898cm" svg:height="0.243cm" svg:x="10.684cm" svg:y="1.521cm" svg:viewBox="0 0 1899 244" draw:points="1899,244 0,244 0,0 1899,0">
          <text:p/>
        </draw:polygon>
        <draw:line draw:style-name="gr7" draw:text-style-name="P2" draw:layer="layout" svg:x1="11.781cm" svg:y1="1.764cm" svg:x2="11.781cm" svg:y2="1.521cm">
          <text:p/>
        </draw:line>
        <draw:path draw:style-name="gr8" draw:text-style-name="P4" draw:layer="layout" svg:width="0.138cm" svg:height="0.138cm" svg:x="12.475cm" svg:y="1.24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5cm" svg:y="1.24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29cm" svg:y="1.24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429cm" svg:y="1.24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225cm" svg:y="1.24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225cm" svg:y="1.24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195cm" svg:y="1.24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195cm" svg:y="1.24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2cm" svg:y="1.24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2.42cm" svg:y="1.24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112cm" svg:y="1.249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112cm" svg:y="1.249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02cm" svg:y="1.249cm" svg:viewBox="0 0 139 139" svg:d="M0 70c0-39 31-70 68-70 40 0 71 31 71 70 0 38-31 69-71 69-37 0-68-31-68-69z">
          <text:p/>
        </draw:path>
        <draw:path draw:style-name="gr9" draw:text-style-name="P2" draw:layer="layout" svg:width="0.138cm" svg:height="0.138cm" svg:x="12.02cm" svg:y="1.249cm" svg:viewBox="0 0 139 139" svg:d="M0 70c0-39 31-70 68-70 40 0 71 31 71 70 0 38-31 69-71 69-37 0-68-31-68-69z">
          <text:p/>
        </draw:path>
        <draw:path draw:style-name="gr8" draw:text-style-name="P4" draw:layer="layout" svg:width="0.138cm" svg:height="0.138cm" svg:x="12.112cm" svg:y="1.249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112cm" svg:y="1.249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1.111cm" svg:y="1.24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111cm" svg:y="1.24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6cm" svg:y="1.24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1.24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231cm" svg:y="1.24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231cm" svg:y="1.24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49cm" svg:y="1.249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2.49cm" svg:y="1.249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1.103cm" svg:y="1.24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103cm" svg:y="1.24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2cm" svg:y="1.24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2cm" svg:y="1.24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872cm" svg:y="1.24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1.24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469cm" svg:y="1.249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2.469cm" svg:y="1.249cm" svg:viewBox="0 0 139 139" svg:d="M0 70c0-39 32-70 71-70 37 0 68 31 68 70 0 38-31 69-68 69-39 0-71-31-71-69z">
          <text:p/>
        </draw:path>
        <draw:path draw:style-name="gr8" draw:text-style-name="P4" draw:layer="layout" svg:width="0.138cm" svg:height="0.138cm" svg:x="11.034cm" svg:y="1.24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034cm" svg:y="1.24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0.911cm" svg:y="1.249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1.249cm" svg:viewBox="0 0 139 139" svg:d="M0 70c0-39 31-70 68-70 38 0 71 31 71 70 0 38-33 69-71 69-37 0-68-31-68-69z">
          <text:p/>
        </draw:path>
        <draw:path draw:style-name="gr8" draw:text-style-name="P4" draw:layer="layout" svg:width="0.138cm" svg:height="0.138cm" svg:x="10.27cm" svg:y="1.24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0.27cm" svg:y="1.249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1.979cm" svg:y="1.249cm" svg:viewBox="0 0 138 139" svg:d="M0 70c0-39 31-70 70-70 38 0 68 31 68 70 0 38-30 69-68 69-39 0-70-31-70-69z">
          <text:p/>
        </draw:path>
        <draw:path draw:style-name="gr9" draw:text-style-name="P2" draw:layer="layout" svg:width="0.137cm" svg:height="0.138cm" svg:x="11.979cm" svg:y="1.249cm" svg:viewBox="0 0 138 139" svg:d="M0 70c0-39 31-70 70-70 38 0 68 31 68 70 0 38-30 69-68 69-39 0-70-31-70-69z">
          <text:p/>
        </draw:path>
        <draw:path draw:style-name="gr8" draw:text-style-name="P4" draw:layer="layout" svg:width="0.138cm" svg:height="0.138cm" svg:x="12.44cm" svg:y="1.24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44cm" svg:y="1.24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231cm" svg:y="1.24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231cm" svg:y="1.24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055cm" svg:y="1.24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055cm" svg:y="1.24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712cm" svg:y="1.249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712cm" svg:y="1.249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1.712cm" svg:y="1.249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712cm" svg:y="1.249cm" svg:viewBox="0 0 139 139" svg:d="M0 70c0-39 32-70 70-70s69 31 69 70c0 38-31 69-69 69s-70-31-70-69z">
          <text:p/>
        </draw:path>
        <draw:polyline draw:style-name="gr5" draw:text-style-name="P2" draw:layer="layout" svg:width="0cm" svg:height="0cm" svg:x="12.582cm" svg:y="1.318cm" svg:viewBox="0 0 0 0" draw:points="0,0">
          <text:p/>
        </draw:polyline>
        <draw:polyline draw:style-name="gr5" draw:text-style-name="P2" draw:layer="layout" svg:width="0cm" svg:height="0cm" svg:x="12.582cm" svg:y="1.318cm" svg:viewBox="0 0 0 0" draw:points="0,0">
          <text:p/>
        </draw:polyline>
        <draw:polygon draw:style-name="gr11" draw:text-style-name="P6" draw:layer="layout" svg:width="0cm" svg:height="0.242cm" svg:x="12.582cm" svg:y="1.197cm" svg:viewBox="0 0 0 243" draw:points="0,243 0,0">
          <text:p/>
        </draw:polygon>
        <draw:line draw:style-name="gr7" draw:text-style-name="P2" draw:layer="layout" svg:x1="12.582cm" svg:y1="1.44cm" svg:x2="12.582cm" svg:y2="1.197cm">
          <text:p/>
        </draw:line>
        <draw:path draw:style-name="gr8" draw:text-style-name="P4" draw:layer="layout" svg:width="0.138cm" svg:height="0.138cm" svg:x="12.474cm" svg:y="0.925cm" svg:viewBox="0 0 139 139" svg:d="M0 69c0-38 31-69 71-69 37 0 68 31 68 69 0 39-31 70-68 70-40 0-71-31-71-70z">
          <text:p/>
        </draw:path>
        <draw:path draw:style-name="gr9" draw:text-style-name="P2" draw:layer="layout" svg:width="0.138cm" svg:height="0.138cm" svg:x="12.474cm" svg:y="0.925cm" svg:viewBox="0 0 139 139" svg:d="M0 69c0-38 31-69 71-69 37 0 68 31 68 69 0 39-31 70-68 70-40 0-71-31-71-70z">
          <text:p/>
        </draw:path>
        <draw:path draw:style-name="gr8" draw:text-style-name="P4" draw:layer="layout" svg:width="0.138cm" svg:height="0.138cm" svg:x="12.153cm" svg:y="0.925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2.153cm" svg:y="0.925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2.322cm" svg:y="0.925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322cm" svg:y="0.925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364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364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1.445cm" svg:y="0.925cm" svg:viewBox="0 0 139 139" svg:d="M0 69c0-38 31-69 68-69 39 0 71 31 71 69 0 39-32 70-71 70-37 0-68-31-68-70z">
          <text:p/>
        </draw:path>
        <draw:path draw:style-name="gr9" draw:text-style-name="P2" draw:layer="layout" svg:width="0.138cm" svg:height="0.138cm" svg:x="11.445cm" svg:y="0.925cm" svg:viewBox="0 0 139 139" svg:d="M0 69c0-38 31-69 68-69 39 0 71 31 71 69 0 39-32 70-71 70-37 0-68-31-68-70z">
          <text:p/>
        </draw:path>
        <draw:path draw:style-name="gr8" draw:text-style-name="P4" draw:layer="layout" svg:width="0.138cm" svg:height="0.138cm" svg:x="12.112cm" svg:y="0.925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2.112cm" svg:y="0.925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2.504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504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87cm" svg:y="0.925cm" svg:viewBox="0 0 139 139" svg:d="M0 69c0-38 32-69 71-69 37 0 68 31 68 69 0 39-31 70-68 70-39 0-71-31-71-70z">
          <text:p/>
        </draw:path>
        <draw:path draw:style-name="gr9" draw:text-style-name="P2" draw:layer="layout" svg:width="0.138cm" svg:height="0.138cm" svg:x="12.487cm" svg:y="0.925cm" svg:viewBox="0 0 139 139" svg:d="M0 69c0-38 32-69 71-69 37 0 68 31 68 69 0 39-31 70-68 70-39 0-71-31-71-70z">
          <text:p/>
        </draw:path>
        <draw:path draw:style-name="gr8" draw:text-style-name="P4" draw:layer="layout" svg:width="0.137cm" svg:height="0.138cm" svg:x="12.483cm" svg:y="0.925cm" svg:viewBox="0 0 138 139" svg:d="M0 69c0-38 31-69 69-69s69 31 69 69c0 39-31 70-69 70s-69-31-69-70z">
          <text:p/>
        </draw:path>
        <draw:path draw:style-name="gr9" draw:text-style-name="P2" draw:layer="layout" svg:width="0.137cm" svg:height="0.138cm" svg:x="12.483cm" svg:y="0.925cm" svg:viewBox="0 0 138 139" svg:d="M0 69c0-38 31-69 69-69s69 31 69 69c0 39-31 70-69 70s-69-31-69-70z">
          <text:p/>
        </draw:path>
        <draw:path draw:style-name="gr8" draw:text-style-name="P4" draw:layer="layout" svg:width="0.138cm" svg:height="0.138cm" svg:x="12.504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504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1.872cm" svg:y="0.925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1.872cm" svg:y="0.925cm" svg:viewBox="0 0 139 139" svg:d="M0 69c0-38 31-69 69-69s70 31 70 69c0 39-32 70-70 70s-69-31-69-70z">
          <text:p/>
        </draw:path>
        <draw:path draw:style-name="gr8" draw:text-style-name="P4" draw:layer="layout" svg:width="0.137cm" svg:height="0.138cm" svg:x="12.465cm" svg:y="0.925cm" svg:viewBox="0 0 138 139" svg:d="M0 69c0-38 31-69 69-69s69 31 69 69c0 39-31 70-69 70s-69-31-69-70z">
          <text:p/>
        </draw:path>
        <draw:path draw:style-name="gr9" draw:text-style-name="P2" draw:layer="layout" svg:width="0.137cm" svg:height="0.138cm" svg:x="12.465cm" svg:y="0.925cm" svg:viewBox="0 0 138 139" svg:d="M0 69c0-38 31-69 69-69s69 31 69 69c0 39-31 70-69 70s-69-31-69-70z">
          <text:p/>
        </draw:path>
        <draw:path draw:style-name="gr8" draw:text-style-name="P4" draw:layer="layout" svg:width="0.138cm" svg:height="0.138cm" svg:x="11.445cm" svg:y="0.925cm" svg:viewBox="0 0 139 139" svg:d="M0 69c0-38 31-69 68-69 39 0 71 31 71 69 0 39-32 70-71 70-37 0-68-31-68-70z">
          <text:p/>
        </draw:path>
        <draw:path draw:style-name="gr9" draw:text-style-name="P2" draw:layer="layout" svg:width="0.138cm" svg:height="0.138cm" svg:x="11.445cm" svg:y="0.925cm" svg:viewBox="0 0 139 139" svg:d="M0 69c0-38 31-69 68-69 39 0 71 31 71 69 0 39-32 70-71 70-37 0-68-31-68-70z">
          <text:p/>
        </draw:path>
        <draw:path draw:style-name="gr8" draw:text-style-name="P4" draw:layer="layout" svg:width="0.138cm" svg:height="0.138cm" svg:x="10.911cm" svg:y="0.925cm" svg:viewBox="0 0 139 139" svg:d="M0 69c0-38 31-69 68-69 38 0 71 31 71 69 0 39-33 70-71 70-37 0-68-31-68-70z">
          <text:p/>
        </draw:path>
        <draw:path draw:style-name="gr9" draw:text-style-name="P2" draw:layer="layout" svg:width="0.138cm" svg:height="0.138cm" svg:x="10.911cm" svg:y="0.925cm" svg:viewBox="0 0 139 139" svg:d="M0 69c0-38 31-69 68-69 38 0 71 31 71 69 0 39-33 70-71 70-37 0-68-31-68-70z">
          <text:p/>
        </draw:path>
        <draw:path draw:style-name="gr8" draw:text-style-name="P4" draw:layer="layout" svg:width="0.138cm" svg:height="0.138cm" svg:x="11.231cm" svg:y="0.925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1.231cm" svg:y="0.925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1.127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1.127cm" svg:y="0.925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1.445cm" svg:y="0.925cm" svg:viewBox="0 0 139 139" svg:d="M0 69c0-38 31-69 68-69 39 0 71 31 71 69 0 39-32 70-71 70-37 0-68-31-68-70z">
          <text:p/>
        </draw:path>
        <draw:path draw:style-name="gr9" draw:text-style-name="P2" draw:layer="layout" svg:width="0.138cm" svg:height="0.138cm" svg:x="11.445cm" svg:y="0.925cm" svg:viewBox="0 0 139 139" svg:d="M0 69c0-38 31-69 68-69 39 0 71 31 71 69 0 39-32 70-71 70-37 0-68-31-68-70z">
          <text:p/>
        </draw:path>
        <draw:path draw:style-name="gr8" draw:text-style-name="P4" draw:layer="layout" svg:width="0.138cm" svg:height="0.138cm" svg:x="11.712cm" svg:y="0.925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1.712cm" svg:y="0.925cm" svg:viewBox="0 0 139 139" svg:d="M0 69c0-38 32-69 70-69s69 31 69 69c0 39-31 70-69 70s-70-31-70-70z">
          <text:p/>
        </draw:path>
        <draw:polyline draw:style-name="gr5" draw:text-style-name="P2" draw:layer="layout" svg:width="0cm" svg:height="0cm" svg:x="12.582cm" svg:y="0.994cm" svg:viewBox="0 0 0 0" draw:points="0,0">
          <text:p/>
        </draw:polyline>
        <draw:polyline draw:style-name="gr5" draw:text-style-name="P2" draw:layer="layout" svg:width="0cm" svg:height="0cm" svg:x="12.582cm" svg:y="0.994cm" svg:viewBox="0 0 0 0" draw:points="0,0">
          <text:p/>
        </draw:polyline>
        <draw:polygon draw:style-name="gr12" draw:text-style-name="P7" draw:layer="layout" svg:width="0cm" svg:height="0.242cm" svg:x="12.582cm" svg:y="0.873cm" svg:viewBox="0 0 0 243" draw:points="0,243 0,0">
          <text:p/>
        </draw:polygon>
        <draw:line draw:style-name="gr7" draw:text-style-name="P2" draw:layer="layout" svg:x1="12.582cm" svg:y1="1.116cm" svg:x2="12.582cm" svg:y2="0.873cm">
          <text:p/>
        </draw:line>
        <draw:polygon draw:style-name="gr13" draw:text-style-name="P2" draw:layer="layout" svg:width="3.525cm" svg:height="1.361cm" svg:x="9.217cm" svg:y="0.8cm" svg:viewBox="0 0 3526 1362" draw:points="0,1362 3526,1362 3526,0 0,0">
          <text:p/>
        </draw:polygon>
        <draw:polygon draw:style-name="gr1" draw:text-style-name="P1" draw:layer="layout" svg:width="3.525cm" svg:height="1.361cm" svg:x="9.217cm" svg:y="2.266cm" svg:viewBox="0 0 3526 1362" draw:points="0,1362 3526,1362 3526,0 0,0">
          <text:p/>
        </draw:polygon>
        <draw:line draw:style-name="gr3" draw:text-style-name="P2" draw:layer="layout" svg:x1="9.698cm" svg:y1="3.627cm" svg:x2="9.698cm" svg:y2="2.266cm">
          <text:p/>
        </draw:line>
        <draw:line draw:style-name="gr3" draw:text-style-name="P2" draw:layer="layout" svg:x1="10.339cm" svg:y1="3.627cm" svg:x2="10.339cm" svg:y2="2.266cm">
          <text:p/>
        </draw:line>
        <draw:line draw:style-name="gr3" draw:text-style-name="P2" draw:layer="layout" svg:x1="10.979cm" svg:y1="3.627cm" svg:x2="10.979cm" svg:y2="2.266cm">
          <text:p/>
        </draw:line>
        <draw:line draw:style-name="gr3" draw:text-style-name="P2" draw:layer="layout" svg:x1="11.62cm" svg:y1="3.627cm" svg:x2="11.62cm" svg:y2="2.266cm">
          <text:p/>
        </draw:line>
        <draw:line draw:style-name="gr3" draw:text-style-name="P2" draw:layer="layout" svg:x1="12.261cm" svg:y1="3.627cm" svg:x2="12.261cm" svg:y2="2.266cm">
          <text:p/>
        </draw:line>
        <draw:line draw:style-name="gr4" draw:text-style-name="P2" draw:layer="layout" svg:x1="9.217cm" svg:y1="3.433cm" svg:x2="12.742cm" svg:y2="3.433cm">
          <text:p/>
        </draw:line>
        <draw:line draw:style-name="gr4" draw:text-style-name="P2" draw:layer="layout" svg:x1="9.217cm" svg:y1="3.109cm" svg:x2="12.742cm" svg:y2="3.109cm">
          <text:p/>
        </draw:line>
        <draw:line draw:style-name="gr4" draw:text-style-name="P2" draw:layer="layout" svg:x1="9.217cm" svg:y1="2.785cm" svg:x2="12.742cm" svg:y2="2.785cm">
          <text:p/>
        </draw:line>
        <draw:line draw:style-name="gr4" draw:text-style-name="P2" draw:layer="layout" svg:x1="9.217cm" svg:y1="2.461cm" svg:x2="12.742cm" svg:y2="2.461cm">
          <text:p/>
        </draw:line>
        <draw:line draw:style-name="gr4" draw:text-style-name="P2" draw:layer="layout" svg:x1="9.377cm" svg:y1="3.627cm" svg:x2="9.377cm" svg:y2="2.266cm">
          <text:p/>
        </draw:line>
        <draw:line draw:style-name="gr4" draw:text-style-name="P2" draw:layer="layout" svg:x1="10.018cm" svg:y1="3.627cm" svg:x2="10.018cm" svg:y2="2.266cm">
          <text:p/>
        </draw:line>
        <draw:line draw:style-name="gr4" draw:text-style-name="P2" draw:layer="layout" svg:x1="10.659cm" svg:y1="3.627cm" svg:x2="10.659cm" svg:y2="2.266cm">
          <text:p/>
        </draw:line>
        <draw:line draw:style-name="gr4" draw:text-style-name="P2" draw:layer="layout" svg:x1="11.3cm" svg:y1="3.627cm" svg:x2="11.3cm" svg:y2="2.266cm">
          <text:p/>
        </draw:line>
        <draw:line draw:style-name="gr4" draw:text-style-name="P2" draw:layer="layout" svg:x1="11.941cm" svg:y1="3.627cm" svg:x2="11.941cm" svg:y2="2.266cm">
          <text:p/>
        </draw:line>
        <draw:line draw:style-name="gr4" draw:text-style-name="P2" draw:layer="layout" svg:x1="12.582cm" svg:y1="3.627cm" svg:x2="12.582cm" svg:y2="2.266cm">
          <text:p/>
        </draw:line>
        <draw:path draw:style-name="gr8" draw:text-style-name="P4" draw:layer="layout" svg:width="0.137cm" svg:height="0.138cm" svg:x="11.979cm" svg:y="3.364cm" svg:viewBox="0 0 138 139" svg:d="M0 69c0-38 31-69 70-69 38 0 68 31 68 69s-30 70-68 70c-39 0-70-32-70-70z">
          <text:p/>
        </draw:path>
        <draw:path draw:style-name="gr9" draw:text-style-name="P2" draw:layer="layout" svg:width="0.137cm" svg:height="0.138cm" svg:x="11.979cm" svg:y="3.364cm" svg:viewBox="0 0 138 139" svg:d="M0 69c0-38 31-69 70-69 38 0 68 31 68 69s-30 70-68 70c-39 0-70-32-70-70z">
          <text:p/>
        </draw:path>
        <draw:path draw:style-name="gr8" draw:text-style-name="P4" draw:layer="layout" svg:width="0.137cm" svg:height="0.138cm" svg:x="11.812cm" svg:y="3.364cm" svg:viewBox="0 0 138 139" svg:d="M0 69c0-38 31-69 70-69 37 0 68 31 68 69s-31 70-68 70c-39 0-70-32-70-70z">
          <text:p/>
        </draw:path>
        <draw:path draw:style-name="gr9" draw:text-style-name="P2" draw:layer="layout" svg:width="0.137cm" svg:height="0.138cm" svg:x="11.812cm" svg:y="3.364cm" svg:viewBox="0 0 138 139" svg:d="M0 69c0-38 31-69 70-69 37 0 68 31 68 69s-31 70-68 70c-39 0-70-32-70-70z">
          <text:p/>
        </draw:path>
        <draw:path draw:style-name="gr8" draw:text-style-name="P4" draw:layer="layout" svg:width="0.138cm" svg:height="0.138cm" svg:x="12.169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2.169cm" svg:y="3.364cm" svg:viewBox="0 0 139 139" svg:d="M0 69c0-38 31-69 69-69 39 0 70 31 70 69s-31 70-70 70c-38 0-69-32-69-70z">
          <text:p/>
        </draw:path>
        <draw:path draw:style-name="gr8" draw:text-style-name="P4" draw:layer="layout" svg:width="0.137cm" svg:height="0.138cm" svg:x="9.561cm" svg:y="3.364cm" svg:viewBox="0 0 138 139" svg:d="M0 69c0-38 31-69 69-69 39 0 69 31 69 69s-30 70-69 70c-38 0-69-32-69-70z">
          <text:p/>
        </draw:path>
        <draw:path draw:style-name="gr9" draw:text-style-name="P2" draw:layer="layout" svg:width="0.137cm" svg:height="0.138cm" svg:x="9.561cm" svg:y="3.364cm" svg:viewBox="0 0 138 139" svg:d="M0 69c0-38 31-69 69-69 39 0 69 31 69 69s-30 70-69 70c-38 0-69-32-69-70z">
          <text:p/>
        </draw:path>
        <draw:path draw:style-name="gr8" draw:text-style-name="P4" draw:layer="layout" svg:width="0.138cm" svg:height="0.138cm" svg:x="11.464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11.464cm" svg:y="3.364cm" svg:viewBox="0 0 139 139" svg:d="M0 69c0-38 31-69 69-69s70 31 70 69-32 70-70 70-69-32-69-70z">
          <text:p/>
        </draw:path>
        <draw:path draw:style-name="gr8" draw:text-style-name="P4" draw:layer="layout" svg:width="0.138cm" svg:height="0.138cm" svg:x="11.728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11.728cm" svg:y="3.364cm" svg:viewBox="0 0 139 139" svg:d="M0 69c0-38 31-69 69-69s70 31 70 69-32 70-70 70-69-32-69-70z">
          <text:p/>
        </draw:path>
        <draw:path draw:style-name="gr8" draw:text-style-name="P4" draw:layer="layout" svg:width="0.138cm" svg:height="0.138cm" svg:x="10.031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0.031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1.446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11.446cm" svg:y="3.364cm" svg:viewBox="0 0 139 139" svg:d="M0 69c0-38 31-69 69-69s70 31 70 69-32 70-70 70-69-32-69-70z">
          <text:p/>
        </draw:path>
        <draw:path draw:style-name="gr8" draw:text-style-name="P4" draw:layer="layout" svg:width="0.138cm" svg:height="0.138cm" svg:x="11.643cm" svg:y="3.364cm" svg:viewBox="0 0 139 139" svg:d="M0 69c0-38 31-69 68-69 39 0 71 31 71 69s-32 70-71 70c-37 0-68-32-68-70z">
          <text:p/>
        </draw:path>
        <draw:path draw:style-name="gr9" draw:text-style-name="P2" draw:layer="layout" svg:width="0.138cm" svg:height="0.138cm" svg:x="11.643cm" svg:y="3.364cm" svg:viewBox="0 0 139 139" svg:d="M0 69c0-38 31-69 68-69 39 0 71 31 71 69s-32 70-71 70c-37 0-68-32-68-70z">
          <text:p/>
        </draw:path>
        <draw:path draw:style-name="gr8" draw:text-style-name="P4" draw:layer="layout" svg:width="0.138cm" svg:height="0.138cm" svg:x="11.658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1.658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245cm" svg:y="3.364cm" svg:viewBox="0 0 139 139" svg:d="M0 69c0-38 33-69 71-69 37 0 68 31 68 69s-31 70-68 70c-38 0-71-32-71-70z">
          <text:p/>
        </draw:path>
        <draw:path draw:style-name="gr9" draw:text-style-name="P2" draw:layer="layout" svg:width="0.138cm" svg:height="0.138cm" svg:x="12.245cm" svg:y="3.364cm" svg:viewBox="0 0 139 139" svg:d="M0 69c0-38 33-69 71-69 37 0 68 31 68 69s-31 70-68 70c-38 0-71-32-71-70z">
          <text:p/>
        </draw:path>
        <draw:path draw:style-name="gr8" draw:text-style-name="P4" draw:layer="layout" svg:width="0.138cm" svg:height="0.138cm" svg:x="11.872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11.872cm" svg:y="3.364cm" svg:viewBox="0 0 139 139" svg:d="M0 69c0-38 31-69 69-69s70 31 70 69-32 70-70 70-69-32-69-70z">
          <text:p/>
        </draw:path>
        <draw:path draw:style-name="gr8" draw:text-style-name="P4" draw:layer="layout" svg:width="0.138cm" svg:height="0.138cm" svg:x="11.445cm" svg:y="3.364cm" svg:viewBox="0 0 139 139" svg:d="M0 69c0-38 31-69 68-69 39 0 71 31 71 69s-32 70-71 70c-37 0-68-32-68-70z">
          <text:p/>
        </draw:path>
        <draw:path draw:style-name="gr9" draw:text-style-name="P2" draw:layer="layout" svg:width="0.138cm" svg:height="0.138cm" svg:x="11.445cm" svg:y="3.364cm" svg:viewBox="0 0 139 139" svg:d="M0 69c0-38 31-69 68-69 39 0 71 31 71 69s-32 70-71 70c-37 0-68-32-68-70z">
          <text:p/>
        </draw:path>
        <draw:path draw:style-name="gr8" draw:text-style-name="P4" draw:layer="layout" svg:width="0.138cm" svg:height="0.138cm" svg:x="11.872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11.872cm" svg:y="3.364cm" svg:viewBox="0 0 139 139" svg:d="M0 69c0-38 31-69 69-69s70 31 70 69-32 70-70 70-69-32-69-70z">
          <text:p/>
        </draw:path>
        <draw:path draw:style-name="gr8" draw:text-style-name="P4" draw:layer="layout" svg:width="0.137cm" svg:height="0.138cm" svg:x="12.072cm" svg:y="3.364cm" svg:viewBox="0 0 138 139" svg:d="M0 69c0-38 31-69 69-69s69 31 69 69-31 70-69 70-69-32-69-70z">
          <text:p/>
        </draw:path>
        <draw:path draw:style-name="gr9" draw:text-style-name="P2" draw:layer="layout" svg:width="0.137cm" svg:height="0.138cm" svg:x="12.072cm" svg:y="3.364cm" svg:viewBox="0 0 138 139" svg:d="M0 69c0-38 31-69 69-69s69 31 69 69-31 70-69 70-69-32-69-70z">
          <text:p/>
        </draw:path>
        <draw:path draw:style-name="gr8" draw:text-style-name="P4" draw:layer="layout" svg:width="0.138cm" svg:height="0.138cm" svg:x="11.231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1.231cm" svg:y="3.364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1.063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1.063cm" svg:y="3.364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1.705cm" svg:y="3.364cm" svg:viewBox="0 0 139 139" svg:d="M0 69c0-38 32-69 71-69 37 0 68 31 68 69s-31 70-68 70c-39 0-71-32-71-70z">
          <text:p/>
        </draw:path>
        <draw:path draw:style-name="gr9" draw:text-style-name="P2" draw:layer="layout" svg:width="0.138cm" svg:height="0.138cm" svg:x="11.705cm" svg:y="3.364cm" svg:viewBox="0 0 139 139" svg:d="M0 69c0-38 32-69 71-69 37 0 68 31 68 69s-31 70-68 70c-39 0-71-32-71-70z">
          <text:p/>
        </draw:path>
        <draw:path draw:style-name="gr8" draw:text-style-name="P4" draw:layer="layout" svg:width="0.138cm" svg:height="0.138cm" svg:x="12.11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12.112cm" svg:y="3.364cm" svg:viewBox="0 0 139 139" svg:d="M0 69c0-38 32-69 70-69s69 31 69 69-31 70-69 70-70-32-70-70z">
          <text:p/>
        </draw:path>
        <draw:path draw:style-name="gr8" draw:text-style-name="P4" draw:layer="layout" svg:width="0.137cm" svg:height="0.138cm" svg:x="11.979cm" svg:y="3.364cm" svg:viewBox="0 0 138 139" svg:d="M0 69c0-38 31-69 70-69 38 0 68 31 68 69s-30 70-68 70c-39 0-70-32-70-70z">
          <text:p/>
        </draw:path>
        <draw:path draw:style-name="gr9" draw:text-style-name="P2" draw:layer="layout" svg:width="0.137cm" svg:height="0.138cm" svg:x="11.979cm" svg:y="3.364cm" svg:viewBox="0 0 138 139" svg:d="M0 69c0-38 31-69 70-69 38 0 68 31 68 69s-30 70-68 70c-39 0-70-32-70-70z">
          <text:p/>
        </draw:path>
        <draw:path draw:style-name="gr8" draw:text-style-name="P4" draw:layer="layout" svg:width="0.138cm" svg:height="0.138cm" svg:x="12.299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2.299cm" svg:y="3.364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1.947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1.947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181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2.181cm" svg:y="3.364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1.71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11.71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11.801cm" svg:y="3.364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1.801cm" svg:y="3.364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1.445cm" svg:y="3.364cm" svg:viewBox="0 0 139 139" svg:d="M0 69c0-38 31-69 68-69 39 0 71 31 71 69s-32 70-71 70c-37 0-68-32-68-70z">
          <text:p/>
        </draw:path>
        <draw:path draw:style-name="gr9" draw:text-style-name="P2" draw:layer="layout" svg:width="0.138cm" svg:height="0.138cm" svg:x="11.445cm" svg:y="3.364cm" svg:viewBox="0 0 139 139" svg:d="M0 69c0-38 31-69 68-69 39 0 71 31 71 69s-32 70-71 70c-37 0-68-32-68-70z">
          <text:p/>
        </draw:path>
        <draw:path draw:style-name="gr8" draw:text-style-name="P4" draw:layer="layout" svg:width="0.138cm" svg:height="0.138cm" svg:x="10.911cm" svg:y="3.364cm" svg:viewBox="0 0 139 139" svg:d="M0 69c0-38 31-69 68-69 38 0 71 31 71 69s-33 70-71 70c-37 0-68-32-68-70z">
          <text:p/>
        </draw:path>
        <draw:path draw:style-name="gr9" draw:text-style-name="P2" draw:layer="layout" svg:width="0.138cm" svg:height="0.138cm" svg:x="10.911cm" svg:y="3.364cm" svg:viewBox="0 0 139 139" svg:d="M0 69c0-38 31-69 68-69 38 0 71 31 71 69s-33 70-71 70c-37 0-68-32-68-70z">
          <text:p/>
        </draw:path>
        <draw:path draw:style-name="gr8" draw:text-style-name="P4" draw:layer="layout" svg:width="0.138cm" svg:height="0.138cm" svg:x="11.712cm" svg:y="3.364cm" svg:viewBox="0 0 139 139" svg:d="M0 69c0-38 32-69 70-69s69 31 69 69-31 70-69 70-70-32-70-70z">
          <text:p/>
        </draw:path>
        <draw:path draw:style-name="gr9" draw:text-style-name="P2" draw:layer="layout" svg:width="0.138cm" svg:height="0.138cm" svg:x="11.712cm" svg:y="3.364cm" svg:viewBox="0 0 139 139" svg:d="M0 69c0-38 32-69 70-69s69 31 69 69-31 70-69 70-70-32-70-70z">
          <text:p/>
        </draw:path>
        <draw:path draw:style-name="gr8" draw:text-style-name="P4" draw:layer="layout" svg:width="0.138cm" svg:height="0.138cm" svg:x="11.527cm" svg:y="3.364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1.527cm" svg:y="3.364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1.597cm" svg:y="3.364cm" svg:viewBox="0 0 139 139" svg:d="M0 69c0-38 31-69 69-69s70 31 70 69-32 70-70 70-69-32-69-70z">
          <text:p/>
        </draw:path>
        <draw:path draw:style-name="gr9" draw:text-style-name="P2" draw:layer="layout" svg:width="0.138cm" svg:height="0.138cm" svg:x="11.597cm" svg:y="3.364cm" svg:viewBox="0 0 139 139" svg:d="M0 69c0-38 31-69 69-69s70 31 70 69-32 70-70 70-69-32-69-70z">
          <text:p/>
        </draw:path>
        <draw:polyline draw:style-name="gr5" draw:text-style-name="P2" draw:layer="layout" svg:width="0cm" svg:height="0cm" svg:x="12.582cm" svg:y="3.433cm" svg:viewBox="0 0 0 0" draw:points="0,0">
          <text:p/>
        </draw:polyline>
        <draw:polyline draw:style-name="gr5" draw:text-style-name="P2" draw:layer="layout" svg:width="0cm" svg:height="0cm" svg:x="12.516cm" svg:y="3.433cm" svg:viewBox="0 0 0 0" draw:points="0,0">
          <text:p/>
        </draw:polyline>
        <draw:polygon draw:style-name="gr6" draw:text-style-name="P3" draw:layer="layout" svg:width="0.066cm" svg:height="0.243cm" svg:x="12.516cm" svg:y="3.311cm" svg:viewBox="0 0 67 244" draw:points="67,244 0,244 0,0 67,0">
          <text:p/>
        </draw:polygon>
        <draw:line draw:style-name="gr7" draw:text-style-name="P2" draw:layer="layout" svg:x1="12.582cm" svg:y1="3.554cm" svg:x2="12.582cm" svg:y2="3.311cm">
          <text:p/>
        </draw:line>
        <draw:polyline draw:style-name="gr5" draw:text-style-name="P2" draw:layer="layout" svg:width="0cm" svg:height="0cm" svg:x="12.582cm" svg:y="3.109cm" svg:viewBox="0 0 0 0" draw:points="0,0">
          <text:p/>
        </draw:polyline>
        <draw:line draw:style-name="gr5" draw:text-style-name="P2" draw:layer="layout" svg:x1="10.672cm" svg:y1="3.109cm" svg:x2="9.468cm" svg:y2="3.109cm">
          <text:p/>
        </draw:line>
        <draw:polygon draw:style-name="gr10" draw:text-style-name="P5" draw:layer="layout" svg:width="1.91cm" svg:height="0.243cm" svg:x="10.672cm" svg:y="2.987cm" svg:viewBox="0 0 1911 244" draw:points="1911,244 0,244 0,0 1911,0">
          <text:p/>
        </draw:polygon>
        <draw:line draw:style-name="gr7" draw:text-style-name="P2" draw:layer="layout" svg:x1="12.448cm" svg:y1="3.23cm" svg:x2="12.448cm" svg:y2="2.987cm">
          <text:p/>
        </draw:line>
        <draw:polyline draw:style-name="gr5" draw:text-style-name="P2" draw:layer="layout" svg:width="0cm" svg:height="0cm" svg:x="12.582cm" svg:y="2.785cm" svg:viewBox="0 0 0 0" draw:points="0,0">
          <text:p/>
        </draw:polyline>
        <draw:polyline draw:style-name="gr5" draw:text-style-name="P2" draw:layer="layout" svg:width="0cm" svg:height="0cm" svg:x="12.582cm" svg:y="2.785cm" svg:viewBox="0 0 0 0" draw:points="0,0">
          <text:p/>
        </draw:polyline>
        <draw:polygon draw:style-name="gr11" draw:text-style-name="P6" draw:layer="layout" svg:width="0cm" svg:height="0.242cm" svg:x="12.582cm" svg:y="2.663cm" svg:viewBox="0 0 0 243" draw:points="0,243 0,0">
          <text:p/>
        </draw:polygon>
        <draw:line draw:style-name="gr7" draw:text-style-name="P2" draw:layer="layout" svg:x1="12.582cm" svg:y1="2.906cm" svg:x2="12.582cm" svg:y2="2.663cm">
          <text:p/>
        </draw:line>
        <draw:polyline draw:style-name="gr5" draw:text-style-name="P2" draw:layer="layout" svg:width="0cm" svg:height="0cm" svg:x="12.582cm" svg:y="2.461cm" svg:viewBox="0 0 0 0" draw:points="0,0">
          <text:p/>
        </draw:polyline>
        <draw:polyline draw:style-name="gr5" draw:text-style-name="P2" draw:layer="layout" svg:width="0cm" svg:height="0cm" svg:x="12.582cm" svg:y="2.461cm" svg:viewBox="0 0 0 0" draw:points="0,0">
          <text:p/>
        </draw:polyline>
        <draw:polygon draw:style-name="gr12" draw:text-style-name="P7" draw:layer="layout" svg:width="0cm" svg:height="0.242cm" svg:x="12.582cm" svg:y="2.339cm" svg:viewBox="0 0 0 243" draw:points="0,243 0,0">
          <text:p/>
        </draw:polygon>
        <draw:line draw:style-name="gr7" draw:text-style-name="P2" draw:layer="layout" svg:x1="12.582cm" svg:y1="2.582cm" svg:x2="12.582cm" svg:y2="2.339cm">
          <text:p/>
        </draw:line>
        <draw:polygon draw:style-name="gr13" draw:text-style-name="P2" draw:layer="layout" svg:width="3.525cm" svg:height="1.361cm" svg:x="9.217cm" svg:y="2.266cm" svg:viewBox="0 0 3526 1362" draw:points="0,1362 3526,1362 3526,0 0,0">
          <text:p/>
        </draw:polygon>
        <draw:polygon draw:style-name="gr1" draw:text-style-name="P1" draw:layer="layout" svg:width="3.525cm" svg:height="1.361cm" svg:x="9.217cm" svg:y="3.733cm" svg:viewBox="0 0 3526 1362" draw:points="0,1362 3526,1362 3526,0 0,0">
          <text:p/>
        </draw:polygon>
        <draw:line draw:style-name="gr3" draw:text-style-name="P2" draw:layer="layout" svg:x1="9.698cm" svg:y1="5.094cm" svg:x2="9.698cm" svg:y2="3.733cm">
          <text:p/>
        </draw:line>
        <draw:line draw:style-name="gr3" draw:text-style-name="P2" draw:layer="layout" svg:x1="10.339cm" svg:y1="5.094cm" svg:x2="10.339cm" svg:y2="3.733cm">
          <text:p/>
        </draw:line>
        <draw:line draw:style-name="gr3" draw:text-style-name="P2" draw:layer="layout" svg:x1="10.979cm" svg:y1="5.094cm" svg:x2="10.979cm" svg:y2="3.733cm">
          <text:p/>
        </draw:line>
        <draw:line draw:style-name="gr3" draw:text-style-name="P2" draw:layer="layout" svg:x1="11.62cm" svg:y1="5.094cm" svg:x2="11.62cm" svg:y2="3.733cm">
          <text:p/>
        </draw:line>
        <draw:line draw:style-name="gr3" draw:text-style-name="P2" draw:layer="layout" svg:x1="12.261cm" svg:y1="5.094cm" svg:x2="12.261cm" svg:y2="3.733cm">
          <text:p/>
        </draw:line>
        <draw:line draw:style-name="gr4" draw:text-style-name="P2" draw:layer="layout" svg:x1="9.217cm" svg:y1="4.899cm" svg:x2="12.742cm" svg:y2="4.899cm">
          <text:p/>
        </draw:line>
        <draw:line draw:style-name="gr4" draw:text-style-name="P2" draw:layer="layout" svg:x1="9.217cm" svg:y1="4.575cm" svg:x2="12.742cm" svg:y2="4.575cm">
          <text:p/>
        </draw:line>
        <draw:line draw:style-name="gr4" draw:text-style-name="P2" draw:layer="layout" svg:x1="9.217cm" svg:y1="4.251cm" svg:x2="12.742cm" svg:y2="4.251cm">
          <text:p/>
        </draw:line>
        <draw:line draw:style-name="gr4" draw:text-style-name="P2" draw:layer="layout" svg:x1="9.217cm" svg:y1="3.927cm" svg:x2="12.742cm" svg:y2="3.927cm">
          <text:p/>
        </draw:line>
        <draw:line draw:style-name="gr4" draw:text-style-name="P2" draw:layer="layout" svg:x1="9.377cm" svg:y1="5.094cm" svg:x2="9.377cm" svg:y2="3.733cm">
          <text:p/>
        </draw:line>
        <draw:line draw:style-name="gr4" draw:text-style-name="P2" draw:layer="layout" svg:x1="10.018cm" svg:y1="5.094cm" svg:x2="10.018cm" svg:y2="3.733cm">
          <text:p/>
        </draw:line>
        <draw:line draw:style-name="gr4" draw:text-style-name="P2" draw:layer="layout" svg:x1="10.659cm" svg:y1="5.094cm" svg:x2="10.659cm" svg:y2="3.733cm">
          <text:p/>
        </draw:line>
        <draw:line draw:style-name="gr4" draw:text-style-name="P2" draw:layer="layout" svg:x1="11.3cm" svg:y1="5.094cm" svg:x2="11.3cm" svg:y2="3.733cm">
          <text:p/>
        </draw:line>
        <draw:line draw:style-name="gr4" draw:text-style-name="P2" draw:layer="layout" svg:x1="11.941cm" svg:y1="5.094cm" svg:x2="11.941cm" svg:y2="3.733cm">
          <text:p/>
        </draw:line>
        <draw:line draw:style-name="gr4" draw:text-style-name="P2" draw:layer="layout" svg:x1="12.582cm" svg:y1="5.094cm" svg:x2="12.582cm" svg:y2="3.733cm">
          <text:p/>
        </draw:line>
        <draw:path draw:style-name="gr8" draw:text-style-name="P4" draw:layer="layout" svg:width="0.138cm" svg:height="0.138cm" svg:x="12.501cm" svg:y="4.83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501cm" svg:y="4.83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75cm" svg:y="4.83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5cm" svg:y="4.83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912cm" svg:y="4.83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912cm" svg:y="4.83cm" svg:viewBox="0 0 139 139" svg:d="M0 70c0-39 31-70 69-70 39 0 70 31 70 70 0 38-31 69-70 69-38 0-69-31-69-69z">
          <text:p/>
        </draw:path>
        <draw:path draw:style-name="gr8" draw:text-style-name="P4" draw:layer="layout" svg:width="0.137cm" svg:height="0.138cm" svg:x="12.446cm" svg:y="4.83cm" svg:viewBox="0 0 138 139" svg:d="M0 70c0-39 31-70 68-70 39 0 70 31 70 70 0 38-31 69-70 69-37 0-68-31-68-69z">
          <text:p/>
        </draw:path>
        <draw:path draw:style-name="gr9" draw:text-style-name="P2" draw:layer="layout" svg:width="0.137cm" svg:height="0.138cm" svg:x="12.446cm" svg:y="4.83cm" svg:viewBox="0 0 138 139" svg:d="M0 70c0-39 31-70 68-70 39 0 70 31 70 70 0 38-31 69-70 69-37 0-68-31-68-69z">
          <text:p/>
        </draw:path>
        <draw:path draw:style-name="gr8" draw:text-style-name="P4" draw:layer="layout" svg:width="0.138cm" svg:height="0.138cm" svg:x="12.272cm" svg:y="4.83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2.272cm" svg:y="4.83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413cm" svg:y="4.83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2.413cm" svg:y="4.83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148cm" svg:y="4.83cm" svg:viewBox="0 0 139 139" svg:d="M0 70c0-39 32-70 70-70 37 0 69 31 69 70 0 38-32 69-69 69-38 0-70-31-70-69z">
          <text:p/>
        </draw:path>
        <draw:path draw:style-name="gr9" draw:text-style-name="P2" draw:layer="layout" svg:width="0.138cm" svg:height="0.138cm" svg:x="12.148cm" svg:y="4.83cm" svg:viewBox="0 0 139 139" svg:d="M0 70c0-39 32-70 70-70 37 0 69 31 69 70 0 38-32 69-69 69-38 0-70-31-70-69z">
          <text:p/>
        </draw:path>
        <draw:path draw:style-name="gr8" draw:text-style-name="P4" draw:layer="layout" svg:width="0.138cm" svg:height="0.138cm" svg:x="12.44cm" svg:y="4.83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44cm" svg:y="4.83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872cm" svg:y="4.83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4.83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497cm" svg:y="4.83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7cm" svg:y="4.83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85cm" svg:y="4.83cm" svg:viewBox="0 0 139 139" svg:d="M0 70c0-39 31-70 71-70 37 0 68 31 68 70 0 38-31 69-68 69-40 0-71-31-71-69z">
          <text:p/>
        </draw:path>
        <draw:path draw:style-name="gr9" draw:text-style-name="P2" draw:layer="layout" svg:width="0.138cm" svg:height="0.138cm" svg:x="12.485cm" svg:y="4.83cm" svg:viewBox="0 0 139 139" svg:d="M0 70c0-39 31-70 71-70 37 0 68 31 68 70 0 38-31 69-68 69-40 0-71-31-71-69z">
          <text:p/>
        </draw:path>
        <draw:path draw:style-name="gr8" draw:text-style-name="P4" draw:layer="layout" svg:width="0.138cm" svg:height="0.138cm" svg:x="12.49cm" svg:y="4.83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cm" svg:y="4.83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73cm" svg:y="4.83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3cm" svg:y="4.83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872cm" svg:y="4.83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4.83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2.501cm" svg:y="4.83cm" svg:viewBox="0 0 138 139" svg:d="M0 70c0-39 31-70 70-70 38 0 68 31 68 70 0 38-30 69-68 69-39 0-70-31-70-69z">
          <text:p/>
        </draw:path>
        <draw:path draw:style-name="gr9" draw:text-style-name="P2" draw:layer="layout" svg:width="0.137cm" svg:height="0.138cm" svg:x="12.501cm" svg:y="4.83cm" svg:viewBox="0 0 138 139" svg:d="M0 70c0-39 31-70 70-70 38 0 68 31 68 70 0 38-30 69-68 69-39 0-70-31-70-69z">
          <text:p/>
        </draw:path>
        <draw:path draw:style-name="gr8" draw:text-style-name="P4" draw:layer="layout" svg:width="0.138cm" svg:height="0.138cm" svg:x="10.911cm" svg:y="4.83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4.83cm" svg:viewBox="0 0 139 139" svg:d="M0 70c0-39 31-70 68-70 38 0 71 31 71 70 0 38-33 69-71 69-37 0-68-31-68-69z">
          <text:p/>
        </draw:path>
        <draw:path draw:style-name="gr8" draw:text-style-name="P4" draw:layer="layout" svg:width="0.138cm" svg:height="0.138cm" svg:x="10.911cm" svg:y="4.83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4.83cm" svg:viewBox="0 0 139 139" svg:d="M0 70c0-39 31-70 68-70 38 0 71 31 71 70 0 38-33 69-71 69-37 0-68-31-68-69z">
          <text:p/>
        </draw:path>
        <draw:polyline draw:style-name="gr5" draw:text-style-name="P2" draw:layer="layout" svg:width="0cm" svg:height="0cm" svg:x="12.582cm" svg:y="4.899cm" svg:viewBox="0 0 0 0" draw:points="0,0">
          <text:p/>
        </draw:polyline>
        <draw:polyline draw:style-name="gr5" draw:text-style-name="P2" draw:layer="layout" svg:width="0cm" svg:height="0cm" svg:x="12.582cm" svg:y="4.899cm" svg:viewBox="0 0 0 0" draw:points="0,0">
          <text:p/>
        </draw:polyline>
        <draw:polygon draw:style-name="gr6" draw:text-style-name="P3" draw:layer="layout" svg:width="0cm" svg:height="0.242cm" svg:x="12.582cm" svg:y="4.778cm" svg:viewBox="0 0 0 243" draw:points="0,243 0,0">
          <text:p/>
        </draw:polygon>
        <draw:line draw:style-name="gr7" draw:text-style-name="P2" draw:layer="layout" svg:x1="12.582cm" svg:y1="5.021cm" svg:x2="12.582cm" svg:y2="4.778cm">
          <text:p/>
        </draw:line>
        <draw:path draw:style-name="gr8" draw:text-style-name="P4" draw:layer="layout" svg:width="0.138cm" svg:height="0.138cm" svg:x="12.105cm" svg:y="4.506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2.105cm" svg:y="4.506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2.175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175cm" svg:y="4.50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1.231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1.231cm" svg:y="4.50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454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454cm" svg:y="4.50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358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358cm" svg:y="4.50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504cm" svg:y="4.50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504cm" svg:y="4.50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504cm" svg:y="4.50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504cm" svg:y="4.50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79cm" svg:y="4.50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9cm" svg:y="4.50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96cm" svg:y="4.50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96cm" svg:y="4.50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1.872cm" svg:y="4.506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1.872cm" svg:y="4.506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1.403cm" svg:y="4.506cm" svg:viewBox="0 0 139 139" svg:d="M0 69c0-38 31-69 71-69 37 0 68 31 68 69 0 39-31 70-68 70-40 0-71-31-71-70z">
          <text:p/>
        </draw:path>
        <draw:path draw:style-name="gr9" draw:text-style-name="P2" draw:layer="layout" svg:width="0.138cm" svg:height="0.138cm" svg:x="11.403cm" svg:y="4.506cm" svg:viewBox="0 0 139 139" svg:d="M0 69c0-38 31-69 71-69 37 0 68 31 68 69 0 39-31 70-68 70-40 0-71-31-71-70z">
          <text:p/>
        </draw:path>
        <draw:path draw:style-name="gr8" draw:text-style-name="P4" draw:layer="layout" svg:width="0.138cm" svg:height="0.138cm" svg:x="12.471cm" svg:y="4.50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1cm" svg:y="4.50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56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456cm" svg:y="4.506cm" svg:viewBox="0 0 139 139" svg:d="M0 69c0-38 31-69 69-69 39 0 70 31 70 69 0 39-31 70-70 70-38 0-69-31-69-70z">
          <text:p/>
        </draw:path>
        <draw:polyline draw:style-name="gr5" draw:text-style-name="P2" draw:layer="layout" svg:width="0cm" svg:height="0cm" svg:x="12.582cm" svg:y="4.575cm" svg:viewBox="0 0 0 0" draw:points="0,0">
          <text:p/>
        </draw:polyline>
        <draw:polyline draw:style-name="gr5" draw:text-style-name="P2" draw:layer="layout" svg:width="0cm" svg:height="0cm" svg:x="12.582cm" svg:y="4.575cm" svg:viewBox="0 0 0 0" draw:points="0,0">
          <text:p/>
        </draw:polyline>
        <draw:polygon draw:style-name="gr10" draw:text-style-name="P5" draw:layer="layout" svg:width="0cm" svg:height="0.242cm" svg:x="12.582cm" svg:y="4.454cm" svg:viewBox="0 0 0 243" draw:points="0,243 0,0">
          <text:p/>
        </draw:polygon>
        <draw:line draw:style-name="gr7" draw:text-style-name="P2" draw:layer="layout" svg:x1="12.582cm" svg:y1="4.697cm" svg:x2="12.582cm" svg:y2="4.454cm">
          <text:p/>
        </draw:line>
        <draw:path draw:style-name="gr8" draw:text-style-name="P4" draw:layer="layout" svg:width="0.138cm" svg:height="0.138cm" svg:x="12.501cm" svg:y="4.182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501cm" svg:y="4.182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75cm" svg:y="4.182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75cm" svg:y="4.182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112cm" svg:y="4.182cm" svg:viewBox="0 0 139 139" svg:d="M0 69c0-38 32-69 70-69s69 31 69 69-31 70-69 70-70-32-70-70z">
          <text:p/>
        </draw:path>
        <draw:path draw:style-name="gr9" draw:text-style-name="P2" draw:layer="layout" svg:width="0.138cm" svg:height="0.138cm" svg:x="12.112cm" svg:y="4.182cm" svg:viewBox="0 0 139 139" svg:d="M0 69c0-38 32-69 70-69s69 31 69 69-31 70-69 70-70-32-70-70z">
          <text:p/>
        </draw:path>
        <draw:path draw:style-name="gr8" draw:text-style-name="P4" draw:layer="layout" svg:width="0.138cm" svg:height="0.138cm" svg:x="12.258cm" svg:y="4.182cm" svg:viewBox="0 0 139 139" svg:d="M0 69c0-38 32-69 70-69s69 31 69 69-31 70-69 70-70-32-70-70z">
          <text:p/>
        </draw:path>
        <draw:path draw:style-name="gr9" draw:text-style-name="P2" draw:layer="layout" svg:width="0.138cm" svg:height="0.138cm" svg:x="12.258cm" svg:y="4.182cm" svg:viewBox="0 0 139 139" svg:d="M0 69c0-38 32-69 70-69s69 31 69 69-31 70-69 70-70-32-70-70z">
          <text:p/>
        </draw:path>
        <draw:path draw:style-name="gr8" draw:text-style-name="P4" draw:layer="layout" svg:width="0.138cm" svg:height="0.138cm" svg:x="12.322cm" svg:y="4.182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2.322cm" svg:y="4.182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2.16cm" svg:y="4.182cm" svg:viewBox="0 0 139 139" svg:d="M0 69c0-38 32-69 70-69s69 31 69 69-31 70-69 70-70-32-70-70z">
          <text:p/>
        </draw:path>
        <draw:path draw:style-name="gr9" draw:text-style-name="P2" draw:layer="layout" svg:width="0.138cm" svg:height="0.138cm" svg:x="12.16cm" svg:y="4.182cm" svg:viewBox="0 0 139 139" svg:d="M0 69c0-38 32-69 70-69s69 31 69 69-31 70-69 70-70-32-70-70z">
          <text:p/>
        </draw:path>
        <draw:path draw:style-name="gr8" draw:text-style-name="P4" draw:layer="layout" svg:width="0.138cm" svg:height="0.138cm" svg:x="12.429cm" svg:y="4.182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2.429cm" svg:y="4.182cm" svg:viewBox="0 0 139 139" svg:d="M0 69c0-38 31-69 69-69 39 0 70 31 70 69s-31 70-70 70c-38 0-69-32-69-70z">
          <text:p/>
        </draw:path>
        <draw:path draw:style-name="gr8" draw:text-style-name="P4" draw:layer="layout" svg:width="0.137cm" svg:height="0.138cm" svg:x="12.483cm" svg:y="4.182cm" svg:viewBox="0 0 138 139" svg:d="M0 69c0-38 31-69 70-69 37 0 68 31 68 69s-31 70-68 70c-39 0-70-32-70-70z">
          <text:p/>
        </draw:path>
        <draw:path draw:style-name="gr9" draw:text-style-name="P2" draw:layer="layout" svg:width="0.137cm" svg:height="0.138cm" svg:x="12.483cm" svg:y="4.182cm" svg:viewBox="0 0 138 139" svg:d="M0 69c0-38 31-69 70-69 37 0 68 31 68 69s-31 70-68 70c-39 0-70-32-70-70z">
          <text:p/>
        </draw:path>
        <draw:path draw:style-name="gr8" draw:text-style-name="P4" draw:layer="layout" svg:width="0.138cm" svg:height="0.138cm" svg:x="12.496cm" svg:y="4.182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96cm" svg:y="4.182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9cm" svg:y="4.182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9cm" svg:y="4.182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79cm" svg:y="4.182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79cm" svg:y="4.182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1.872cm" svg:y="4.182cm" svg:viewBox="0 0 139 139" svg:d="M0 69c0-38 31-69 69-69s70 31 70 69-32 70-70 70-69-32-69-70z">
          <text:p/>
        </draw:path>
        <draw:path draw:style-name="gr9" draw:text-style-name="P2" draw:layer="layout" svg:width="0.138cm" svg:height="0.138cm" svg:x="11.872cm" svg:y="4.182cm" svg:viewBox="0 0 139 139" svg:d="M0 69c0-38 31-69 69-69s70 31 70 69-32 70-70 70-69-32-69-70z">
          <text:p/>
        </draw:path>
        <draw:path draw:style-name="gr8" draw:text-style-name="P4" draw:layer="layout" svg:width="0.138cm" svg:height="0.138cm" svg:x="11.712cm" svg:y="4.182cm" svg:viewBox="0 0 139 139" svg:d="M0 69c0-38 32-69 70-69s69 31 69 69-31 70-69 70-70-32-70-70z">
          <text:p/>
        </draw:path>
        <draw:path draw:style-name="gr9" draw:text-style-name="P2" draw:layer="layout" svg:width="0.138cm" svg:height="0.138cm" svg:x="11.712cm" svg:y="4.182cm" svg:viewBox="0 0 139 139" svg:d="M0 69c0-38 32-69 70-69s69 31 69 69-31 70-69 70-70-32-70-70z">
          <text:p/>
        </draw:path>
        <draw:path draw:style-name="gr8" draw:text-style-name="P4" draw:layer="layout" svg:width="0.138cm" svg:height="0.138cm" svg:x="12.456cm" svg:y="4.182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2.456cm" svg:y="4.182cm" svg:viewBox="0 0 139 139" svg:d="M0 69c0-38 31-69 69-69 39 0 70 31 70 69s-31 70-70 70c-38 0-69-32-69-70z">
          <text:p/>
        </draw:path>
        <draw:polyline draw:style-name="gr5" draw:text-style-name="P2" draw:layer="layout" svg:width="0cm" svg:height="0cm" svg:x="12.582cm" svg:y="4.251cm" svg:viewBox="0 0 0 0" draw:points="0,0">
          <text:p/>
        </draw:polyline>
        <draw:polyline draw:style-name="gr5" draw:text-style-name="P2" draw:layer="layout" svg:width="0cm" svg:height="0cm" svg:x="12.582cm" svg:y="4.251cm" svg:viewBox="0 0 0 0" draw:points="0,0">
          <text:p/>
        </draw:polyline>
        <draw:polygon draw:style-name="gr11" draw:text-style-name="P6" draw:layer="layout" svg:width="0cm" svg:height="0.243cm" svg:x="12.582cm" svg:y="4.129cm" svg:viewBox="0 0 0 244" draw:points="0,244 0,0">
          <text:p/>
        </draw:polygon>
        <draw:line draw:style-name="gr7" draw:text-style-name="P2" draw:layer="layout" svg:x1="12.582cm" svg:y1="4.373cm" svg:x2="12.582cm" svg:y2="4.129cm">
          <text:p/>
        </draw:line>
        <draw:path draw:style-name="gr8" draw:text-style-name="P4" draw:layer="layout" svg:width="0.138cm" svg:height="0.138cm" svg:x="12.501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501cm" svg:y="3.85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75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5cm" svg:y="3.85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411cm" svg:y="3.85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411cm" svg:y="3.85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484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84cm" svg:y="3.85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256cm" svg:y="3.85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256cm" svg:y="3.85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359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359cm" svg:y="3.85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551cm" svg:y="3.85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551cm" svg:y="3.85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496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3.85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cm" svg:y="3.858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2.49cm" svg:y="3.858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2.496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3.85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6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3.85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872cm" svg:y="3.85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3.85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469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69cm" svg:y="3.858cm" svg:viewBox="0 0 139 139" svg:d="M0 70c0-39 31-70 70-70 38 0 69 31 69 70 0 38-31 69-69 69-39 0-70-31-70-69z">
          <text:p/>
        </draw:path>
        <draw:polyline draw:style-name="gr5" draw:text-style-name="P2" draw:layer="layout" svg:width="0cm" svg:height="0cm" svg:x="12.582cm" svg:y="3.927cm" svg:viewBox="0 0 0 0" draw:points="0,0">
          <text:p/>
        </draw:polyline>
        <draw:polyline draw:style-name="gr5" draw:text-style-name="P2" draw:layer="layout" svg:width="0cm" svg:height="0cm" svg:x="12.582cm" svg:y="3.927cm" svg:viewBox="0 0 0 0" draw:points="0,0">
          <text:p/>
        </draw:polyline>
        <draw:polygon draw:style-name="gr12" draw:text-style-name="P7" draw:layer="layout" svg:width="0cm" svg:height="0.242cm" svg:x="12.582cm" svg:y="3.806cm" svg:viewBox="0 0 0 243" draw:points="0,243 0,0">
          <text:p/>
        </draw:polygon>
        <draw:line draw:style-name="gr7" draw:text-style-name="P2" draw:layer="layout" svg:x1="12.582cm" svg:y1="4.049cm" svg:x2="12.582cm" svg:y2="3.806cm">
          <text:p/>
        </draw:line>
        <draw:polygon draw:style-name="gr13" draw:text-style-name="P2" draw:layer="layout" svg:width="3.525cm" svg:height="1.361cm" svg:x="9.217cm" svg:y="3.733cm" svg:viewBox="0 0 3526 1362" draw:points="0,1362 3526,1362 3526,0 0,0">
          <text:p/>
        </draw:polygon>
        <draw:polygon draw:style-name="gr1" draw:text-style-name="P1" draw:layer="layout" svg:width="3.525cm" svg:height="1.361cm" svg:x="9.217cm" svg:y="5.199cm" svg:viewBox="0 0 3526 1362" draw:points="0,1362 3526,1362 3526,0 0,0">
          <text:p/>
        </draw:polygon>
        <draw:line draw:style-name="gr3" draw:text-style-name="P2" draw:layer="layout" svg:x1="9.698cm" svg:y1="6.56cm" svg:x2="9.698cm" svg:y2="5.199cm">
          <text:p/>
        </draw:line>
        <draw:line draw:style-name="gr3" draw:text-style-name="P2" draw:layer="layout" svg:x1="10.339cm" svg:y1="6.56cm" svg:x2="10.339cm" svg:y2="5.199cm">
          <text:p/>
        </draw:line>
        <draw:line draw:style-name="gr3" draw:text-style-name="P2" draw:layer="layout" svg:x1="10.979cm" svg:y1="6.56cm" svg:x2="10.979cm" svg:y2="5.199cm">
          <text:p/>
        </draw:line>
        <draw:line draw:style-name="gr3" draw:text-style-name="P2" draw:layer="layout" svg:x1="11.62cm" svg:y1="6.56cm" svg:x2="11.62cm" svg:y2="5.199cm">
          <text:p/>
        </draw:line>
        <draw:line draw:style-name="gr3" draw:text-style-name="P2" draw:layer="layout" svg:x1="12.261cm" svg:y1="6.56cm" svg:x2="12.261cm" svg:y2="5.199cm">
          <text:p/>
        </draw:line>
        <draw:line draw:style-name="gr4" draw:text-style-name="P2" draw:layer="layout" svg:x1="9.217cm" svg:y1="6.365cm" svg:x2="12.742cm" svg:y2="6.365cm">
          <text:p/>
        </draw:line>
        <draw:line draw:style-name="gr4" draw:text-style-name="P2" draw:layer="layout" svg:x1="9.217cm" svg:y1="6.042cm" svg:x2="12.742cm" svg:y2="6.042cm">
          <text:p/>
        </draw:line>
        <draw:line draw:style-name="gr4" draw:text-style-name="P2" draw:layer="layout" svg:x1="9.217cm" svg:y1="5.717cm" svg:x2="12.742cm" svg:y2="5.717cm">
          <text:p/>
        </draw:line>
        <draw:line draw:style-name="gr4" draw:text-style-name="P2" draw:layer="layout" svg:x1="9.217cm" svg:y1="5.393cm" svg:x2="12.742cm" svg:y2="5.393cm">
          <text:p/>
        </draw:line>
        <draw:line draw:style-name="gr4" draw:text-style-name="P2" draw:layer="layout" svg:x1="9.377cm" svg:y1="6.56cm" svg:x2="9.377cm" svg:y2="5.199cm">
          <text:p/>
        </draw:line>
        <draw:line draw:style-name="gr4" draw:text-style-name="P2" draw:layer="layout" svg:x1="10.018cm" svg:y1="6.56cm" svg:x2="10.018cm" svg:y2="5.199cm">
          <text:p/>
        </draw:line>
        <draw:line draw:style-name="gr4" draw:text-style-name="P2" draw:layer="layout" svg:x1="10.659cm" svg:y1="6.56cm" svg:x2="10.659cm" svg:y2="5.199cm">
          <text:p/>
        </draw:line>
        <draw:line draw:style-name="gr4" draw:text-style-name="P2" draw:layer="layout" svg:x1="11.3cm" svg:y1="6.56cm" svg:x2="11.3cm" svg:y2="5.199cm">
          <text:p/>
        </draw:line>
        <draw:line draw:style-name="gr4" draw:text-style-name="P2" draw:layer="layout" svg:x1="11.941cm" svg:y1="6.56cm" svg:x2="11.941cm" svg:y2="5.199cm">
          <text:p/>
        </draw:line>
        <draw:line draw:style-name="gr4" draw:text-style-name="P2" draw:layer="layout" svg:x1="12.582cm" svg:y1="6.56cm" svg:x2="12.582cm" svg:y2="5.199cm">
          <text:p/>
        </draw:line>
        <draw:path draw:style-name="gr8" draw:text-style-name="P4" draw:layer="layout" svg:width="0.138cm" svg:height="0.138cm" svg:x="12.501cm" svg:y="6.297cm" svg:viewBox="0 0 139 139" svg:d="M0 68c0-37 31-68 70-68 38 0 69 31 69 68 0 39-31 71-69 71-39 0-70-32-70-71z">
          <text:p/>
        </draw:path>
        <draw:path draw:style-name="gr9" draw:text-style-name="P2" draw:layer="layout" svg:width="0.138cm" svg:height="0.138cm" svg:x="12.501cm" svg:y="6.297cm" svg:viewBox="0 0 139 139" svg:d="M0 68c0-37 31-68 70-68 38 0 69 31 69 68 0 39-31 71-69 71-39 0-70-32-70-71z">
          <text:p/>
        </draw:path>
        <draw:path draw:style-name="gr8" draw:text-style-name="P4" draw:layer="layout" svg:width="0.138cm" svg:height="0.138cm" svg:x="12.475cm" svg:y="6.297cm" svg:viewBox="0 0 139 139" svg:d="M0 68c0-37 31-68 70-68 38 0 69 31 69 68 0 39-31 71-69 71-39 0-70-32-70-71z">
          <text:p/>
        </draw:path>
        <draw:path draw:style-name="gr9" draw:text-style-name="P2" draw:layer="layout" svg:width="0.138cm" svg:height="0.138cm" svg:x="12.475cm" svg:y="6.297cm" svg:viewBox="0 0 139 139" svg:d="M0 68c0-37 31-68 70-68 38 0 69 31 69 68 0 39-31 71-69 71-39 0-70-32-70-71z">
          <text:p/>
        </draw:path>
        <draw:path draw:style-name="gr8" draw:text-style-name="P4" draw:layer="layout" svg:width="0.138cm" svg:height="0.138cm" svg:x="11.826cm" svg:y="6.297cm" svg:viewBox="0 0 139 139" svg:d="M0 68c0-37 32-68 70-68s69 31 69 68c0 39-31 71-69 71s-70-32-70-71z">
          <text:p/>
        </draw:path>
        <draw:path draw:style-name="gr9" draw:text-style-name="P2" draw:layer="layout" svg:width="0.138cm" svg:height="0.138cm" svg:x="11.826cm" svg:y="6.297cm" svg:viewBox="0 0 139 139" svg:d="M0 68c0-37 32-68 70-68s69 31 69 68c0 39-31 71-69 71s-70-32-70-71z">
          <text:p/>
        </draw:path>
        <draw:path draw:style-name="gr8" draw:text-style-name="P4" draw:layer="layout" svg:width="0.138cm" svg:height="0.138cm" svg:x="12.502cm" svg:y="6.297cm" svg:viewBox="0 0 139 139" svg:d="M0 68c0-37 31-68 69-68s70 31 70 68c0 39-32 71-70 71s-69-32-69-71z">
          <text:p/>
        </draw:path>
        <draw:path draw:style-name="gr9" draw:text-style-name="P2" draw:layer="layout" svg:width="0.138cm" svg:height="0.138cm" svg:x="12.502cm" svg:y="6.297cm" svg:viewBox="0 0 139 139" svg:d="M0 68c0-37 31-68 69-68s70 31 70 68c0 39-32 71-70 71s-69-32-69-71z">
          <text:p/>
        </draw:path>
        <draw:path draw:style-name="gr8" draw:text-style-name="P4" draw:layer="layout" svg:width="0.138cm" svg:height="0.138cm" svg:x="12.28cm" svg:y="6.297cm" svg:viewBox="0 0 139 139" svg:d="M0 68c0-37 31-68 70-68 37 0 69 31 69 68 0 39-32 71-69 71-39 0-70-32-70-71z">
          <text:p/>
        </draw:path>
        <draw:path draw:style-name="gr9" draw:text-style-name="P2" draw:layer="layout" svg:width="0.138cm" svg:height="0.138cm" svg:x="12.28cm" svg:y="6.297cm" svg:viewBox="0 0 139 139" svg:d="M0 68c0-37 31-68 70-68 37 0 69 31 69 68 0 39-32 71-69 71-39 0-70-32-70-71z">
          <text:p/>
        </draw:path>
        <draw:path draw:style-name="gr8" draw:text-style-name="P4" draw:layer="layout" svg:width="0.138cm" svg:height="0.138cm" svg:x="12.258cm" svg:y="6.297cm" svg:viewBox="0 0 139 139" svg:d="M0 68c0-37 32-68 70-68s69 31 69 68c0 39-31 71-69 71s-70-32-70-71z">
          <text:p/>
        </draw:path>
        <draw:path draw:style-name="gr9" draw:text-style-name="P2" draw:layer="layout" svg:width="0.138cm" svg:height="0.138cm" svg:x="12.258cm" svg:y="6.297cm" svg:viewBox="0 0 139 139" svg:d="M0 68c0-37 32-68 70-68s69 31 69 68c0 39-31 71-69 71s-70-32-70-71z">
          <text:p/>
        </draw:path>
        <draw:path draw:style-name="gr8" draw:text-style-name="P4" draw:layer="layout" svg:width="0.138cm" svg:height="0.138cm" svg:x="12.358cm" svg:y="6.297cm" svg:viewBox="0 0 139 139" svg:d="M0 68c0-37 31-68 70-68 38 0 69 31 69 68 0 39-31 71-69 71-39 0-70-32-70-71z">
          <text:p/>
        </draw:path>
        <draw:path draw:style-name="gr9" draw:text-style-name="P2" draw:layer="layout" svg:width="0.138cm" svg:height="0.138cm" svg:x="12.358cm" svg:y="6.297cm" svg:viewBox="0 0 139 139" svg:d="M0 68c0-37 31-68 70-68 38 0 69 31 69 68 0 39-31 71-69 71-39 0-70-32-70-71z">
          <text:p/>
        </draw:path>
        <draw:path draw:style-name="gr8" draw:text-style-name="P4" draw:layer="layout" svg:width="0.137cm" svg:height="0.138cm" svg:x="11.987cm" svg:y="6.297cm" svg:viewBox="0 0 138 139" svg:d="M0 68c0-37 32-68 70-68 37 0 68 31 68 68 0 39-31 71-68 71-38 0-70-32-70-71z">
          <text:p/>
        </draw:path>
        <draw:path draw:style-name="gr9" draw:text-style-name="P2" draw:layer="layout" svg:width="0.137cm" svg:height="0.138cm" svg:x="11.987cm" svg:y="6.297cm" svg:viewBox="0 0 138 139" svg:d="M0 68c0-37 32-68 70-68 37 0 68 31 68 68 0 39-31 71-68 71-38 0-70-32-70-71z">
          <text:p/>
        </draw:path>
        <draw:path draw:style-name="gr8" draw:text-style-name="P4" draw:layer="layout" svg:width="0.138cm" svg:height="0.138cm" svg:x="12.401cm" svg:y="6.297cm" svg:viewBox="0 0 139 139" svg:d="M0 68c0-37 31-68 69-68s70 31 70 68c0 39-32 71-70 71s-69-32-69-71z">
          <text:p/>
        </draw:path>
        <draw:path draw:style-name="gr9" draw:text-style-name="P2" draw:layer="layout" svg:width="0.138cm" svg:height="0.138cm" svg:x="12.401cm" svg:y="6.297cm" svg:viewBox="0 0 139 139" svg:d="M0 68c0-37 31-68 69-68s70 31 70 68c0 39-32 71-70 71s-69-32-69-71z">
          <text:p/>
        </draw:path>
        <draw:path draw:style-name="gr8" draw:text-style-name="P4" draw:layer="layout" svg:width="0.137cm" svg:height="0.138cm" svg:x="11.14cm" svg:y="6.297cm" svg:viewBox="0 0 138 139" svg:d="M0 68c0-37 32-68 69-68 38 0 69 31 69 68 0 39-31 71-69 71-37 0-69-32-69-71z">
          <text:p/>
        </draw:path>
        <draw:path draw:style-name="gr9" draw:text-style-name="P2" draw:layer="layout" svg:width="0.137cm" svg:height="0.138cm" svg:x="11.14cm" svg:y="6.297cm" svg:viewBox="0 0 138 139" svg:d="M0 68c0-37 32-68 69-68 38 0 69 31 69 68 0 39-31 71-69 71-37 0-69-32-69-71z">
          <text:p/>
        </draw:path>
        <draw:path draw:style-name="gr8" draw:text-style-name="P4" draw:layer="layout" svg:width="0.138cm" svg:height="0.138cm" svg:x="12.484cm" svg:y="6.297cm" svg:viewBox="0 0 139 139" svg:d="M0 68c0-37 31-68 70-68 37 0 69 31 69 68 0 39-32 71-69 71-39 0-70-32-70-71z">
          <text:p/>
        </draw:path>
        <draw:path draw:style-name="gr9" draw:text-style-name="P2" draw:layer="layout" svg:width="0.138cm" svg:height="0.138cm" svg:x="12.484cm" svg:y="6.297cm" svg:viewBox="0 0 139 139" svg:d="M0 68c0-37 31-68 70-68 37 0 69 31 69 68 0 39-32 71-69 71-39 0-70-32-70-71z">
          <text:p/>
        </draw:path>
        <draw:path draw:style-name="gr8" draw:text-style-name="P4" draw:layer="layout" svg:width="0.138cm" svg:height="0.138cm" svg:x="12.473cm" svg:y="6.297cm" svg:viewBox="0 0 139 139" svg:d="M0 68c0-37 31-68 70-68 38 0 69 31 69 68 0 39-31 71-69 71-39 0-70-32-70-71z">
          <text:p/>
        </draw:path>
        <draw:path draw:style-name="gr9" draw:text-style-name="P2" draw:layer="layout" svg:width="0.138cm" svg:height="0.138cm" svg:x="12.473cm" svg:y="6.297cm" svg:viewBox="0 0 139 139" svg:d="M0 68c0-37 31-68 70-68 38 0 69 31 69 68 0 39-31 71-69 71-39 0-70-32-70-71z">
          <text:p/>
        </draw:path>
        <draw:path draw:style-name="gr8" draw:text-style-name="P4" draw:layer="layout" svg:width="0.138cm" svg:height="0.138cm" svg:x="12.484cm" svg:y="6.297cm" svg:viewBox="0 0 139 139" svg:d="M0 68c0-37 31-68 70-68 37 0 69 31 69 68 0 39-32 71-69 71-39 0-70-32-70-71z">
          <text:p/>
        </draw:path>
        <draw:path draw:style-name="gr9" draw:text-style-name="P2" draw:layer="layout" svg:width="0.138cm" svg:height="0.138cm" svg:x="12.484cm" svg:y="6.297cm" svg:viewBox="0 0 139 139" svg:d="M0 68c0-37 31-68 70-68 37 0 69 31 69 68 0 39-32 71-69 71-39 0-70-32-70-71z">
          <text:p/>
        </draw:path>
        <draw:path draw:style-name="gr8" draw:text-style-name="P4" draw:layer="layout" svg:width="0.138cm" svg:height="0.138cm" svg:x="12.474cm" svg:y="6.297cm" svg:viewBox="0 0 139 139" svg:d="M0 68c0-37 31-68 70-68 38 0 69 31 69 68 0 39-31 71-69 71-39 0-70-32-70-71z">
          <text:p/>
        </draw:path>
        <draw:path draw:style-name="gr9" draw:text-style-name="P2" draw:layer="layout" svg:width="0.138cm" svg:height="0.138cm" svg:x="12.474cm" svg:y="6.297cm" svg:viewBox="0 0 139 139" svg:d="M0 68c0-37 31-68 70-68 38 0 69 31 69 68 0 39-31 71-69 71-39 0-70-32-70-71z">
          <text:p/>
        </draw:path>
        <draw:path draw:style-name="gr8" draw:text-style-name="P4" draw:layer="layout" svg:width="0.138cm" svg:height="0.138cm" svg:x="11.872cm" svg:y="6.297cm" svg:viewBox="0 0 139 139" svg:d="M0 68c0-37 31-68 69-68s70 31 70 68c0 39-32 71-70 71s-69-32-69-71z">
          <text:p/>
        </draw:path>
        <draw:path draw:style-name="gr9" draw:text-style-name="P2" draw:layer="layout" svg:width="0.138cm" svg:height="0.138cm" svg:x="11.872cm" svg:y="6.297cm" svg:viewBox="0 0 139 139" svg:d="M0 68c0-37 31-68 69-68s70 31 70 68c0 39-32 71-70 71s-69-32-69-71z">
          <text:p/>
        </draw:path>
        <draw:path draw:style-name="gr8" draw:text-style-name="P4" draw:layer="layout" svg:width="0.138cm" svg:height="0.138cm" svg:x="12.472cm" svg:y="6.297cm" svg:viewBox="0 0 139 139" svg:d="M0 68c0-37 31-68 70-68 38 0 69 31 69 68 0 39-31 71-69 71-39 0-70-32-70-71z">
          <text:p/>
        </draw:path>
        <draw:path draw:style-name="gr9" draw:text-style-name="P2" draw:layer="layout" svg:width="0.138cm" svg:height="0.138cm" svg:x="12.472cm" svg:y="6.297cm" svg:viewBox="0 0 139 139" svg:d="M0 68c0-37 31-68 70-68 38 0 69 31 69 68 0 39-31 71-69 71-39 0-70-32-70-71z">
          <text:p/>
        </draw:path>
        <draw:path draw:style-name="gr8" draw:text-style-name="P4" draw:layer="layout" svg:width="0.138cm" svg:height="0.138cm" svg:x="12.498cm" svg:y="6.297cm" svg:viewBox="0 0 139 139" svg:d="M0 68c0-37 31-68 70-68 38 0 69 31 69 68 0 39-31 71-69 71-39 0-70-32-70-71z">
          <text:p/>
        </draw:path>
        <draw:path draw:style-name="gr9" draw:text-style-name="P2" draw:layer="layout" svg:width="0.138cm" svg:height="0.138cm" svg:x="12.498cm" svg:y="6.297cm" svg:viewBox="0 0 139 139" svg:d="M0 68c0-37 31-68 70-68 38 0 69 31 69 68 0 39-31 71-69 71-39 0-70-32-70-71z">
          <text:p/>
        </draw:path>
        <draw:path draw:style-name="gr8" draw:text-style-name="P4" draw:layer="layout" svg:width="0.138cm" svg:height="0.138cm" svg:x="11.445cm" svg:y="6.297cm" svg:viewBox="0 0 139 139" svg:d="M0 68c0-37 31-68 68-68 39 0 71 31 71 68 0 39-32 71-71 71-37 0-68-32-68-71z">
          <text:p/>
        </draw:path>
        <draw:path draw:style-name="gr9" draw:text-style-name="P2" draw:layer="layout" svg:width="0.138cm" svg:height="0.138cm" svg:x="11.445cm" svg:y="6.297cm" svg:viewBox="0 0 139 139" svg:d="M0 68c0-37 31-68 68-68 39 0 71 31 71 68 0 39-32 71-71 71-37 0-68-32-68-71z">
          <text:p/>
        </draw:path>
        <draw:path draw:style-name="gr8" draw:text-style-name="P4" draw:layer="layout" svg:width="0.137cm" svg:height="0.138cm" svg:x="11.979cm" svg:y="6.297cm" svg:viewBox="0 0 138 139" svg:d="M0 68c0-37 31-68 70-68 38 0 68 31 68 68 0 39-30 71-68 71-39 0-70-32-70-71z">
          <text:p/>
        </draw:path>
        <draw:path draw:style-name="gr9" draw:text-style-name="P2" draw:layer="layout" svg:width="0.137cm" svg:height="0.138cm" svg:x="11.979cm" svg:y="6.297cm" svg:viewBox="0 0 138 139" svg:d="M0 68c0-37 31-68 70-68 38 0 68 31 68 68 0 39-30 71-68 71-39 0-70-32-70-71z">
          <text:p/>
        </draw:path>
        <draw:path draw:style-name="gr8" draw:text-style-name="P4" draw:layer="layout" svg:width="0.138cm" svg:height="0.138cm" svg:x="12.456cm" svg:y="6.297cm" svg:viewBox="0 0 139 139" svg:d="M0 68c0-37 31-68 69-68 39 0 70 31 70 68 0 39-31 71-70 71-38 0-69-32-69-71z">
          <text:p/>
        </draw:path>
        <draw:path draw:style-name="gr9" draw:text-style-name="P2" draw:layer="layout" svg:width="0.138cm" svg:height="0.138cm" svg:x="12.456cm" svg:y="6.297cm" svg:viewBox="0 0 139 139" svg:d="M0 68c0-37 31-68 69-68 39 0 70 31 70 68 0 39-31 71-70 71-38 0-69-32-69-71z">
          <text:p/>
        </draw:path>
        <draw:polyline draw:style-name="gr5" draw:text-style-name="P2" draw:layer="layout" svg:width="0cm" svg:height="0cm" svg:x="12.582cm" svg:y="6.365cm" svg:viewBox="0 0 0 0" draw:points="0,0">
          <text:p/>
        </draw:polyline>
        <draw:polyline draw:style-name="gr5" draw:text-style-name="P2" draw:layer="layout" svg:width="0cm" svg:height="0cm" svg:x="12.582cm" svg:y="6.365cm" svg:viewBox="0 0 0 0" draw:points="0,0">
          <text:p/>
        </draw:polyline>
        <draw:polygon draw:style-name="gr6" draw:text-style-name="P3" draw:layer="layout" svg:width="0cm" svg:height="0.242cm" svg:x="12.582cm" svg:y="6.244cm" svg:viewBox="0 0 0 243" draw:points="0,243 0,0">
          <text:p/>
        </draw:polygon>
        <draw:line draw:style-name="gr7" draw:text-style-name="P2" draw:layer="layout" svg:x1="12.582cm" svg:y1="6.487cm" svg:x2="12.582cm" svg:y2="6.244cm">
          <text:p/>
        </draw:line>
        <draw:path draw:style-name="gr8" draw:text-style-name="P4" draw:layer="layout" svg:width="0.138cm" svg:height="0.138cm" svg:x="11.919cm" svg:y="5.972cm" svg:viewBox="0 0 139 139" svg:d="M0 70c0-39 31-70 70-70 38 0 69 31 69 70 0 37-31 69-69 69-39 0-70-32-70-69z">
          <text:p/>
        </draw:path>
        <draw:path draw:style-name="gr9" draw:text-style-name="P2" draw:layer="layout" svg:width="0.138cm" svg:height="0.138cm" svg:x="11.919cm" svg:y="5.972cm" svg:viewBox="0 0 139 139" svg:d="M0 70c0-39 31-70 70-70 38 0 69 31 69 70 0 37-31 69-69 69-39 0-70-32-70-69z">
          <text:p/>
        </draw:path>
        <draw:path draw:style-name="gr8" draw:text-style-name="P4" draw:layer="layout" svg:width="0.137cm" svg:height="0.138cm" svg:x="12.477cm" svg:y="5.972cm" svg:viewBox="0 0 138 139" svg:d="M0 70c0-39 31-70 70-70 37 0 68 31 68 70 0 37-31 69-68 69-39 0-70-32-70-69z">
          <text:p/>
        </draw:path>
        <draw:path draw:style-name="gr9" draw:text-style-name="P2" draw:layer="layout" svg:width="0.137cm" svg:height="0.138cm" svg:x="12.477cm" svg:y="5.972cm" svg:viewBox="0 0 138 139" svg:d="M0 70c0-39 31-70 70-70 37 0 68 31 68 70 0 37-31 69-68 69-39 0-70-32-70-69z">
          <text:p/>
        </draw:path>
        <draw:path draw:style-name="gr8" draw:text-style-name="P4" draw:layer="layout" svg:width="0.138cm" svg:height="0.138cm" svg:x="12.354cm" svg:y="5.972cm" svg:viewBox="0 0 139 139" svg:d="M0 70c0-39 32-70 70-70s69 31 69 70c0 37-31 69-69 69s-70-32-70-69z">
          <text:p/>
        </draw:path>
        <draw:path draw:style-name="gr9" draw:text-style-name="P2" draw:layer="layout" svg:width="0.138cm" svg:height="0.138cm" svg:x="12.354cm" svg:y="5.972cm" svg:viewBox="0 0 139 139" svg:d="M0 70c0-39 32-70 70-70s69 31 69 70c0 37-31 69-69 69s-70-32-70-69z">
          <text:p/>
        </draw:path>
        <draw:path draw:style-name="gr8" draw:text-style-name="P4" draw:layer="layout" svg:width="0.138cm" svg:height="0.138cm" svg:x="12.221cm" svg:y="5.972cm" svg:viewBox="0 0 139 139" svg:d="M0 70c0-39 32-70 70-70s69 31 69 70c0 37-31 69-69 69s-70-32-70-69z">
          <text:p/>
        </draw:path>
        <draw:path draw:style-name="gr9" draw:text-style-name="P2" draw:layer="layout" svg:width="0.138cm" svg:height="0.138cm" svg:x="12.221cm" svg:y="5.972cm" svg:viewBox="0 0 139 139" svg:d="M0 70c0-39 32-70 70-70s69 31 69 70c0 37-31 69-69 69s-70-32-70-69z">
          <text:p/>
        </draw:path>
        <draw:path draw:style-name="gr8" draw:text-style-name="P4" draw:layer="layout" svg:width="0.138cm" svg:height="0.138cm" svg:x="12.475cm" svg:y="5.972cm" svg:viewBox="0 0 139 139" svg:d="M0 70c0-39 31-70 70-70 38 0 69 31 69 70 0 37-31 69-69 69-39 0-70-32-70-69z">
          <text:p/>
        </draw:path>
        <draw:path draw:style-name="gr9" draw:text-style-name="P2" draw:layer="layout" svg:width="0.138cm" svg:height="0.138cm" svg:x="12.475cm" svg:y="5.972cm" svg:viewBox="0 0 139 139" svg:d="M0 70c0-39 31-70 70-70 38 0 69 31 69 70 0 37-31 69-69 69-39 0-70-32-70-69z">
          <text:p/>
        </draw:path>
        <draw:path draw:style-name="gr8" draw:text-style-name="P4" draw:layer="layout" svg:width="0.138cm" svg:height="0.138cm" svg:x="12.479cm" svg:y="5.972cm" svg:viewBox="0 0 139 139" svg:d="M0 70c0-39 31-70 69-70 39 0 70 31 70 70 0 37-31 69-70 69-38 0-69-32-69-69z">
          <text:p/>
        </draw:path>
        <draw:path draw:style-name="gr9" draw:text-style-name="P2" draw:layer="layout" svg:width="0.138cm" svg:height="0.138cm" svg:x="12.479cm" svg:y="5.972cm" svg:viewBox="0 0 139 139" svg:d="M0 70c0-39 31-70 69-70 39 0 70 31 70 70 0 37-31 69-70 69-38 0-69-32-69-69z">
          <text:p/>
        </draw:path>
        <draw:path draw:style-name="gr8" draw:text-style-name="P4" draw:layer="layout" svg:width="0.138cm" svg:height="0.138cm" svg:x="11.872cm" svg:y="5.972cm" svg:viewBox="0 0 139 139" svg:d="M0 70c0-39 31-70 69-70s70 31 70 70c0 37-32 69-70 69s-69-32-69-69z">
          <text:p/>
        </draw:path>
        <draw:path draw:style-name="gr9" draw:text-style-name="P2" draw:layer="layout" svg:width="0.138cm" svg:height="0.138cm" svg:x="11.872cm" svg:y="5.972cm" svg:viewBox="0 0 139 139" svg:d="M0 70c0-39 31-70 69-70s70 31 70 70c0 37-32 69-70 69s-69-32-69-69z">
          <text:p/>
        </draw:path>
        <draw:path draw:style-name="gr8" draw:text-style-name="P4" draw:layer="layout" svg:width="0.138cm" svg:height="0.138cm" svg:x="12.496cm" svg:y="5.972cm" svg:viewBox="0 0 139 139" svg:d="M0 70c0-39 31-70 70-70 38 0 69 31 69 70 0 37-31 69-69 69-39 0-70-32-70-69z">
          <text:p/>
        </draw:path>
        <draw:path draw:style-name="gr9" draw:text-style-name="P2" draw:layer="layout" svg:width="0.138cm" svg:height="0.138cm" svg:x="12.496cm" svg:y="5.972cm" svg:viewBox="0 0 139 139" svg:d="M0 70c0-39 31-70 70-70 38 0 69 31 69 70 0 37-31 69-69 69-39 0-70-32-70-69z">
          <text:p/>
        </draw:path>
        <draw:path draw:style-name="gr8" draw:text-style-name="P4" draw:layer="layout" svg:width="0.138cm" svg:height="0.138cm" svg:x="12.476cm" svg:y="5.972cm" svg:viewBox="0 0 139 139" svg:d="M0 70c0-39 31-70 70-70 38 0 69 31 69 70 0 37-31 69-69 69-39 0-70-32-70-69z">
          <text:p/>
        </draw:path>
        <draw:path draw:style-name="gr9" draw:text-style-name="P2" draw:layer="layout" svg:width="0.138cm" svg:height="0.138cm" svg:x="12.476cm" svg:y="5.972cm" svg:viewBox="0 0 139 139" svg:d="M0 70c0-39 31-70 70-70 38 0 69 31 69 70 0 37-31 69-69 69-39 0-70-32-70-69z">
          <text:p/>
        </draw:path>
        <draw:path draw:style-name="gr8" draw:text-style-name="P4" draw:layer="layout" svg:width="0.138cm" svg:height="0.138cm" svg:x="12.496cm" svg:y="5.972cm" svg:viewBox="0 0 139 139" svg:d="M0 70c0-39 31-70 70-70 38 0 69 31 69 70 0 37-31 69-69 69-39 0-70-32-70-69z">
          <text:p/>
        </draw:path>
        <draw:path draw:style-name="gr9" draw:text-style-name="P2" draw:layer="layout" svg:width="0.138cm" svg:height="0.138cm" svg:x="12.496cm" svg:y="5.972cm" svg:viewBox="0 0 139 139" svg:d="M0 70c0-39 31-70 70-70 38 0 69 31 69 70 0 37-31 69-69 69-39 0-70-32-70-69z">
          <text:p/>
        </draw:path>
        <draw:path draw:style-name="gr8" draw:text-style-name="P4" draw:layer="layout" svg:width="0.138cm" svg:height="0.138cm" svg:x="12.496cm" svg:y="5.972cm" svg:viewBox="0 0 139 139" svg:d="M0 70c0-39 31-70 70-70 38 0 69 31 69 70 0 37-31 69-69 69-39 0-70-32-70-69z">
          <text:p/>
        </draw:path>
        <draw:path draw:style-name="gr9" draw:text-style-name="P2" draw:layer="layout" svg:width="0.138cm" svg:height="0.138cm" svg:x="12.496cm" svg:y="5.972cm" svg:viewBox="0 0 139 139" svg:d="M0 70c0-39 31-70 70-70 38 0 69 31 69 70 0 37-31 69-69 69-39 0-70-32-70-69z">
          <text:p/>
        </draw:path>
        <draw:path draw:style-name="gr8" draw:text-style-name="P4" draw:layer="layout" svg:width="0.138cm" svg:height="0.138cm" svg:x="11.872cm" svg:y="5.972cm" svg:viewBox="0 0 139 139" svg:d="M0 70c0-39 31-70 69-70s70 31 70 70c0 37-32 69-70 69s-69-32-69-69z">
          <text:p/>
        </draw:path>
        <draw:path draw:style-name="gr9" draw:text-style-name="P2" draw:layer="layout" svg:width="0.138cm" svg:height="0.138cm" svg:x="11.872cm" svg:y="5.972cm" svg:viewBox="0 0 139 139" svg:d="M0 70c0-39 31-70 69-70s70 31 70 70c0 37-32 69-70 69s-69-32-69-69z">
          <text:p/>
        </draw:path>
        <draw:path draw:style-name="gr8" draw:text-style-name="P4" draw:layer="layout" svg:width="0.138cm" svg:height="0.138cm" svg:x="12.472cm" svg:y="5.972cm" svg:viewBox="0 0 139 139" svg:d="M0 70c0-39 31-70 70-70 38 0 69 31 69 70 0 37-31 69-69 69-39 0-70-32-70-69z">
          <text:p/>
        </draw:path>
        <draw:path draw:style-name="gr9" draw:text-style-name="P2" draw:layer="layout" svg:width="0.138cm" svg:height="0.138cm" svg:x="12.472cm" svg:y="5.972cm" svg:viewBox="0 0 139 139" svg:d="M0 70c0-39 31-70 70-70 38 0 69 31 69 70 0 37-31 69-69 69-39 0-70-32-70-69z">
          <text:p/>
        </draw:path>
        <draw:path draw:style-name="gr8" draw:text-style-name="P4" draw:layer="layout" svg:width="0.138cm" svg:height="0.138cm" svg:x="12.456cm" svg:y="5.972cm" svg:viewBox="0 0 139 139" svg:d="M0 70c0-39 31-70 69-70 39 0 70 31 70 70 0 37-31 69-70 69-38 0-69-32-69-69z">
          <text:p/>
        </draw:path>
        <draw:path draw:style-name="gr9" draw:text-style-name="P2" draw:layer="layout" svg:width="0.138cm" svg:height="0.138cm" svg:x="12.456cm" svg:y="5.972cm" svg:viewBox="0 0 139 139" svg:d="M0 70c0-39 31-70 69-70 39 0 70 31 70 70 0 37-31 69-70 69-38 0-69-32-69-69z">
          <text:p/>
        </draw:path>
        <draw:polyline draw:style-name="gr5" draw:text-style-name="P2" draw:layer="layout" svg:width="0cm" svg:height="0cm" svg:x="12.582cm" svg:y="6.042cm" svg:viewBox="0 0 0 0" draw:points="0,0">
          <text:p/>
        </draw:polyline>
        <draw:polyline draw:style-name="gr5" draw:text-style-name="P2" draw:layer="layout" svg:width="0cm" svg:height="0cm" svg:x="12.582cm" svg:y="6.042cm" svg:viewBox="0 0 0 0" draw:points="0,0">
          <text:p/>
        </draw:polyline>
        <draw:polygon draw:style-name="gr10" draw:text-style-name="P5" draw:layer="layout" svg:width="0cm" svg:height="0.242cm" svg:x="12.582cm" svg:y="5.92cm" svg:viewBox="0 0 0 243" draw:points="0,243 0,0">
          <text:p/>
        </draw:polygon>
        <draw:line draw:style-name="gr7" draw:text-style-name="P2" draw:layer="layout" svg:x1="12.582cm" svg:y1="6.163cm" svg:x2="12.582cm" svg:y2="5.92cm">
          <text:p/>
        </draw:line>
        <draw:path draw:style-name="gr8" draw:text-style-name="P4" draw:layer="layout" svg:width="0.138cm" svg:height="0.137cm" svg:x="12.501cm" svg:y="5.649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12.501cm" svg:y="5.649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12.475cm" svg:y="5.649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12.475cm" svg:y="5.649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11.582cm" svg:y="5.649cm" svg:viewBox="0 0 139 138" svg:d="M0 69c0-38 31-69 69-69s70 31 70 69-32 69-70 69-69-31-69-69z">
          <text:p/>
        </draw:path>
        <draw:path draw:style-name="gr9" draw:text-style-name="P2" draw:layer="layout" svg:width="0.138cm" svg:height="0.137cm" svg:x="11.582cm" svg:y="5.649cm" svg:viewBox="0 0 139 138" svg:d="M0 69c0-38 31-69 69-69s70 31 70 69-32 69-70 69-69-31-69-69z">
          <text:p/>
        </draw:path>
        <draw:path draw:style-name="gr8" draw:text-style-name="P4" draw:layer="layout" svg:width="0.138cm" svg:height="0.137cm" svg:x="12.502cm" svg:y="5.649cm" svg:viewBox="0 0 139 138" svg:d="M0 69c0-38 31-69 70-69 37 0 69 31 69 69s-32 69-69 69c-39 0-70-31-70-69z">
          <text:p/>
        </draw:path>
        <draw:path draw:style-name="gr9" draw:text-style-name="P2" draw:layer="layout" svg:width="0.138cm" svg:height="0.137cm" svg:x="12.502cm" svg:y="5.649cm" svg:viewBox="0 0 139 138" svg:d="M0 69c0-38 31-69 70-69 37 0 69 31 69 69s-32 69-69 69c-39 0-70-31-70-69z">
          <text:p/>
        </draw:path>
        <draw:path draw:style-name="gr8" draw:text-style-name="P4" draw:layer="layout" svg:width="0.138cm" svg:height="0.137cm" svg:x="12.489cm" svg:y="5.649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12.489cm" svg:y="5.649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12.389cm" svg:y="5.649cm" svg:viewBox="0 0 139 138" svg:d="M0 69c0-38 32-69 70-69s69 31 69 69-31 69-69 69-70-31-70-69z">
          <text:p/>
        </draw:path>
        <draw:path draw:style-name="gr9" draw:text-style-name="P2" draw:layer="layout" svg:width="0.138cm" svg:height="0.137cm" svg:x="12.389cm" svg:y="5.649cm" svg:viewBox="0 0 139 138" svg:d="M0 69c0-38 32-69 70-69s69 31 69 69-31 69-69 69-70-31-70-69z">
          <text:p/>
        </draw:path>
        <draw:path draw:style-name="gr8" draw:text-style-name="P4" draw:layer="layout" svg:width="0.138cm" svg:height="0.137cm" svg:x="12.336cm" svg:y="5.649cm" svg:viewBox="0 0 139 138" svg:d="M0 69c0-38 32-69 71-69 37 0 68 31 68 69s-31 69-68 69c-39 0-71-31-71-69z">
          <text:p/>
        </draw:path>
        <draw:path draw:style-name="gr9" draw:text-style-name="P2" draw:layer="layout" svg:width="0.138cm" svg:height="0.137cm" svg:x="12.336cm" svg:y="5.649cm" svg:viewBox="0 0 139 138" svg:d="M0 69c0-38 32-69 71-69 37 0 68 31 68 69s-31 69-68 69c-39 0-71-31-71-69z">
          <text:p/>
        </draw:path>
        <draw:path draw:style-name="gr8" draw:text-style-name="P4" draw:layer="layout" svg:width="0.138cm" svg:height="0.137cm" svg:x="12.405cm" svg:y="5.649cm" svg:viewBox="0 0 139 138" svg:d="M0 69c0-38 31-69 69-69s70 31 70 69-32 69-70 69-69-31-69-69z">
          <text:p/>
        </draw:path>
        <draw:path draw:style-name="gr9" draw:text-style-name="P2" draw:layer="layout" svg:width="0.138cm" svg:height="0.137cm" svg:x="12.405cm" svg:y="5.649cm" svg:viewBox="0 0 139 138" svg:d="M0 69c0-38 31-69 69-69s70 31 70 69-32 69-70 69-69-31-69-69z">
          <text:p/>
        </draw:path>
        <draw:path draw:style-name="gr8" draw:text-style-name="P4" draw:layer="layout" svg:width="0.138cm" svg:height="0.137cm" svg:x="12.275cm" svg:y="5.649cm" svg:viewBox="0 0 139 138" svg:d="M0 69c0-38 32-69 69-69 38 0 70 31 70 69s-32 69-70 69c-37 0-69-31-69-69z">
          <text:p/>
        </draw:path>
        <draw:path draw:style-name="gr9" draw:text-style-name="P2" draw:layer="layout" svg:width="0.138cm" svg:height="0.137cm" svg:x="12.275cm" svg:y="5.649cm" svg:viewBox="0 0 139 138" svg:d="M0 69c0-38 32-69 69-69 38 0 70 31 70 69s-32 69-70 69c-37 0-69-31-69-69z">
          <text:p/>
        </draw:path>
        <draw:path draw:style-name="gr8" draw:text-style-name="P4" draw:layer="layout" svg:width="0.138cm" svg:height="0.137cm" svg:x="12.5cm" svg:y="5.649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12.5cm" svg:y="5.649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12.438cm" svg:y="5.649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12.438cm" svg:y="5.649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11.347cm" svg:y="5.649cm" svg:viewBox="0 0 139 138" svg:d="M0 69c0-38 31-69 69-69 39 0 70 31 70 69s-31 69-70 69c-38 0-69-31-69-69z">
          <text:p/>
        </draw:path>
        <draw:path draw:style-name="gr9" draw:text-style-name="P2" draw:layer="layout" svg:width="0.138cm" svg:height="0.137cm" svg:x="11.347cm" svg:y="5.649cm" svg:viewBox="0 0 139 138" svg:d="M0 69c0-38 31-69 69-69 39 0 70 31 70 69s-31 69-70 69c-38 0-69-31-69-69z">
          <text:p/>
        </draw:path>
        <draw:path draw:style-name="gr8" draw:text-style-name="P4" draw:layer="layout" svg:width="0.138cm" svg:height="0.137cm" svg:x="12.49cm" svg:y="5.649cm" svg:viewBox="0 0 139 138" svg:d="M0 69c0-38 31-69 70-69 37 0 69 31 69 69s-32 69-69 69c-39 0-70-31-70-69z">
          <text:p/>
        </draw:path>
        <draw:path draw:style-name="gr9" draw:text-style-name="P2" draw:layer="layout" svg:width="0.138cm" svg:height="0.137cm" svg:x="12.49cm" svg:y="5.649cm" svg:viewBox="0 0 139 138" svg:d="M0 69c0-38 31-69 70-69 37 0 69 31 69 69s-32 69-69 69c-39 0-70-31-70-69z">
          <text:p/>
        </draw:path>
        <draw:path draw:style-name="gr8" draw:text-style-name="P4" draw:layer="layout" svg:width="0.138cm" svg:height="0.137cm" svg:x="12.49cm" svg:y="5.649cm" svg:viewBox="0 0 139 138" svg:d="M0 69c0-38 31-69 70-69 37 0 69 31 69 69s-32 69-69 69c-39 0-70-31-70-69z">
          <text:p/>
        </draw:path>
        <draw:path draw:style-name="gr9" draw:text-style-name="P2" draw:layer="layout" svg:width="0.138cm" svg:height="0.137cm" svg:x="12.49cm" svg:y="5.649cm" svg:viewBox="0 0 139 138" svg:d="M0 69c0-38 31-69 70-69 37 0 69 31 69 69s-32 69-69 69c-39 0-70-31-70-69z">
          <text:p/>
        </draw:path>
        <draw:path draw:style-name="gr8" draw:text-style-name="P4" draw:layer="layout" svg:width="0.138cm" svg:height="0.137cm" svg:x="12.496cm" svg:y="5.649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12.496cm" svg:y="5.649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12.49cm" svg:y="5.649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12.49cm" svg:y="5.649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11.872cm" svg:y="5.649cm" svg:viewBox="0 0 139 138" svg:d="M0 69c0-38 31-69 69-69s70 31 70 69-32 69-70 69-69-31-69-69z">
          <text:p/>
        </draw:path>
        <draw:path draw:style-name="gr9" draw:text-style-name="P2" draw:layer="layout" svg:width="0.138cm" svg:height="0.137cm" svg:x="11.872cm" svg:y="5.649cm" svg:viewBox="0 0 139 138" svg:d="M0 69c0-38 31-69 69-69s70 31 70 69-32 69-70 69-69-31-69-69z">
          <text:p/>
        </draw:path>
        <draw:path draw:style-name="gr8" draw:text-style-name="P4" draw:layer="layout" svg:width="0.138cm" svg:height="0.137cm" svg:x="12.489cm" svg:y="5.649cm" svg:viewBox="0 0 139 138" svg:d="M0 69c0-38 31-69 70-69 38 0 69 31 69 69s-31 69-69 69c-39 0-70-31-70-69z">
          <text:p/>
        </draw:path>
        <draw:path draw:style-name="gr9" draw:text-style-name="P2" draw:layer="layout" svg:width="0.138cm" svg:height="0.137cm" svg:x="12.489cm" svg:y="5.649cm" svg:viewBox="0 0 139 138" svg:d="M0 69c0-38 31-69 70-69 38 0 69 31 69 69s-31 69-69 69c-39 0-70-31-70-69z">
          <text:p/>
        </draw:path>
        <draw:path draw:style-name="gr8" draw:text-style-name="P4" draw:layer="layout" svg:width="0.138cm" svg:height="0.137cm" svg:x="10.911cm" svg:y="5.649cm" svg:viewBox="0 0 139 138" svg:d="M0 69c0-38 31-69 68-69 38 0 71 31 71 69s-33 69-71 69c-37 0-68-31-68-69z">
          <text:p/>
        </draw:path>
        <draw:path draw:style-name="gr9" draw:text-style-name="P2" draw:layer="layout" svg:width="0.138cm" svg:height="0.137cm" svg:x="10.911cm" svg:y="5.649cm" svg:viewBox="0 0 139 138" svg:d="M0 69c0-38 31-69 68-69 38 0 71 31 71 69s-33 69-71 69c-37 0-68-31-68-69z">
          <text:p/>
        </draw:path>
        <draw:path draw:style-name="gr8" draw:text-style-name="P4" draw:layer="layout" svg:width="0.138cm" svg:height="0.137cm" svg:x="12.454cm" svg:y="5.649cm" svg:viewBox="0 0 139 138" svg:d="M0 69c0-38 31-69 69-69 39 0 70 31 70 69s-31 69-70 69c-38 0-69-31-69-69z">
          <text:p/>
        </draw:path>
        <draw:path draw:style-name="gr9" draw:text-style-name="P2" draw:layer="layout" svg:width="0.138cm" svg:height="0.137cm" svg:x="12.454cm" svg:y="5.649cm" svg:viewBox="0 0 139 138" svg:d="M0 69c0-38 31-69 69-69 39 0 70 31 70 69s-31 69-70 69c-38 0-69-31-69-69z">
          <text:p/>
        </draw:path>
        <draw:polyline draw:style-name="gr5" draw:text-style-name="P2" draw:layer="layout" svg:width="0cm" svg:height="0cm" svg:x="12.582cm" svg:y="5.717cm" svg:viewBox="0 0 0 0" draw:points="0,0">
          <text:p/>
        </draw:polyline>
        <draw:polyline draw:style-name="gr5" draw:text-style-name="P2" draw:layer="layout" svg:width="0cm" svg:height="0cm" svg:x="12.582cm" svg:y="5.717cm" svg:viewBox="0 0 0 0" draw:points="0,0">
          <text:p/>
        </draw:polyline>
        <draw:polygon draw:style-name="gr11" draw:text-style-name="P6" draw:layer="layout" svg:width="0cm" svg:height="0.242cm" svg:x="12.582cm" svg:y="5.596cm" svg:viewBox="0 0 0 243" draw:points="0,243 0,0">
          <text:p/>
        </draw:polygon>
        <draw:line draw:style-name="gr7" draw:text-style-name="P2" draw:layer="layout" svg:x1="12.582cm" svg:y1="5.839cm" svg:x2="12.582cm" svg:y2="5.596cm">
          <text:p/>
        </draw:line>
        <draw:path draw:style-name="gr8" draw:text-style-name="P4" draw:layer="layout" svg:width="0.138cm" svg:height="0.138cm" svg:x="12.477cm" svg:y="5.324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7cm" svg:y="5.324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75cm" svg:y="5.324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5cm" svg:y="5.324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1.759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1.759cm" svg:y="5.324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496cm" svg:y="5.324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96cm" svg:y="5.324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48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448cm" svg:y="5.324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064cm" svg:y="5.324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064cm" svg:y="5.324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329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329cm" svg:y="5.324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207cm" svg:y="5.324cm" svg:viewBox="0 0 139 139" svg:d="M0 69c0-38 31-69 71-69 37 0 68 31 68 69 0 39-31 70-68 70-40 0-71-31-71-70z">
          <text:p/>
        </draw:path>
        <draw:path draw:style-name="gr9" draw:text-style-name="P2" draw:layer="layout" svg:width="0.138cm" svg:height="0.138cm" svg:x="12.207cm" svg:y="5.324cm" svg:viewBox="0 0 139 139" svg:d="M0 69c0-38 31-69 71-69 37 0 68 31 68 69 0 39-31 70-68 70-40 0-71-31-71-70z">
          <text:p/>
        </draw:path>
        <draw:path draw:style-name="gr8" draw:text-style-name="P4" draw:layer="layout" svg:width="0.137cm" svg:height="0.138cm" svg:x="12.413cm" svg:y="5.324cm" svg:viewBox="0 0 138 139" svg:d="M0 69c0-38 30-69 68-69 39 0 70 31 70 69 0 39-31 70-70 70-38 0-68-31-68-70z">
          <text:p/>
        </draw:path>
        <draw:path draw:style-name="gr9" draw:text-style-name="P2" draw:layer="layout" svg:width="0.137cm" svg:height="0.138cm" svg:x="12.413cm" svg:y="5.324cm" svg:viewBox="0 0 138 139" svg:d="M0 69c0-38 30-69 68-69 39 0 70 31 70 69 0 39-31 70-70 70-38 0-68-31-68-70z">
          <text:p/>
        </draw:path>
        <draw:path draw:style-name="gr8" draw:text-style-name="P4" draw:layer="layout" svg:width="0.138cm" svg:height="0.138cm" svg:x="11.231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1.231cm" svg:y="5.324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49cm" svg:y="5.324cm" svg:viewBox="0 0 139 139" svg:d="M0 69c0-38 31-69 70-69 37 0 69 31 69 69 0 39-32 70-69 70-39 0-70-31-70-70z">
          <text:p/>
        </draw:path>
        <draw:path draw:style-name="gr9" draw:text-style-name="P2" draw:layer="layout" svg:width="0.138cm" svg:height="0.138cm" svg:x="12.49cm" svg:y="5.324cm" svg:viewBox="0 0 139 139" svg:d="M0 69c0-38 31-69 70-69 37 0 69 31 69 69 0 39-32 70-69 70-39 0-70-31-70-70z">
          <text:p/>
        </draw:path>
        <draw:path draw:style-name="gr8" draw:text-style-name="P4" draw:layer="layout" svg:width="0.138cm" svg:height="0.138cm" svg:x="12.475cm" svg:y="5.324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2.475cm" svg:y="5.324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2.496cm" svg:y="5.324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96cm" svg:y="5.324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96cm" svg:y="5.324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96cm" svg:y="5.324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1.872cm" svg:y="5.324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1.872cm" svg:y="5.324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2.486cm" svg:y="5.324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86cm" svg:y="5.324cm" svg:viewBox="0 0 139 139" svg:d="M0 69c0-38 31-69 70-69 38 0 69 31 69 69 0 39-31 70-69 70-39 0-70-31-70-70z">
          <text:p/>
        </draw:path>
        <draw:polyline draw:style-name="gr5" draw:text-style-name="P2" draw:layer="layout" svg:width="0cm" svg:height="0cm" svg:x="12.582cm" svg:y="5.393cm" svg:viewBox="0 0 0 0" draw:points="0,0">
          <text:p/>
        </draw:polyline>
        <draw:polyline draw:style-name="gr5" draw:text-style-name="P2" draw:layer="layout" svg:width="0cm" svg:height="0cm" svg:x="12.582cm" svg:y="5.393cm" svg:viewBox="0 0 0 0" draw:points="0,0">
          <text:p/>
        </draw:polyline>
        <draw:polygon draw:style-name="gr12" draw:text-style-name="P7" draw:layer="layout" svg:width="0cm" svg:height="0.242cm" svg:x="12.582cm" svg:y="5.272cm" svg:viewBox="0 0 0 243" draw:points="0,243 0,0">
          <text:p/>
        </draw:polygon>
        <draw:line draw:style-name="gr7" draw:text-style-name="P2" draw:layer="layout" svg:x1="12.582cm" svg:y1="5.515cm" svg:x2="12.582cm" svg:y2="5.272cm">
          <text:p/>
        </draw:line>
        <draw:polygon draw:style-name="gr13" draw:text-style-name="P2" draw:layer="layout" svg:width="3.525cm" svg:height="1.361cm" svg:x="9.217cm" svg:y="5.199cm" svg:viewBox="0 0 3526 1362" draw:points="0,1362 3526,1362 3526,0 0,0">
          <text:p/>
        </draw:polygon>
        <draw:polygon draw:style-name="gr1" draw:text-style-name="P1" draw:layer="layout" svg:width="3.525cm" svg:height="1.361cm" svg:x="12.847cm" svg:y="0.8cm" svg:viewBox="0 0 3526 1362" draw:points="0,1362 3526,1362 3526,0 0,0">
          <text:p/>
        </draw:polygon>
        <draw:line draw:style-name="gr3" draw:text-style-name="P2" draw:layer="layout" svg:x1="13.328cm" svg:y1="2.161cm" svg:x2="13.328cm" svg:y2="0.8cm">
          <text:p/>
        </draw:line>
        <draw:line draw:style-name="gr3" draw:text-style-name="P2" draw:layer="layout" svg:x1="13.969cm" svg:y1="2.161cm" svg:x2="13.969cm" svg:y2="0.8cm">
          <text:p/>
        </draw:line>
        <draw:line draw:style-name="gr3" draw:text-style-name="P2" draw:layer="layout" svg:x1="14.61cm" svg:y1="2.161cm" svg:x2="14.61cm" svg:y2="0.8cm">
          <text:p/>
        </draw:line>
        <draw:line draw:style-name="gr3" draw:text-style-name="P2" draw:layer="layout" svg:x1="15.25cm" svg:y1="2.161cm" svg:x2="15.25cm" svg:y2="0.8cm">
          <text:p/>
        </draw:line>
        <draw:line draw:style-name="gr3" draw:text-style-name="P2" draw:layer="layout" svg:x1="15.891cm" svg:y1="2.161cm" svg:x2="15.891cm" svg:y2="0.8cm">
          <text:p/>
        </draw:line>
        <draw:line draw:style-name="gr4" draw:text-style-name="P2" draw:layer="layout" svg:x1="12.847cm" svg:y1="1.967cm" svg:x2="16.372cm" svg:y2="1.967cm">
          <text:p/>
        </draw:line>
        <draw:line draw:style-name="gr4" draw:text-style-name="P2" draw:layer="layout" svg:x1="12.847cm" svg:y1="1.642cm" svg:x2="16.372cm" svg:y2="1.642cm">
          <text:p/>
        </draw:line>
        <draw:line draw:style-name="gr4" draw:text-style-name="P2" draw:layer="layout" svg:x1="12.847cm" svg:y1="1.318cm" svg:x2="16.372cm" svg:y2="1.318cm">
          <text:p/>
        </draw:line>
        <draw:line draw:style-name="gr4" draw:text-style-name="P2" draw:layer="layout" svg:x1="12.847cm" svg:y1="0.994cm" svg:x2="16.372cm" svg:y2="0.994cm">
          <text:p/>
        </draw:line>
        <draw:line draw:style-name="gr4" draw:text-style-name="P2" draw:layer="layout" svg:x1="13.007cm" svg:y1="2.161cm" svg:x2="13.007cm" svg:y2="0.8cm">
          <text:p/>
        </draw:line>
        <draw:line draw:style-name="gr4" draw:text-style-name="P2" draw:layer="layout" svg:x1="13.648cm" svg:y1="2.161cm" svg:x2="13.648cm" svg:y2="0.8cm">
          <text:p/>
        </draw:line>
        <draw:line draw:style-name="gr4" draw:text-style-name="P2" draw:layer="layout" svg:x1="14.289cm" svg:y1="2.161cm" svg:x2="14.289cm" svg:y2="0.8cm">
          <text:p/>
        </draw:line>
        <draw:line draw:style-name="gr4" draw:text-style-name="P2" draw:layer="layout" svg:x1="14.93cm" svg:y1="2.161cm" svg:x2="14.93cm" svg:y2="0.8cm">
          <text:p/>
        </draw:line>
        <draw:line draw:style-name="gr4" draw:text-style-name="P2" draw:layer="layout" svg:x1="15.571cm" svg:y1="2.161cm" svg:x2="15.571cm" svg:y2="0.8cm">
          <text:p/>
        </draw:line>
        <draw:line draw:style-name="gr4" draw:text-style-name="P2" draw:layer="layout" svg:x1="16.212cm" svg:y1="2.161cm" svg:x2="16.212cm" svg:y2="0.8cm">
          <text:p/>
        </draw:line>
        <draw:path draw:style-name="gr8" draw:text-style-name="P4" draw:layer="layout" svg:width="0.138cm" svg:height="0.138cm" svg:x="15.021cm" svg:y="1.897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5.021cm" svg:y="1.897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3.553cm" svg:y="1.897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3.553cm" svg:y="1.897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3.472cm" svg:y="1.897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3.472cm" svg:y="1.897cm" svg:viewBox="0 0 139 139" svg:d="M0 70c0-39 32-70 71-70 37 0 68 31 68 70 0 38-31 69-68 69-39 0-71-31-71-69z">
          <text:p/>
        </draw:path>
        <draw:path draw:style-name="gr8" draw:text-style-name="P4" draw:layer="layout" svg:width="0.138cm" svg:height="0.138cm" svg:x="12.939cm" svg:y="1.897cm" svg:viewBox="0 0 139 139" svg:d="M0 70c0-39 32-70 69-70 39 0 70 31 70 70 0 38-31 69-70 69-37 0-69-31-69-69z">
          <text:p/>
        </draw:path>
        <draw:path draw:style-name="gr9" draw:text-style-name="P2" draw:layer="layout" svg:width="0.138cm" svg:height="0.138cm" svg:x="12.939cm" svg:y="1.897cm" svg:viewBox="0 0 139 139" svg:d="M0 70c0-39 32-70 69-70 39 0 70 31 70 70 0 38-31 69-70 69-37 0-69-31-69-69z">
          <text:p/>
        </draw:path>
        <draw:path draw:style-name="gr8" draw:text-style-name="P4" draw:layer="layout" svg:width="0.138cm" svg:height="0.138cm" svg:x="13.945cm" svg:y="1.897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3.945cm" svg:y="1.897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939cm" svg:y="1.897cm" svg:viewBox="0 0 139 139" svg:d="M0 70c0-39 32-70 69-70 39 0 70 31 70 70 0 38-31 69-70 69-37 0-69-31-69-69z">
          <text:p/>
        </draw:path>
        <draw:path draw:style-name="gr9" draw:text-style-name="P2" draw:layer="layout" svg:width="0.138cm" svg:height="0.138cm" svg:x="12.939cm" svg:y="1.897cm" svg:viewBox="0 0 139 139" svg:d="M0 70c0-39 32-70 69-70 39 0 70 31 70 70 0 38-31 69-70 69-37 0-69-31-69-69z">
          <text:p/>
        </draw:path>
        <draw:path draw:style-name="gr8" draw:text-style-name="P4" draw:layer="layout" svg:width="0.138cm" svg:height="0.138cm" svg:x="13.451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3.451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91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91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729cm" svg:y="1.897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4.729cm" svg:y="1.897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4.541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1.897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069cm" svg:y="1.897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4.069cm" svg:y="1.897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4.541cm" svg:y="1.897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1.897cm" svg:viewBox="0 0 139 139" svg:d="M0 70c0-39 31-70 70-70 38 0 69 31 69 70 0 38-31 69-69 69-39 0-70-31-70-69z">
          <text:p/>
        </draw:path>
        <draw:polyline draw:style-name="gr5" draw:text-style-name="P2" draw:layer="layout" svg:width="0cm" svg:height="0cm" svg:x="16.212cm" svg:y="1.967cm" svg:viewBox="0 0 0 0" draw:points="0,0">
          <text:p/>
        </draw:polyline>
        <draw:line draw:style-name="gr5" draw:text-style-name="P2" draw:layer="layout" svg:x1="15.811cm" svg:y1="1.967cm" svg:x2="15.223cm" svg:y2="1.967cm">
          <text:p/>
        </draw:line>
        <draw:polygon draw:style-name="gr6" draw:text-style-name="P3" draw:layer="layout" svg:width="0.401cm" svg:height="0.243cm" svg:x="15.811cm" svg:y="1.845cm" svg:viewBox="0 0 402 244" draw:points="402,244 0,244 0,0 402,0">
          <text:p/>
        </draw:polygon>
        <draw:line draw:style-name="gr7" draw:text-style-name="P2" draw:layer="layout" svg:x1="16.212cm" svg:y1="2.088cm" svg:x2="16.212cm" svg:y2="1.845cm">
          <text:p/>
        </draw:line>
        <draw:line draw:style-name="gr5" draw:text-style-name="P2" draw:layer="layout" svg:x1="14.853cm" svg:y1="1.642cm" svg:x2="16.212cm" svg:y2="1.642cm">
          <text:p/>
        </draw:line>
        <draw:line draw:style-name="gr5" draw:text-style-name="P2" draw:layer="layout" svg:x1="13.448cm" svg:y1="1.642cm" svg:x2="13.007cm" svg:y2="1.642cm">
          <text:p/>
        </draw:line>
        <draw:polygon draw:style-name="gr10" draw:text-style-name="P5" draw:layer="layout" svg:width="1.405cm" svg:height="0.243cm" svg:x="13.448cm" svg:y="1.521cm" svg:viewBox="0 0 1406 244" draw:points="1406,244 0,244 0,0 1406,0">
          <text:p/>
        </draw:polygon>
        <draw:line draw:style-name="gr7" draw:text-style-name="P2" draw:layer="layout" svg:x1="14.19cm" svg:y1="1.764cm" svg:x2="14.19cm" svg:y2="1.521cm">
          <text:p/>
        </draw:line>
        <draw:path draw:style-name="gr8" draw:text-style-name="P4" draw:layer="layout" svg:width="0.138cm" svg:height="0.138cm" svg:x="16.108cm" svg:y="1.24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08cm" svg:y="1.24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088cm" svg:y="1.249cm" svg:viewBox="0 0 139 139" svg:d="M0 70c0-39 32-70 69-70 38 0 70 31 70 70 0 38-32 69-70 69-37 0-69-31-69-69z">
          <text:p/>
        </draw:path>
        <draw:path draw:style-name="gr9" draw:text-style-name="P2" draw:layer="layout" svg:width="0.138cm" svg:height="0.138cm" svg:x="16.088cm" svg:y="1.249cm" svg:viewBox="0 0 139 139" svg:d="M0 70c0-39 32-70 69-70 38 0 70 31 70 70 0 38-32 69-70 69-37 0-69-31-69-69z">
          <text:p/>
        </draw:path>
        <draw:path draw:style-name="gr8" draw:text-style-name="P4" draw:layer="layout" svg:width="0.138cm" svg:height="0.138cm" svg:x="16.066cm" svg:y="1.24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6.066cm" svg:y="1.24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6.119cm" svg:y="1.24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9cm" svg:y="1.24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091cm" svg:y="1.249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6.091cm" svg:y="1.249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6.103cm" svg:y="1.24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03cm" svg:y="1.24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cm" svg:y="1.249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6.12cm" svg:y="1.249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6.133cm" svg:y="1.24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3cm" svg:y="1.24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4.541cm" svg:y="1.24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1.24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6.135cm" svg:y="1.24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5cm" svg:y="1.24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27cm" svg:y="1.24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7cm" svg:y="1.24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939cm" svg:y="1.249cm" svg:viewBox="0 0 139 139" svg:d="M0 70c0-39 32-70 69-70 39 0 70 31 70 70 0 38-31 69-70 69-37 0-69-31-69-69z">
          <text:p/>
        </draw:path>
        <draw:path draw:style-name="gr9" draw:text-style-name="P2" draw:layer="layout" svg:width="0.138cm" svg:height="0.138cm" svg:x="12.939cm" svg:y="1.249cm" svg:viewBox="0 0 139 139" svg:d="M0 70c0-39 32-70 69-70 39 0 70 31 70 70 0 38-31 69-70 69-37 0-69-31-69-69z">
          <text:p/>
        </draw:path>
        <draw:polyline draw:style-name="gr5" draw:text-style-name="P2" draw:layer="layout" svg:width="0cm" svg:height="0cm" svg:x="16.212cm" svg:y="1.318cm" svg:viewBox="0 0 0 0" draw:points="0,0">
          <text:p/>
        </draw:polyline>
        <draw:polyline draw:style-name="gr5" draw:text-style-name="P2" draw:layer="layout" svg:width="0cm" svg:height="0cm" svg:x="16.212cm" svg:y="1.318cm" svg:viewBox="0 0 0 0" draw:points="0,0">
          <text:p/>
        </draw:polyline>
        <draw:polygon draw:style-name="gr11" draw:text-style-name="P6" draw:layer="layout" svg:width="0cm" svg:height="0.242cm" svg:x="16.212cm" svg:y="1.197cm" svg:viewBox="0 0 0 243" draw:points="0,243 0,0">
          <text:p/>
        </draw:polygon>
        <draw:line draw:style-name="gr7" draw:text-style-name="P2" draw:layer="layout" svg:x1="16.212cm" svg:y1="1.44cm" svg:x2="16.212cm" svg:y2="1.197cm">
          <text:p/>
        </draw:line>
        <draw:path draw:style-name="gr8" draw:text-style-name="P4" draw:layer="layout" svg:width="0.138cm" svg:height="0.138cm" svg:x="16.082cm" svg:y="0.925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6.082cm" svg:y="0.925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6.126cm" svg:y="0.925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6cm" svg:y="0.925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18cm" svg:y="0.925cm" svg:viewBox="0 0 139 139" svg:d="M0 69c0-38 31-69 69-69 37 0 70 31 70 69 0 39-33 70-70 70-38 0-69-31-69-70z">
          <text:p/>
        </draw:path>
        <draw:path draw:style-name="gr9" draw:text-style-name="P2" draw:layer="layout" svg:width="0.138cm" svg:height="0.138cm" svg:x="16.118cm" svg:y="0.925cm" svg:viewBox="0 0 139 139" svg:d="M0 69c0-38 31-69 69-69 37 0 70 31 70 69 0 39-33 70-70 70-38 0-69-31-69-70z">
          <text:p/>
        </draw:path>
        <draw:path draw:style-name="gr8" draw:text-style-name="P4" draw:layer="layout" svg:width="0.138cm" svg:height="0.138cm" svg:x="16.111cm" svg:y="0.925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11cm" svg:y="0.925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38cm" svg:y="0.925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8cm" svg:y="0.925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8cm" svg:y="0.925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8cm" svg:y="0.925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7cm" svg:y="0.925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7cm" svg:y="0.925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4cm" svg:y="0.925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6.134cm" svg:y="0.925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5.431cm" svg:y="0.925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5.431cm" svg:y="0.925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35cm" svg:y="0.925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5cm" svg:y="0.925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4cm" svg:y="0.925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4cm" svg:y="0.925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4.541cm" svg:y="0.925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4.541cm" svg:y="0.925cm" svg:viewBox="0 0 139 139" svg:d="M0 69c0-38 31-69 70-69 38 0 69 31 69 69 0 39-31 70-69 70-39 0-70-31-70-70z">
          <text:p/>
        </draw:path>
        <draw:polyline draw:style-name="gr5" draw:text-style-name="P2" draw:layer="layout" svg:width="0cm" svg:height="0cm" svg:x="16.212cm" svg:y="0.994cm" svg:viewBox="0 0 0 0" draw:points="0,0">
          <text:p/>
        </draw:polyline>
        <draw:polyline draw:style-name="gr5" draw:text-style-name="P2" draw:layer="layout" svg:width="0cm" svg:height="0cm" svg:x="16.212cm" svg:y="0.994cm" svg:viewBox="0 0 0 0" draw:points="0,0">
          <text:p/>
        </draw:polyline>
        <draw:polygon draw:style-name="gr12" draw:text-style-name="P7" draw:layer="layout" svg:width="0cm" svg:height="0.242cm" svg:x="16.212cm" svg:y="0.873cm" svg:viewBox="0 0 0 243" draw:points="0,243 0,0">
          <text:p/>
        </draw:polygon>
        <draw:line draw:style-name="gr7" draw:text-style-name="P2" draw:layer="layout" svg:x1="16.212cm" svg:y1="1.116cm" svg:x2="16.212cm" svg:y2="0.873cm">
          <text:p/>
        </draw:line>
        <draw:polygon draw:style-name="gr13" draw:text-style-name="P2" draw:layer="layout" svg:width="3.525cm" svg:height="1.361cm" svg:x="12.847cm" svg:y="0.8cm" svg:viewBox="0 0 3526 1362" draw:points="0,1362 3526,1362 3526,0 0,0">
          <text:p/>
        </draw:polygon>
        <draw:polygon draw:style-name="gr1" draw:text-style-name="P1" draw:layer="layout" svg:width="3.525cm" svg:height="1.361cm" svg:x="12.847cm" svg:y="2.266cm" svg:viewBox="0 0 3526 1362" draw:points="0,1362 3526,1362 3526,0 0,0">
          <text:p/>
        </draw:polygon>
        <draw:line draw:style-name="gr3" draw:text-style-name="P2" draw:layer="layout" svg:x1="13.328cm" svg:y1="3.627cm" svg:x2="13.328cm" svg:y2="2.266cm">
          <text:p/>
        </draw:line>
        <draw:line draw:style-name="gr3" draw:text-style-name="P2" draw:layer="layout" svg:x1="13.969cm" svg:y1="3.627cm" svg:x2="13.969cm" svg:y2="2.266cm">
          <text:p/>
        </draw:line>
        <draw:line draw:style-name="gr3" draw:text-style-name="P2" draw:layer="layout" svg:x1="14.61cm" svg:y1="3.627cm" svg:x2="14.61cm" svg:y2="2.266cm">
          <text:p/>
        </draw:line>
        <draw:line draw:style-name="gr3" draw:text-style-name="P2" draw:layer="layout" svg:x1="15.25cm" svg:y1="3.627cm" svg:x2="15.25cm" svg:y2="2.266cm">
          <text:p/>
        </draw:line>
        <draw:line draw:style-name="gr3" draw:text-style-name="P2" draw:layer="layout" svg:x1="15.891cm" svg:y1="3.627cm" svg:x2="15.891cm" svg:y2="2.266cm">
          <text:p/>
        </draw:line>
        <draw:line draw:style-name="gr4" draw:text-style-name="P2" draw:layer="layout" svg:x1="12.847cm" svg:y1="3.433cm" svg:x2="16.372cm" svg:y2="3.433cm">
          <text:p/>
        </draw:line>
        <draw:line draw:style-name="gr4" draw:text-style-name="P2" draw:layer="layout" svg:x1="12.847cm" svg:y1="3.109cm" svg:x2="16.372cm" svg:y2="3.109cm">
          <text:p/>
        </draw:line>
        <draw:line draw:style-name="gr4" draw:text-style-name="P2" draw:layer="layout" svg:x1="12.847cm" svg:y1="2.785cm" svg:x2="16.372cm" svg:y2="2.785cm">
          <text:p/>
        </draw:line>
        <draw:line draw:style-name="gr4" draw:text-style-name="P2" draw:layer="layout" svg:x1="12.847cm" svg:y1="2.461cm" svg:x2="16.372cm" svg:y2="2.461cm">
          <text:p/>
        </draw:line>
        <draw:line draw:style-name="gr4" draw:text-style-name="P2" draw:layer="layout" svg:x1="13.007cm" svg:y1="3.627cm" svg:x2="13.007cm" svg:y2="2.266cm">
          <text:p/>
        </draw:line>
        <draw:line draw:style-name="gr4" draw:text-style-name="P2" draw:layer="layout" svg:x1="13.648cm" svg:y1="3.627cm" svg:x2="13.648cm" svg:y2="2.266cm">
          <text:p/>
        </draw:line>
        <draw:line draw:style-name="gr4" draw:text-style-name="P2" draw:layer="layout" svg:x1="14.289cm" svg:y1="3.627cm" svg:x2="14.289cm" svg:y2="2.266cm">
          <text:p/>
        </draw:line>
        <draw:line draw:style-name="gr4" draw:text-style-name="P2" draw:layer="layout" svg:x1="14.93cm" svg:y1="3.627cm" svg:x2="14.93cm" svg:y2="2.266cm">
          <text:p/>
        </draw:line>
        <draw:line draw:style-name="gr4" draw:text-style-name="P2" draw:layer="layout" svg:x1="15.571cm" svg:y1="3.627cm" svg:x2="15.571cm" svg:y2="2.266cm">
          <text:p/>
        </draw:line>
        <draw:line draw:style-name="gr4" draw:text-style-name="P2" draw:layer="layout" svg:x1="16.212cm" svg:y1="3.627cm" svg:x2="16.212cm" svg:y2="2.266cm">
          <text:p/>
        </draw:line>
        <draw:path draw:style-name="gr8" draw:text-style-name="P4" draw:layer="layout" svg:width="0.138cm" svg:height="0.138cm" svg:x="12.939cm" svg:y="3.364cm" svg:viewBox="0 0 139 139" svg:d="M0 69c0-38 32-69 69-69 39 0 70 31 70 69s-31 70-70 70c-37 0-69-32-69-70z">
          <text:p/>
        </draw:path>
        <draw:path draw:style-name="gr9" draw:text-style-name="P2" draw:layer="layout" svg:width="0.138cm" svg:height="0.138cm" svg:x="12.939cm" svg:y="3.364cm" svg:viewBox="0 0 139 139" svg:d="M0 69c0-38 32-69 69-69 39 0 70 31 70 69s-31 70-70 70c-37 0-69-32-69-70z">
          <text:p/>
        </draw:path>
        <draw:polyline draw:style-name="gr5" draw:text-style-name="P2" draw:layer="layout" svg:width="0cm" svg:height="0cm" svg:x="16.212cm" svg:y="3.433cm" svg:viewBox="0 0 0 0" draw:points="0,0">
          <text:p/>
        </draw:polyline>
        <draw:line draw:style-name="gr5" draw:text-style-name="P2" draw:layer="layout" svg:x1="15.121cm" svg:y1="3.433cm" svg:x2="13.52cm" svg:y2="3.433cm">
          <text:p/>
        </draw:line>
        <draw:polygon draw:style-name="gr6" draw:text-style-name="P3" draw:layer="layout" svg:width="1.091cm" svg:height="0.243cm" svg:x="15.121cm" svg:y="3.311cm" svg:viewBox="0 0 1092 244" draw:points="1092,244 0,244 0,0 1092,0">
          <text:p/>
        </draw:polygon>
        <draw:line draw:style-name="gr7" draw:text-style-name="P2" draw:layer="layout" svg:x1="16.212cm" svg:y1="3.554cm" svg:x2="16.212cm" svg:y2="3.311cm">
          <text:p/>
        </draw:line>
        <draw:line draw:style-name="gr5" draw:text-style-name="P2" draw:layer="layout" svg:x1="14.751cm" svg:y1="3.109cm" svg:x2="16.212cm" svg:y2="3.109cm">
          <text:p/>
        </draw:line>
        <draw:line draw:style-name="gr5" draw:text-style-name="P2" draw:layer="layout" svg:x1="13.337cm" svg:y1="3.109cm" svg:x2="13.007cm" svg:y2="3.109cm">
          <text:p/>
        </draw:line>
        <draw:polygon draw:style-name="gr10" draw:text-style-name="P5" draw:layer="layout" svg:width="1.414cm" svg:height="0.243cm" svg:x="13.337cm" svg:y="2.987cm" svg:viewBox="0 0 1415 244" draw:points="1415,244 0,244 0,0 1415,0">
          <text:p/>
        </draw:polygon>
        <draw:line draw:style-name="gr7" draw:text-style-name="P2" draw:layer="layout" svg:x1="14.126cm" svg:y1="3.23cm" svg:x2="14.126cm" svg:y2="2.987cm">
          <text:p/>
        </draw:line>
        <draw:path draw:style-name="gr8" draw:text-style-name="P4" draw:layer="layout" svg:width="0.138cm" svg:height="0.138cm" svg:x="12.939cm" svg:y="2.716cm" svg:viewBox="0 0 139 139" svg:d="M0 69c0-38 32-69 69-69 39 0 70 31 70 69 0 39-31 70-70 70-37 0-69-31-69-70z">
          <text:p/>
        </draw:path>
        <draw:path draw:style-name="gr9" draw:text-style-name="P2" draw:layer="layout" svg:width="0.138cm" svg:height="0.138cm" svg:x="12.939cm" svg:y="2.716cm" svg:viewBox="0 0 139 139" svg:d="M0 69c0-38 32-69 69-69 39 0 70 31 70 69 0 39-31 70-70 70-37 0-69-31-69-70z">
          <text:p/>
        </draw:path>
        <draw:path draw:style-name="gr8" draw:text-style-name="P4" draw:layer="layout" svg:width="0.138cm" svg:height="0.138cm" svg:x="15.342cm" svg:y="2.7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5.342cm" svg:y="2.7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5.776cm" svg:y="2.7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5.776cm" svg:y="2.7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5.532cm" svg:y="2.716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5.532cm" svg:y="2.716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4.77cm" svg:y="2.716cm" svg:viewBox="0 0 139 139" svg:d="M0 69c0-38 31-69 68-69 39 0 71 31 71 69 0 39-32 70-71 70-37 0-68-31-68-70z">
          <text:p/>
        </draw:path>
        <draw:path draw:style-name="gr9" draw:text-style-name="P2" draw:layer="layout" svg:width="0.138cm" svg:height="0.138cm" svg:x="14.77cm" svg:y="2.716cm" svg:viewBox="0 0 139 139" svg:d="M0 69c0-38 31-69 68-69 39 0 71 31 71 69 0 39-32 70-71 70-37 0-68-31-68-70z">
          <text:p/>
        </draw:path>
        <draw:path draw:style-name="gr8" draw:text-style-name="P4" draw:layer="layout" svg:width="0.138cm" svg:height="0.138cm" svg:x="12.939cm" svg:y="2.716cm" svg:viewBox="0 0 139 139" svg:d="M0 69c0-38 32-69 69-69 39 0 70 31 70 69 0 39-31 70-70 70-37 0-69-31-69-70z">
          <text:p/>
        </draw:path>
        <draw:path draw:style-name="gr9" draw:text-style-name="P2" draw:layer="layout" svg:width="0.138cm" svg:height="0.138cm" svg:x="12.939cm" svg:y="2.716cm" svg:viewBox="0 0 139 139" svg:d="M0 69c0-38 32-69 69-69 39 0 70 31 70 69 0 39-31 70-70 70-37 0-69-31-69-70z">
          <text:p/>
        </draw:path>
        <draw:path draw:style-name="gr8" draw:text-style-name="P4" draw:layer="layout" svg:width="0.138cm" svg:height="0.138cm" svg:x="14.541cm" svg:y="2.7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4.541cm" svg:y="2.716cm" svg:viewBox="0 0 139 139" svg:d="M0 69c0-38 31-69 70-69 38 0 69 31 69 69 0 39-31 70-69 70-39 0-70-31-70-70z">
          <text:p/>
        </draw:path>
        <draw:path draw:style-name="gr8" draw:text-style-name="P4" draw:layer="layout" svg:width="0.137cm" svg:height="0.138cm" svg:x="14.007cm" svg:y="2.716cm" svg:viewBox="0 0 138 139" svg:d="M0 69c0-38 31-69 70-69 37 0 68 31 68 69 0 39-31 70-68 70-39 0-70-31-70-70z">
          <text:p/>
        </draw:path>
        <draw:path draw:style-name="gr9" draw:text-style-name="P2" draw:layer="layout" svg:width="0.137cm" svg:height="0.138cm" svg:x="14.007cm" svg:y="2.716cm" svg:viewBox="0 0 138 139" svg:d="M0 69c0-38 31-69 70-69 37 0 68 31 68 69 0 39-31 70-68 70-39 0-70-31-70-70z">
          <text:p/>
        </draw:path>
        <draw:path draw:style-name="gr8" draw:text-style-name="P4" draw:layer="layout" svg:width="0.138cm" svg:height="0.138cm" svg:x="12.939cm" svg:y="2.716cm" svg:viewBox="0 0 139 139" svg:d="M0 69c0-38 32-69 69-69 39 0 70 31 70 69 0 39-31 70-70 70-37 0-69-31-69-70z">
          <text:p/>
        </draw:path>
        <draw:path draw:style-name="gr9" draw:text-style-name="P2" draw:layer="layout" svg:width="0.138cm" svg:height="0.138cm" svg:x="12.939cm" svg:y="2.716cm" svg:viewBox="0 0 139 139" svg:d="M0 69c0-38 32-69 69-69 39 0 70 31 70 69 0 39-31 70-70 70-37 0-69-31-69-70z">
          <text:p/>
        </draw:path>
        <draw:path draw:style-name="gr8" draw:text-style-name="P4" draw:layer="layout" svg:width="0.138cm" svg:height="0.138cm" svg:x="14.541cm" svg:y="2.7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4.541cm" svg:y="2.7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4.22cm" svg:y="2.7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4.22cm" svg:y="2.7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5.075cm" svg:y="2.7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5.075cm" svg:y="2.7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4.541cm" svg:y="2.7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4.541cm" svg:y="2.7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939cm" svg:y="2.716cm" svg:viewBox="0 0 139 139" svg:d="M0 69c0-38 32-69 69-69 39 0 70 31 70 69 0 39-31 70-70 70-37 0-69-31-69-70z">
          <text:p/>
        </draw:path>
        <draw:path draw:style-name="gr9" draw:text-style-name="P2" draw:layer="layout" svg:width="0.138cm" svg:height="0.138cm" svg:x="12.939cm" svg:y="2.716cm" svg:viewBox="0 0 139 139" svg:d="M0 69c0-38 32-69 69-69 39 0 70 31 70 69 0 39-31 70-70 70-37 0-69-31-69-70z">
          <text:p/>
        </draw:path>
        <draw:polyline draw:style-name="gr5" draw:text-style-name="P2" draw:layer="layout" svg:width="0cm" svg:height="0cm" svg:x="16.212cm" svg:y="2.785cm" svg:viewBox="0 0 0 0" draw:points="0,0">
          <text:p/>
        </draw:polyline>
        <draw:line draw:style-name="gr5" draw:text-style-name="P2" draw:layer="layout" svg:x1="16.072cm" svg:y1="2.785cm" svg:x2="15.891cm" svg:y2="2.785cm">
          <text:p/>
        </draw:line>
        <draw:polygon draw:style-name="gr11" draw:text-style-name="P6" draw:layer="layout" svg:width="0.14cm" svg:height="0.243cm" svg:x="16.072cm" svg:y="2.663cm" svg:viewBox="0 0 141 244" draw:points="141,244 0,244 0,0 141,0">
          <text:p/>
        </draw:polygon>
        <draw:line draw:style-name="gr7" draw:text-style-name="P2" draw:layer="layout" svg:x1="16.212cm" svg:y1="2.906cm" svg:x2="16.212cm" svg:y2="2.663cm">
          <text:p/>
        </draw:line>
        <draw:path draw:style-name="gr8" draw:text-style-name="P4" draw:layer="layout" svg:width="0.138cm" svg:height="0.138cm" svg:x="16.051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6.051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6.092cm" svg:y="2.392cm" svg:viewBox="0 0 139 139" svg:d="M0 70c0-38 32-70 70-70s69 32 69 70-31 69-69 69-70-31-70-69z">
          <text:p/>
        </draw:path>
        <draw:path draw:style-name="gr9" draw:text-style-name="P2" draw:layer="layout" svg:width="0.138cm" svg:height="0.138cm" svg:x="16.092cm" svg:y="2.392cm" svg:viewBox="0 0 139 139" svg:d="M0 70c0-38 32-70 70-70s69 32 69 70-31 69-69 69-70-31-70-69z">
          <text:p/>
        </draw:path>
        <draw:path draw:style-name="gr8" draw:text-style-name="P4" draw:layer="layout" svg:width="0.138cm" svg:height="0.138cm" svg:x="15.776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5.776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6.079cm" svg:y="2.392cm" svg:viewBox="0 0 139 139" svg:d="M0 70c0-38 33-70 70-70 38 0 69 32 69 70s-31 69-69 69c-37 0-70-31-70-69z">
          <text:p/>
        </draw:path>
        <draw:path draw:style-name="gr9" draw:text-style-name="P2" draw:layer="layout" svg:width="0.138cm" svg:height="0.138cm" svg:x="16.079cm" svg:y="2.392cm" svg:viewBox="0 0 139 139" svg:d="M0 70c0-38 33-70 70-70 38 0 69 32 69 70s-31 69-69 69c-37 0-70-31-70-69z">
          <text:p/>
        </draw:path>
        <draw:path draw:style-name="gr8" draw:text-style-name="P4" draw:layer="layout" svg:width="0.138cm" svg:height="0.138cm" svg:x="15.532cm" svg:y="2.392cm" svg:viewBox="0 0 139 139" svg:d="M0 70c0-38 32-70 70-70s69 32 69 70-31 69-69 69-70-31-70-69z">
          <text:p/>
        </draw:path>
        <draw:path draw:style-name="gr9" draw:text-style-name="P2" draw:layer="layout" svg:width="0.138cm" svg:height="0.138cm" svg:x="15.532cm" svg:y="2.392cm" svg:viewBox="0 0 139 139" svg:d="M0 70c0-38 32-70 70-70s69 32 69 70-31 69-69 69-70-31-70-69z">
          <text:p/>
        </draw:path>
        <draw:path draw:style-name="gr8" draw:text-style-name="P4" draw:layer="layout" svg:width="0.138cm" svg:height="0.138cm" svg:x="16.043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6.043cm" svg:y="2.39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6.004cm" svg:y="2.392cm" svg:viewBox="0 0 139 139" svg:d="M0 70c0-38 31-70 68-70 40 0 71 32 71 70s-31 69-71 69c-37 0-68-31-68-69z">
          <text:p/>
        </draw:path>
        <draw:path draw:style-name="gr9" draw:text-style-name="P2" draw:layer="layout" svg:width="0.138cm" svg:height="0.138cm" svg:x="16.004cm" svg:y="2.392cm" svg:viewBox="0 0 139 139" svg:d="M0 70c0-38 31-70 68-70 40 0 71 32 71 70s-31 69-71 69c-37 0-68-31-68-69z">
          <text:p/>
        </draw:path>
        <draw:path draw:style-name="gr8" draw:text-style-name="P4" draw:layer="layout" svg:width="0.138cm" svg:height="0.138cm" svg:x="16.004cm" svg:y="2.392cm" svg:viewBox="0 0 139 139" svg:d="M0 70c0-38 31-70 68-70 40 0 71 32 71 70s-31 69-71 69c-37 0-68-31-68-69z">
          <text:p/>
        </draw:path>
        <draw:path draw:style-name="gr9" draw:text-style-name="P2" draw:layer="layout" svg:width="0.138cm" svg:height="0.138cm" svg:x="16.004cm" svg:y="2.392cm" svg:viewBox="0 0 139 139" svg:d="M0 70c0-38 31-70 68-70 40 0 71 32 71 70s-31 69-71 69c-37 0-68-31-68-69z">
          <text:p/>
        </draw:path>
        <draw:path draw:style-name="gr8" draw:text-style-name="P4" draw:layer="layout" svg:width="0.138cm" svg:height="0.138cm" svg:x="16.124cm" svg:y="2.392cm" svg:viewBox="0 0 139 139" svg:d="M0 70c0-38 31-70 69-70s70 32 70 70-32 69-70 69-69-31-69-69z">
          <text:p/>
        </draw:path>
        <draw:path draw:style-name="gr9" draw:text-style-name="P2" draw:layer="layout" svg:width="0.138cm" svg:height="0.138cm" svg:x="16.124cm" svg:y="2.392cm" svg:viewBox="0 0 139 139" svg:d="M0 70c0-38 31-70 69-70s70 32 70 70-32 69-70 69-69-31-69-69z">
          <text:p/>
        </draw:path>
        <draw:path draw:style-name="gr8" draw:text-style-name="P4" draw:layer="layout" svg:width="0.138cm" svg:height="0.138cm" svg:x="16.121cm" svg:y="2.392cm" svg:viewBox="0 0 139 139" svg:d="M0 70c0-38 31-70 69-70s70 32 70 70-32 69-70 69-69-31-69-69z">
          <text:p/>
        </draw:path>
        <draw:path draw:style-name="gr9" draw:text-style-name="P2" draw:layer="layout" svg:width="0.138cm" svg:height="0.138cm" svg:x="16.121cm" svg:y="2.392cm" svg:viewBox="0 0 139 139" svg:d="M0 70c0-38 31-70 69-70s70 32 70 70-32 69-70 69-69-31-69-69z">
          <text:p/>
        </draw:path>
        <draw:path draw:style-name="gr8" draw:text-style-name="P4" draw:layer="layout" svg:width="0.138cm" svg:height="0.138cm" svg:x="16.133cm" svg:y="2.39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16.133cm" svg:y="2.392cm" svg:viewBox="0 0 139 139" svg:d="M0 70c0-38 31-70 69-70 39 0 70 32 70 70s-31 69-70 69c-38 0-69-31-69-69z">
          <text:p/>
        </draw:path>
        <draw:path draw:style-name="gr8" draw:text-style-name="P4" draw:layer="layout" svg:width="0.138cm" svg:height="0.138cm" svg:x="16.133cm" svg:y="2.39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6.133cm" svg:y="2.392cm" svg:viewBox="0 0 139 139" svg:d="M0 70c0-38 31-70 70-70 38 0 69 32 69 70s-31 69-69 69c-39 0-70-31-70-69z">
          <text:p/>
        </draw:path>
        <draw:polyline draw:style-name="gr5" draw:text-style-name="P2" draw:layer="layout" svg:width="0cm" svg:height="0cm" svg:x="16.212cm" svg:y="2.461cm" svg:viewBox="0 0 0 0" draw:points="0,0">
          <text:p/>
        </draw:polyline>
        <draw:polyline draw:style-name="gr5" draw:text-style-name="P2" draw:layer="layout" svg:width="0cm" svg:height="0cm" svg:x="16.212cm" svg:y="2.461cm" svg:viewBox="0 0 0 0" draw:points="0,0">
          <text:p/>
        </draw:polyline>
        <draw:polygon draw:style-name="gr12" draw:text-style-name="P7" draw:layer="layout" svg:width="0cm" svg:height="0.242cm" svg:x="16.212cm" svg:y="2.339cm" svg:viewBox="0 0 0 243" draw:points="0,243 0,0">
          <text:p/>
        </draw:polygon>
        <draw:line draw:style-name="gr7" draw:text-style-name="P2" draw:layer="layout" svg:x1="16.212cm" svg:y1="2.582cm" svg:x2="16.212cm" svg:y2="2.339cm">
          <text:p/>
        </draw:line>
        <draw:polygon draw:style-name="gr13" draw:text-style-name="P2" draw:layer="layout" svg:width="3.525cm" svg:height="1.361cm" svg:x="12.847cm" svg:y="2.266cm" svg:viewBox="0 0 3526 1362" draw:points="0,1362 3526,1362 3526,0 0,0">
          <text:p/>
        </draw:polygon>
        <draw:polygon draw:style-name="gr1" draw:text-style-name="P1" draw:layer="layout" svg:width="3.525cm" svg:height="1.361cm" svg:x="12.847cm" svg:y="3.733cm" svg:viewBox="0 0 3526 1362" draw:points="0,1362 3526,1362 3526,0 0,0">
          <text:p/>
        </draw:polygon>
        <draw:line draw:style-name="gr3" draw:text-style-name="P2" draw:layer="layout" svg:x1="13.328cm" svg:y1="5.094cm" svg:x2="13.328cm" svg:y2="3.733cm">
          <text:p/>
        </draw:line>
        <draw:line draw:style-name="gr3" draw:text-style-name="P2" draw:layer="layout" svg:x1="13.969cm" svg:y1="5.094cm" svg:x2="13.969cm" svg:y2="3.733cm">
          <text:p/>
        </draw:line>
        <draw:line draw:style-name="gr3" draw:text-style-name="P2" draw:layer="layout" svg:x1="14.61cm" svg:y1="5.094cm" svg:x2="14.61cm" svg:y2="3.733cm">
          <text:p/>
        </draw:line>
        <draw:line draw:style-name="gr3" draw:text-style-name="P2" draw:layer="layout" svg:x1="15.25cm" svg:y1="5.094cm" svg:x2="15.25cm" svg:y2="3.733cm">
          <text:p/>
        </draw:line>
        <draw:line draw:style-name="gr3" draw:text-style-name="P2" draw:layer="layout" svg:x1="15.891cm" svg:y1="5.094cm" svg:x2="15.891cm" svg:y2="3.733cm">
          <text:p/>
        </draw:line>
        <draw:line draw:style-name="gr4" draw:text-style-name="P2" draw:layer="layout" svg:x1="12.847cm" svg:y1="4.899cm" svg:x2="16.372cm" svg:y2="4.899cm">
          <text:p/>
        </draw:line>
        <draw:line draw:style-name="gr4" draw:text-style-name="P2" draw:layer="layout" svg:x1="12.847cm" svg:y1="4.575cm" svg:x2="16.372cm" svg:y2="4.575cm">
          <text:p/>
        </draw:line>
        <draw:line draw:style-name="gr4" draw:text-style-name="P2" draw:layer="layout" svg:x1="12.847cm" svg:y1="4.251cm" svg:x2="16.372cm" svg:y2="4.251cm">
          <text:p/>
        </draw:line>
        <draw:line draw:style-name="gr4" draw:text-style-name="P2" draw:layer="layout" svg:x1="12.847cm" svg:y1="3.927cm" svg:x2="16.372cm" svg:y2="3.927cm">
          <text:p/>
        </draw:line>
        <draw:line draw:style-name="gr4" draw:text-style-name="P2" draw:layer="layout" svg:x1="13.007cm" svg:y1="5.094cm" svg:x2="13.007cm" svg:y2="3.733cm">
          <text:p/>
        </draw:line>
        <draw:line draw:style-name="gr4" draw:text-style-name="P2" draw:layer="layout" svg:x1="13.648cm" svg:y1="5.094cm" svg:x2="13.648cm" svg:y2="3.733cm">
          <text:p/>
        </draw:line>
        <draw:line draw:style-name="gr4" draw:text-style-name="P2" draw:layer="layout" svg:x1="14.289cm" svg:y1="5.094cm" svg:x2="14.289cm" svg:y2="3.733cm">
          <text:p/>
        </draw:line>
        <draw:line draw:style-name="gr4" draw:text-style-name="P2" draw:layer="layout" svg:x1="14.93cm" svg:y1="5.094cm" svg:x2="14.93cm" svg:y2="3.733cm">
          <text:p/>
        </draw:line>
        <draw:line draw:style-name="gr4" draw:text-style-name="P2" draw:layer="layout" svg:x1="15.571cm" svg:y1="5.094cm" svg:x2="15.571cm" svg:y2="3.733cm">
          <text:p/>
        </draw:line>
        <draw:line draw:style-name="gr4" draw:text-style-name="P2" draw:layer="layout" svg:x1="16.212cm" svg:y1="5.094cm" svg:x2="16.212cm" svg:y2="3.733cm">
          <text:p/>
        </draw:line>
        <draw:path draw:style-name="gr8" draw:text-style-name="P4" draw:layer="layout" svg:width="0.138cm" svg:height="0.138cm" svg:x="16.004cm" svg:y="4.83cm" svg:viewBox="0 0 139 139" svg:d="M0 70c0-39 31-70 68-70 40 0 71 31 71 70 0 38-31 69-71 69-37 0-68-31-68-69z">
          <text:p/>
        </draw:path>
        <draw:path draw:style-name="gr9" draw:text-style-name="P2" draw:layer="layout" svg:width="0.138cm" svg:height="0.138cm" svg:x="16.004cm" svg:y="4.83cm" svg:viewBox="0 0 139 139" svg:d="M0 70c0-39 31-70 68-70 40 0 71 31 71 70 0 38-31 69-71 69-37 0-68-31-68-69z">
          <text:p/>
        </draw:path>
        <draw:path draw:style-name="gr8" draw:text-style-name="P4" draw:layer="layout" svg:width="0.138cm" svg:height="0.138cm" svg:x="16.119cm" svg:y="4.83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9cm" svg:y="4.83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2cm" svg:y="4.83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2cm" svg:y="4.83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38cm" svg:y="4.83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8cm" svg:y="4.83cm" svg:viewBox="0 0 139 139" svg:d="M0 70c0-39 31-70 69-70 39 0 70 31 70 70 0 38-31 69-70 69-38 0-69-31-69-69z">
          <text:p/>
        </draw:path>
        <draw:path draw:style-name="gr8" draw:text-style-name="P4" draw:layer="layout" svg:width="0.137cm" svg:height="0.138cm" svg:x="16.075cm" svg:y="4.83cm" svg:viewBox="0 0 138 139" svg:d="M0 70c0-39 32-70 70-70 37 0 68 31 68 70 0 38-31 69-68 69-38 0-70-31-70-69z">
          <text:p/>
        </draw:path>
        <draw:path draw:style-name="gr9" draw:text-style-name="P2" draw:layer="layout" svg:width="0.137cm" svg:height="0.138cm" svg:x="16.075cm" svg:y="4.83cm" svg:viewBox="0 0 138 139" svg:d="M0 70c0-39 32-70 70-70 37 0 68 31 68 70 0 38-31 69-68 69-38 0-70-31-70-69z">
          <text:p/>
        </draw:path>
        <draw:path draw:style-name="gr8" draw:text-style-name="P4" draw:layer="layout" svg:width="0.138cm" svg:height="0.138cm" svg:x="16.134cm" svg:y="4.83cm" svg:viewBox="0 0 139 139" svg:d="M0 70c0-39 32-70 69-70 39 0 70 31 70 70 0 38-31 69-70 69-37 0-69-31-69-69z">
          <text:p/>
        </draw:path>
        <draw:path draw:style-name="gr9" draw:text-style-name="P2" draw:layer="layout" svg:width="0.138cm" svg:height="0.138cm" svg:x="16.134cm" svg:y="4.83cm" svg:viewBox="0 0 139 139" svg:d="M0 70c0-39 32-70 69-70 39 0 70 31 70 70 0 38-31 69-70 69-37 0-69-31-69-69z">
          <text:p/>
        </draw:path>
        <draw:path draw:style-name="gr8" draw:text-style-name="P4" draw:layer="layout" svg:width="0.138cm" svg:height="0.138cm" svg:x="16.081cm" svg:y="4.83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6.081cm" svg:y="4.83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6.126cm" svg:y="4.83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6cm" svg:y="4.83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8cm" svg:y="4.83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28cm" svg:y="4.83cm" svg:viewBox="0 0 139 139" svg:d="M0 70c0-39 31-70 69-70 39 0 70 31 70 70 0 38-31 69-70 69-38 0-69-31-69-69z">
          <text:p/>
        </draw:path>
        <draw:polyline draw:style-name="gr5" draw:text-style-name="P2" draw:layer="layout" svg:width="0cm" svg:height="0cm" svg:x="16.212cm" svg:y="4.899cm" svg:viewBox="0 0 0 0" draw:points="0,0">
          <text:p/>
        </draw:polyline>
        <draw:polyline draw:style-name="gr5" draw:text-style-name="P2" draw:layer="layout" svg:width="0cm" svg:height="0cm" svg:x="16.212cm" svg:y="4.899cm" svg:viewBox="0 0 0 0" draw:points="0,0">
          <text:p/>
        </draw:polyline>
        <draw:polygon draw:style-name="gr6" draw:text-style-name="P3" draw:layer="layout" svg:width="0cm" svg:height="0.242cm" svg:x="16.212cm" svg:y="4.778cm" svg:viewBox="0 0 0 243" draw:points="0,243 0,0">
          <text:p/>
        </draw:polygon>
        <draw:line draw:style-name="gr7" draw:text-style-name="P2" draw:layer="layout" svg:x1="16.212cm" svg:y1="5.021cm" svg:x2="16.212cm" svg:y2="4.778cm">
          <text:p/>
        </draw:line>
        <draw:path draw:style-name="gr8" draw:text-style-name="P4" draw:layer="layout" svg:width="0.138cm" svg:height="0.138cm" svg:x="16.126cm" svg:y="4.506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6cm" svg:y="4.506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08cm" svg:y="4.506cm" svg:viewBox="0 0 139 139" svg:d="M0 69c0-38 31-69 68-69 39 0 71 31 71 69 0 39-32 70-71 70-37 0-68-31-68-70z">
          <text:p/>
        </draw:path>
        <draw:path draw:style-name="gr9" draw:text-style-name="P2" draw:layer="layout" svg:width="0.138cm" svg:height="0.138cm" svg:x="16.108cm" svg:y="4.506cm" svg:viewBox="0 0 139 139" svg:d="M0 69c0-38 31-69 68-69 39 0 71 31 71 69 0 39-32 70-71 70-37 0-68-31-68-70z">
          <text:p/>
        </draw:path>
        <draw:path draw:style-name="gr8" draw:text-style-name="P4" draw:layer="layout" svg:width="0.138cm" svg:height="0.138cm" svg:x="15.742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5.742cm" svg:y="4.50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072cm" svg:y="4.506cm" svg:viewBox="0 0 139 139" svg:d="M0 69c0-38 32-69 69-69 39 0 70 31 70 69 0 39-31 70-70 70-37 0-69-31-69-70z">
          <text:p/>
        </draw:path>
        <draw:path draw:style-name="gr9" draw:text-style-name="P2" draw:layer="layout" svg:width="0.138cm" svg:height="0.138cm" svg:x="16.072cm" svg:y="4.506cm" svg:viewBox="0 0 139 139" svg:d="M0 69c0-38 32-69 69-69 39 0 70 31 70 69 0 39-31 70-70 70-37 0-69-31-69-70z">
          <text:p/>
        </draw:path>
        <draw:path draw:style-name="gr8" draw:text-style-name="P4" draw:layer="layout" svg:width="0.138cm" svg:height="0.138cm" svg:x="16.128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28cm" svg:y="4.50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5.982cm" svg:y="4.506cm" svg:viewBox="0 0 139 139" svg:d="M0 69c0-38 31-69 70-69 37 0 69 31 69 69 0 39-32 70-69 70-39 0-70-31-70-70z">
          <text:p/>
        </draw:path>
        <draw:path draw:style-name="gr9" draw:text-style-name="P2" draw:layer="layout" svg:width="0.138cm" svg:height="0.138cm" svg:x="15.982cm" svg:y="4.506cm" svg:viewBox="0 0 139 139" svg:d="M0 69c0-38 31-69 70-69 37 0 69 31 69 69 0 39-32 70-69 70-39 0-70-31-70-70z">
          <text:p/>
        </draw:path>
        <draw:path draw:style-name="gr8" draw:text-style-name="P4" draw:layer="layout" svg:width="0.138cm" svg:height="0.138cm" svg:x="16.135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5cm" svg:y="4.50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1cm" svg:y="4.50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1cm" svg:y="4.506cm" svg:viewBox="0 0 139 139" svg:d="M0 69c0-38 31-69 69-69 39 0 70 31 70 69 0 39-31 70-70 70-38 0-69-31-69-70z">
          <text:p/>
        </draw:path>
        <draw:polyline draw:style-name="gr5" draw:text-style-name="P2" draw:layer="layout" svg:width="0cm" svg:height="0cm" svg:x="16.212cm" svg:y="4.575cm" svg:viewBox="0 0 0 0" draw:points="0,0">
          <text:p/>
        </draw:polyline>
        <draw:polyline draw:style-name="gr5" draw:text-style-name="P2" draw:layer="layout" svg:width="0cm" svg:height="0cm" svg:x="16.212cm" svg:y="4.575cm" svg:viewBox="0 0 0 0" draw:points="0,0">
          <text:p/>
        </draw:polyline>
        <draw:polygon draw:style-name="gr10" draw:text-style-name="P5" draw:layer="layout" svg:width="0cm" svg:height="0.242cm" svg:x="16.212cm" svg:y="4.454cm" svg:viewBox="0 0 0 243" draw:points="0,243 0,0">
          <text:p/>
        </draw:polygon>
        <draw:line draw:style-name="gr7" draw:text-style-name="P2" draw:layer="layout" svg:x1="16.212cm" svg:y1="4.697cm" svg:x2="16.212cm" svg:y2="4.454cm">
          <text:p/>
        </draw:line>
        <draw:path draw:style-name="gr8" draw:text-style-name="P4" draw:layer="layout" svg:width="0.138cm" svg:height="0.138cm" svg:x="16.098cm" svg:y="4.182cm" svg:viewBox="0 0 139 139" svg:d="M0 69c0-38 31-69 69-69s70 31 70 69-32 70-70 70-69-32-69-70z">
          <text:p/>
        </draw:path>
        <draw:path draw:style-name="gr9" draw:text-style-name="P2" draw:layer="layout" svg:width="0.138cm" svg:height="0.138cm" svg:x="16.098cm" svg:y="4.182cm" svg:viewBox="0 0 139 139" svg:d="M0 69c0-38 31-69 69-69s70 31 70 69-32 70-70 70-69-32-69-70z">
          <text:p/>
        </draw:path>
        <draw:path draw:style-name="gr8" draw:text-style-name="P4" draw:layer="layout" svg:width="0.138cm" svg:height="0.138cm" svg:x="16.088cm" svg:y="4.182cm" svg:viewBox="0 0 139 139" svg:d="M0 69c0-38 32-69 69-69 38 0 70 31 70 69s-32 70-70 70c-37 0-69-32-69-70z">
          <text:p/>
        </draw:path>
        <draw:path draw:style-name="gr9" draw:text-style-name="P2" draw:layer="layout" svg:width="0.138cm" svg:height="0.138cm" svg:x="16.088cm" svg:y="4.182cm" svg:viewBox="0 0 139 139" svg:d="M0 69c0-38 32-69 69-69 38 0 70 31 70 69s-32 70-70 70c-37 0-69-32-69-70z">
          <text:p/>
        </draw:path>
        <draw:path draw:style-name="gr8" draw:text-style-name="P4" draw:layer="layout" svg:width="0.138cm" svg:height="0.138cm" svg:x="16.125cm" svg:y="4.182cm" svg:viewBox="0 0 139 139" svg:d="M0 69c0-38 31-69 68-69 39 0 71 31 71 69s-32 70-71 70c-37 0-68-32-68-70z">
          <text:p/>
        </draw:path>
        <draw:path draw:style-name="gr9" draw:text-style-name="P2" draw:layer="layout" svg:width="0.138cm" svg:height="0.138cm" svg:x="16.125cm" svg:y="4.182cm" svg:viewBox="0 0 139 139" svg:d="M0 69c0-38 31-69 68-69 39 0 71 31 71 69s-32 70-71 70c-37 0-68-32-68-70z">
          <text:p/>
        </draw:path>
        <draw:path draw:style-name="gr8" draw:text-style-name="P4" draw:layer="layout" svg:width="0.138cm" svg:height="0.138cm" svg:x="16.104cm" svg:y="4.182cm" svg:viewBox="0 0 139 139" svg:d="M0 69c0-38 31-69 69-69s70 31 70 69-32 70-70 70-69-32-69-70z">
          <text:p/>
        </draw:path>
        <draw:path draw:style-name="gr9" draw:text-style-name="P2" draw:layer="layout" svg:width="0.138cm" svg:height="0.138cm" svg:x="16.104cm" svg:y="4.182cm" svg:viewBox="0 0 139 139" svg:d="M0 69c0-38 31-69 69-69s70 31 70 69-32 70-70 70-69-32-69-70z">
          <text:p/>
        </draw:path>
        <draw:path draw:style-name="gr8" draw:text-style-name="P4" draw:layer="layout" svg:width="0.138cm" svg:height="0.138cm" svg:x="16.051cm" svg:y="4.182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6.051cm" svg:y="4.182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6.122cm" svg:y="4.182cm" svg:viewBox="0 0 139 139" svg:d="M0 69c0-38 31-69 69-69s70 31 70 69-32 70-70 70-69-32-69-70z">
          <text:p/>
        </draw:path>
        <draw:path draw:style-name="gr9" draw:text-style-name="P2" draw:layer="layout" svg:width="0.138cm" svg:height="0.138cm" svg:x="16.122cm" svg:y="4.182cm" svg:viewBox="0 0 139 139" svg:d="M0 69c0-38 31-69 69-69s70 31 70 69-32 70-70 70-69-32-69-70z">
          <text:p/>
        </draw:path>
        <draw:path draw:style-name="gr8" draw:text-style-name="P4" draw:layer="layout" svg:width="0.138cm" svg:height="0.138cm" svg:x="16.111cm" svg:y="4.182cm" svg:viewBox="0 0 139 139" svg:d="M0 69c0-38 31-69 69-69s70 31 70 69-32 70-70 70-69-32-69-70z">
          <text:p/>
        </draw:path>
        <draw:path draw:style-name="gr9" draw:text-style-name="P2" draw:layer="layout" svg:width="0.138cm" svg:height="0.138cm" svg:x="16.111cm" svg:y="4.182cm" svg:viewBox="0 0 139 139" svg:d="M0 69c0-38 31-69 69-69s70 31 70 69-32 70-70 70-69-32-69-70z">
          <text:p/>
        </draw:path>
        <draw:path draw:style-name="gr8" draw:text-style-name="P4" draw:layer="layout" svg:width="0.138cm" svg:height="0.138cm" svg:x="16.068cm" svg:y="4.182cm" svg:viewBox="0 0 139 139" svg:d="M0 69c0-38 32-69 70-69s69 31 69 69-31 70-69 70-70-32-70-70z">
          <text:p/>
        </draw:path>
        <draw:path draw:style-name="gr9" draw:text-style-name="P2" draw:layer="layout" svg:width="0.138cm" svg:height="0.138cm" svg:x="16.068cm" svg:y="4.182cm" svg:viewBox="0 0 139 139" svg:d="M0 69c0-38 32-69 70-69s69 31 69 69-31 70-69 70-70-32-70-70z">
          <text:p/>
        </draw:path>
        <draw:path draw:style-name="gr8" draw:text-style-name="P4" draw:layer="layout" svg:width="0.138cm" svg:height="0.138cm" svg:x="16.133cm" svg:y="4.182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33cm" svg:y="4.182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6.134cm" svg:y="4.182cm" svg:viewBox="0 0 139 139" svg:d="M0 69c0-38 32-69 70-69s69 31 69 69-31 70-69 70-70-32-70-70z">
          <text:p/>
        </draw:path>
        <draw:path draw:style-name="gr9" draw:text-style-name="P2" draw:layer="layout" svg:width="0.138cm" svg:height="0.138cm" svg:x="16.134cm" svg:y="4.182cm" svg:viewBox="0 0 139 139" svg:d="M0 69c0-38 32-69 70-69s69 31 69 69-31 70-69 70-70-32-70-70z">
          <text:p/>
        </draw:path>
        <draw:path draw:style-name="gr8" draw:text-style-name="P4" draw:layer="layout" svg:width="0.138cm" svg:height="0.138cm" svg:x="16.135cm" svg:y="4.182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35cm" svg:y="4.182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6.127cm" svg:y="4.182cm" svg:viewBox="0 0 139 139" svg:d="M0 69c0-38 31-69 69-69s70 31 70 69-32 70-70 70-69-32-69-70z">
          <text:p/>
        </draw:path>
        <draw:path draw:style-name="gr9" draw:text-style-name="P2" draw:layer="layout" svg:width="0.138cm" svg:height="0.138cm" svg:x="16.127cm" svg:y="4.182cm" svg:viewBox="0 0 139 139" svg:d="M0 69c0-38 31-69 69-69s70 31 70 69-32 70-70 70-69-32-69-70z">
          <text:p/>
        </draw:path>
        <draw:polyline draw:style-name="gr5" draw:text-style-name="P2" draw:layer="layout" svg:width="0cm" svg:height="0cm" svg:x="16.212cm" svg:y="4.251cm" svg:viewBox="0 0 0 0" draw:points="0,0">
          <text:p/>
        </draw:polyline>
        <draw:polyline draw:style-name="gr5" draw:text-style-name="P2" draw:layer="layout" svg:width="0cm" svg:height="0cm" svg:x="16.212cm" svg:y="4.251cm" svg:viewBox="0 0 0 0" draw:points="0,0">
          <text:p/>
        </draw:polyline>
        <draw:polygon draw:style-name="gr11" draw:text-style-name="P6" draw:layer="layout" svg:width="0cm" svg:height="0.243cm" svg:x="16.212cm" svg:y="4.129cm" svg:viewBox="0 0 0 244" draw:points="0,244 0,0">
          <text:p/>
        </draw:polygon>
        <draw:line draw:style-name="gr7" draw:text-style-name="P2" draw:layer="layout" svg:x1="16.212cm" svg:y1="4.373cm" svg:x2="16.212cm" svg:y2="4.129cm">
          <text:p/>
        </draw:line>
        <draw:path draw:style-name="gr8" draw:text-style-name="P4" draw:layer="layout" svg:width="0.138cm" svg:height="0.138cm" svg:x="16.09cm" svg:y="3.85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6.09cm" svg:y="3.85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6.125cm" svg:y="3.85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5cm" svg:y="3.85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062cm" svg:y="3.85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6.062cm" svg:y="3.85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6.126cm" svg:y="3.85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6cm" svg:y="3.85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38cm" svg:y="3.858cm" svg:viewBox="0 0 139 139" svg:d="M0 70c0-39 31-70 68-70 40 0 71 31 71 70 0 38-31 69-71 69-37 0-68-31-68-69z">
          <text:p/>
        </draw:path>
        <draw:path draw:style-name="gr9" draw:text-style-name="P2" draw:layer="layout" svg:width="0.138cm" svg:height="0.138cm" svg:x="16.138cm" svg:y="3.858cm" svg:viewBox="0 0 139 139" svg:d="M0 70c0-39 31-70 68-70 40 0 71 31 71 70 0 38-31 69-71 69-37 0-68-31-68-69z">
          <text:p/>
        </draw:path>
        <draw:path draw:style-name="gr8" draw:text-style-name="P4" draw:layer="layout" svg:width="0.138cm" svg:height="0.138cm" svg:x="16.128cm" svg:y="3.85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28cm" svg:y="3.85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35cm" svg:y="3.85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5cm" svg:y="3.85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34cm" svg:y="3.85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4cm" svg:y="3.858cm" svg:viewBox="0 0 139 139" svg:d="M0 70c0-39 31-70 69-70 39 0 70 31 70 70 0 38-31 69-70 69-38 0-69-31-69-69z">
          <text:p/>
        </draw:path>
        <draw:polyline draw:style-name="gr5" draw:text-style-name="P2" draw:layer="layout" svg:width="0cm" svg:height="0cm" svg:x="16.212cm" svg:y="3.927cm" svg:viewBox="0 0 0 0" draw:points="0,0">
          <text:p/>
        </draw:polyline>
        <draw:polyline draw:style-name="gr5" draw:text-style-name="P2" draw:layer="layout" svg:width="0cm" svg:height="0cm" svg:x="16.212cm" svg:y="3.927cm" svg:viewBox="0 0 0 0" draw:points="0,0">
          <text:p/>
        </draw:polyline>
        <draw:polygon draw:style-name="gr12" draw:text-style-name="P7" draw:layer="layout" svg:width="0cm" svg:height="0.242cm" svg:x="16.212cm" svg:y="3.806cm" svg:viewBox="0 0 0 243" draw:points="0,243 0,0">
          <text:p/>
        </draw:polygon>
        <draw:line draw:style-name="gr7" draw:text-style-name="P2" draw:layer="layout" svg:x1="16.212cm" svg:y1="4.049cm" svg:x2="16.212cm" svg:y2="3.806cm">
          <text:p/>
        </draw:line>
        <draw:polygon draw:style-name="gr13" draw:text-style-name="P2" draw:layer="layout" svg:width="3.525cm" svg:height="1.361cm" svg:x="12.847cm" svg:y="3.733cm" svg:viewBox="0 0 3526 1362" draw:points="0,1362 3526,1362 3526,0 0,0">
          <text:p/>
        </draw:polygon>
        <draw:polygon draw:style-name="gr1" draw:text-style-name="P1" draw:layer="layout" svg:width="3.525cm" svg:height="1.361cm" svg:x="12.847cm" svg:y="5.199cm" svg:viewBox="0 0 3526 1362" draw:points="0,1362 3526,1362 3526,0 0,0">
          <text:p/>
        </draw:polygon>
        <draw:line draw:style-name="gr3" draw:text-style-name="P2" draw:layer="layout" svg:x1="13.328cm" svg:y1="6.56cm" svg:x2="13.328cm" svg:y2="5.199cm">
          <text:p/>
        </draw:line>
        <draw:line draw:style-name="gr3" draw:text-style-name="P2" draw:layer="layout" svg:x1="13.969cm" svg:y1="6.56cm" svg:x2="13.969cm" svg:y2="5.199cm">
          <text:p/>
        </draw:line>
        <draw:line draw:style-name="gr3" draw:text-style-name="P2" draw:layer="layout" svg:x1="14.61cm" svg:y1="6.56cm" svg:x2="14.61cm" svg:y2="5.199cm">
          <text:p/>
        </draw:line>
        <draw:line draw:style-name="gr3" draw:text-style-name="P2" draw:layer="layout" svg:x1="15.25cm" svg:y1="6.56cm" svg:x2="15.25cm" svg:y2="5.199cm">
          <text:p/>
        </draw:line>
        <draw:line draw:style-name="gr3" draw:text-style-name="P2" draw:layer="layout" svg:x1="15.891cm" svg:y1="6.56cm" svg:x2="15.891cm" svg:y2="5.199cm">
          <text:p/>
        </draw:line>
        <draw:line draw:style-name="gr4" draw:text-style-name="P2" draw:layer="layout" svg:x1="12.847cm" svg:y1="6.365cm" svg:x2="16.372cm" svg:y2="6.365cm">
          <text:p/>
        </draw:line>
        <draw:line draw:style-name="gr4" draw:text-style-name="P2" draw:layer="layout" svg:x1="12.847cm" svg:y1="6.042cm" svg:x2="16.372cm" svg:y2="6.042cm">
          <text:p/>
        </draw:line>
        <draw:line draw:style-name="gr4" draw:text-style-name="P2" draw:layer="layout" svg:x1="12.847cm" svg:y1="5.717cm" svg:x2="16.372cm" svg:y2="5.717cm">
          <text:p/>
        </draw:line>
        <draw:line draw:style-name="gr4" draw:text-style-name="P2" draw:layer="layout" svg:x1="12.847cm" svg:y1="5.393cm" svg:x2="16.372cm" svg:y2="5.393cm">
          <text:p/>
        </draw:line>
        <draw:line draw:style-name="gr4" draw:text-style-name="P2" draw:layer="layout" svg:x1="13.007cm" svg:y1="6.56cm" svg:x2="13.007cm" svg:y2="5.199cm">
          <text:p/>
        </draw:line>
        <draw:line draw:style-name="gr4" draw:text-style-name="P2" draw:layer="layout" svg:x1="13.648cm" svg:y1="6.56cm" svg:x2="13.648cm" svg:y2="5.199cm">
          <text:p/>
        </draw:line>
        <draw:line draw:style-name="gr4" draw:text-style-name="P2" draw:layer="layout" svg:x1="14.289cm" svg:y1="6.56cm" svg:x2="14.289cm" svg:y2="5.199cm">
          <text:p/>
        </draw:line>
        <draw:line draw:style-name="gr4" draw:text-style-name="P2" draw:layer="layout" svg:x1="14.93cm" svg:y1="6.56cm" svg:x2="14.93cm" svg:y2="5.199cm">
          <text:p/>
        </draw:line>
        <draw:line draw:style-name="gr4" draw:text-style-name="P2" draw:layer="layout" svg:x1="15.571cm" svg:y1="6.56cm" svg:x2="15.571cm" svg:y2="5.199cm">
          <text:p/>
        </draw:line>
        <draw:line draw:style-name="gr4" draw:text-style-name="P2" draw:layer="layout" svg:x1="16.212cm" svg:y1="6.56cm" svg:x2="16.212cm" svg:y2="5.199cm">
          <text:p/>
        </draw:line>
        <draw:path draw:style-name="gr8" draw:text-style-name="P4" draw:layer="layout" svg:width="0.138cm" svg:height="0.138cm" svg:x="15.609cm" svg:y="6.297cm" svg:viewBox="0 0 139 139" svg:d="M0 68c0-37 31-68 69-68 39 0 70 31 70 68 0 39-31 71-70 71-38 0-69-32-69-71z">
          <text:p/>
        </draw:path>
        <draw:path draw:style-name="gr9" draw:text-style-name="P2" draw:layer="layout" svg:width="0.138cm" svg:height="0.138cm" svg:x="15.609cm" svg:y="6.297cm" svg:viewBox="0 0 139 139" svg:d="M0 68c0-37 31-68 69-68 39 0 70 31 70 68 0 39-31 71-70 71-38 0-69-32-69-71z">
          <text:p/>
        </draw:path>
        <draw:path draw:style-name="gr8" draw:text-style-name="P4" draw:layer="layout" svg:width="0.138cm" svg:height="0.138cm" svg:x="16.117cm" svg:y="6.297cm" svg:viewBox="0 0 139 139" svg:d="M0 68c0-37 31-68 69-68s70 31 70 68c0 39-32 71-70 71s-69-32-69-71z">
          <text:p/>
        </draw:path>
        <draw:path draw:style-name="gr9" draw:text-style-name="P2" draw:layer="layout" svg:width="0.138cm" svg:height="0.138cm" svg:x="16.117cm" svg:y="6.297cm" svg:viewBox="0 0 139 139" svg:d="M0 68c0-37 31-68 69-68s70 31 70 68c0 39-32 71-70 71s-69-32-69-71z">
          <text:p/>
        </draw:path>
        <draw:path draw:style-name="gr8" draw:text-style-name="P4" draw:layer="layout" svg:width="0.138cm" svg:height="0.138cm" svg:x="16.104cm" svg:y="6.297cm" svg:viewBox="0 0 139 139" svg:d="M0 68c0-37 31-68 69-68s70 31 70 68c0 39-32 71-70 71s-69-32-69-71z">
          <text:p/>
        </draw:path>
        <draw:path draw:style-name="gr9" draw:text-style-name="P2" draw:layer="layout" svg:width="0.138cm" svg:height="0.138cm" svg:x="16.104cm" svg:y="6.297cm" svg:viewBox="0 0 139 139" svg:d="M0 68c0-37 31-68 69-68s70 31 70 68c0 39-32 71-70 71s-69-32-69-71z">
          <text:p/>
        </draw:path>
        <draw:path draw:style-name="gr8" draw:text-style-name="P4" draw:layer="layout" svg:width="0.138cm" svg:height="0.138cm" svg:x="16.103cm" svg:y="6.297cm" svg:viewBox="0 0 139 139" svg:d="M0 68c0-37 31-68 69-68s70 31 70 68c0 39-32 71-70 71s-69-32-69-71z">
          <text:p/>
        </draw:path>
        <draw:path draw:style-name="gr9" draw:text-style-name="P2" draw:layer="layout" svg:width="0.138cm" svg:height="0.138cm" svg:x="16.103cm" svg:y="6.297cm" svg:viewBox="0 0 139 139" svg:d="M0 68c0-37 31-68 69-68s70 31 70 68c0 39-32 71-70 71s-69-32-69-71z">
          <text:p/>
        </draw:path>
        <draw:path draw:style-name="gr8" draw:text-style-name="P4" draw:layer="layout" svg:width="0.138cm" svg:height="0.138cm" svg:x="16.092cm" svg:y="6.297cm" svg:viewBox="0 0 139 139" svg:d="M0 68c0-37 32-68 70-68s69 31 69 68c0 39-31 71-69 71s-70-32-70-71z">
          <text:p/>
        </draw:path>
        <draw:path draw:style-name="gr9" draw:text-style-name="P2" draw:layer="layout" svg:width="0.138cm" svg:height="0.138cm" svg:x="16.092cm" svg:y="6.297cm" svg:viewBox="0 0 139 139" svg:d="M0 68c0-37 32-68 70-68s69 31 69 68c0 39-31 71-69 71s-70-32-70-71z">
          <text:p/>
        </draw:path>
        <draw:path draw:style-name="gr8" draw:text-style-name="P4" draw:layer="layout" svg:width="0.138cm" svg:height="0.138cm" svg:x="16.139cm" svg:y="6.297cm" svg:viewBox="0 0 139 139" svg:d="M0 68c0-37 31-68 69-68 39 0 70 31 70 68 0 39-31 71-70 71-38 0-69-32-69-71z">
          <text:p/>
        </draw:path>
        <draw:path draw:style-name="gr9" draw:text-style-name="P2" draw:layer="layout" svg:width="0.138cm" svg:height="0.138cm" svg:x="16.139cm" svg:y="6.297cm" svg:viewBox="0 0 139 139" svg:d="M0 68c0-37 31-68 69-68 39 0 70 31 70 68 0 39-31 71-70 71-38 0-69-32-69-71z">
          <text:p/>
        </draw:path>
        <draw:path draw:style-name="gr8" draw:text-style-name="P4" draw:layer="layout" svg:width="0.138cm" svg:height="0.138cm" svg:x="16.131cm" svg:y="6.297cm" svg:viewBox="0 0 139 139" svg:d="M0 68c0-37 31-68 68-68 40 0 71 31 71 68 0 39-31 71-71 71-37 0-68-32-68-71z">
          <text:p/>
        </draw:path>
        <draw:path draw:style-name="gr9" draw:text-style-name="P2" draw:layer="layout" svg:width="0.138cm" svg:height="0.138cm" svg:x="16.131cm" svg:y="6.297cm" svg:viewBox="0 0 139 139" svg:d="M0 68c0-37 31-68 68-68 40 0 71 31 71 68 0 39-31 71-71 71-37 0-68-32-68-71z">
          <text:p/>
        </draw:path>
        <draw:path draw:style-name="gr8" draw:text-style-name="P4" draw:layer="layout" svg:width="0.138cm" svg:height="0.138cm" svg:x="16.128cm" svg:y="6.297cm" svg:viewBox="0 0 139 139" svg:d="M0 68c0-37 31-68 69-68 39 0 70 31 70 68 0 39-31 71-70 71-38 0-69-32-69-71z">
          <text:p/>
        </draw:path>
        <draw:path draw:style-name="gr9" draw:text-style-name="P2" draw:layer="layout" svg:width="0.138cm" svg:height="0.138cm" svg:x="16.128cm" svg:y="6.297cm" svg:viewBox="0 0 139 139" svg:d="M0 68c0-37 31-68 69-68 39 0 70 31 70 68 0 39-31 71-70 71-38 0-69-32-69-71z">
          <text:p/>
        </draw:path>
        <draw:path draw:style-name="gr8" draw:text-style-name="P4" draw:layer="layout" svg:width="0.138cm" svg:height="0.138cm" svg:x="16.13cm" svg:y="6.297cm" svg:viewBox="0 0 139 139" svg:d="M0 68c0-37 31-68 69-68 39 0 70 31 70 68 0 39-31 71-70 71-38 0-69-32-69-71z">
          <text:p/>
        </draw:path>
        <draw:path draw:style-name="gr9" draw:text-style-name="P2" draw:layer="layout" svg:width="0.138cm" svg:height="0.138cm" svg:x="16.13cm" svg:y="6.297cm" svg:viewBox="0 0 139 139" svg:d="M0 68c0-37 31-68 69-68 39 0 70 31 70 68 0 39-31 71-70 71-38 0-69-32-69-71z">
          <text:p/>
        </draw:path>
        <draw:polyline draw:style-name="gr5" draw:text-style-name="P2" draw:layer="layout" svg:width="0cm" svg:height="0cm" svg:x="16.212cm" svg:y="6.365cm" svg:viewBox="0 0 0 0" draw:points="0,0">
          <text:p/>
        </draw:polyline>
        <draw:polyline draw:style-name="gr5" draw:text-style-name="P2" draw:layer="layout" svg:width="0cm" svg:height="0cm" svg:x="16.212cm" svg:y="6.365cm" svg:viewBox="0 0 0 0" draw:points="0,0">
          <text:p/>
        </draw:polyline>
        <draw:polygon draw:style-name="gr6" draw:text-style-name="P3" draw:layer="layout" svg:width="0cm" svg:height="0.242cm" svg:x="16.212cm" svg:y="6.244cm" svg:viewBox="0 0 0 243" draw:points="0,243 0,0">
          <text:p/>
        </draw:polygon>
        <draw:line draw:style-name="gr7" draw:text-style-name="P2" draw:layer="layout" svg:x1="16.212cm" svg:y1="6.487cm" svg:x2="16.212cm" svg:y2="6.244cm">
          <text:p/>
        </draw:line>
        <draw:path draw:style-name="gr8" draw:text-style-name="P4" draw:layer="layout" svg:width="0.138cm" svg:height="0.138cm" svg:x="16.019cm" svg:y="5.972cm" svg:viewBox="0 0 139 139" svg:d="M0 70c0-39 32-70 70-70s69 31 69 70c0 37-31 69-69 69s-70-32-70-69z">
          <text:p/>
        </draw:path>
        <draw:path draw:style-name="gr9" draw:text-style-name="P2" draw:layer="layout" svg:width="0.138cm" svg:height="0.138cm" svg:x="16.019cm" svg:y="5.972cm" svg:viewBox="0 0 139 139" svg:d="M0 70c0-39 32-70 70-70s69 31 69 70c0 37-31 69-69 69s-70-32-70-69z">
          <text:p/>
        </draw:path>
        <draw:path draw:style-name="gr8" draw:text-style-name="P4" draw:layer="layout" svg:width="0.138cm" svg:height="0.138cm" svg:x="16.124cm" svg:y="5.972cm" svg:viewBox="0 0 139 139" svg:d="M0 70c0-39 31-70 69-70s70 31 70 70c0 37-32 69-70 69s-69-32-69-69z">
          <text:p/>
        </draw:path>
        <draw:path draw:style-name="gr9" draw:text-style-name="P2" draw:layer="layout" svg:width="0.138cm" svg:height="0.138cm" svg:x="16.124cm" svg:y="5.972cm" svg:viewBox="0 0 139 139" svg:d="M0 70c0-39 31-70 69-70s70 31 70 70c0 37-32 69-70 69s-69-32-69-69z">
          <text:p/>
        </draw:path>
        <draw:path draw:style-name="gr8" draw:text-style-name="P4" draw:layer="layout" svg:width="0.138cm" svg:height="0.138cm" svg:x="15.502cm" svg:y="5.972cm" svg:viewBox="0 0 139 139" svg:d="M0 70c0-39 31-70 70-70 38 0 69 31 69 70 0 37-31 69-69 69-39 0-70-32-70-69z">
          <text:p/>
        </draw:path>
        <draw:path draw:style-name="gr9" draw:text-style-name="P2" draw:layer="layout" svg:width="0.138cm" svg:height="0.138cm" svg:x="15.502cm" svg:y="5.972cm" svg:viewBox="0 0 139 139" svg:d="M0 70c0-39 31-70 70-70 38 0 69 31 69 70 0 37-31 69-69 69-39 0-70-32-70-69z">
          <text:p/>
        </draw:path>
        <draw:path draw:style-name="gr8" draw:text-style-name="P4" draw:layer="layout" svg:width="0.138cm" svg:height="0.138cm" svg:x="16.111cm" svg:y="5.972cm" svg:viewBox="0 0 139 139" svg:d="M0 70c0-39 31-70 69-70s70 31 70 70c0 37-32 69-70 69s-69-32-69-69z">
          <text:p/>
        </draw:path>
        <draw:path draw:style-name="gr9" draw:text-style-name="P2" draw:layer="layout" svg:width="0.138cm" svg:height="0.138cm" svg:x="16.111cm" svg:y="5.972cm" svg:viewBox="0 0 139 139" svg:d="M0 70c0-39 31-70 69-70s70 31 70 70c0 37-32 69-70 69s-69-32-69-69z">
          <text:p/>
        </draw:path>
        <draw:path draw:style-name="gr8" draw:text-style-name="P4" draw:layer="layout" svg:width="0.138cm" svg:height="0.138cm" svg:x="16.134cm" svg:y="5.972cm" svg:viewBox="0 0 139 139" svg:d="M0 70c0-39 32-70 69-70 39 0 70 31 70 70 0 37-31 69-70 69-37 0-69-32-69-69z">
          <text:p/>
        </draw:path>
        <draw:path draw:style-name="gr9" draw:text-style-name="P2" draw:layer="layout" svg:width="0.138cm" svg:height="0.138cm" svg:x="16.134cm" svg:y="5.972cm" svg:viewBox="0 0 139 139" svg:d="M0 70c0-39 32-70 69-70 39 0 70 31 70 70 0 37-31 69-70 69-37 0-69-32-69-69z">
          <text:p/>
        </draw:path>
        <draw:path draw:style-name="gr8" draw:text-style-name="P4" draw:layer="layout" svg:width="0.138cm" svg:height="0.138cm" svg:x="16.131cm" svg:y="5.972cm" svg:viewBox="0 0 139 139" svg:d="M0 70c0-39 31-70 68-70 40 0 71 31 71 70 0 37-31 69-71 69-37 0-68-32-68-69z">
          <text:p/>
        </draw:path>
        <draw:path draw:style-name="gr9" draw:text-style-name="P2" draw:layer="layout" svg:width="0.138cm" svg:height="0.138cm" svg:x="16.131cm" svg:y="5.972cm" svg:viewBox="0 0 139 139" svg:d="M0 70c0-39 31-70 68-70 40 0 71 31 71 70 0 37-31 69-71 69-37 0-68-32-68-69z">
          <text:p/>
        </draw:path>
        <draw:path draw:style-name="gr8" draw:text-style-name="P4" draw:layer="layout" svg:width="0.138cm" svg:height="0.138cm" svg:x="16.128cm" svg:y="5.972cm" svg:viewBox="0 0 139 139" svg:d="M0 70c0-39 31-70 69-70 39 0 70 31 70 70 0 37-31 69-70 69-38 0-69-32-69-69z">
          <text:p/>
        </draw:path>
        <draw:path draw:style-name="gr9" draw:text-style-name="P2" draw:layer="layout" svg:width="0.138cm" svg:height="0.138cm" svg:x="16.128cm" svg:y="5.972cm" svg:viewBox="0 0 139 139" svg:d="M0 70c0-39 31-70 69-70 39 0 70 31 70 70 0 37-31 69-70 69-38 0-69-32-69-69z">
          <text:p/>
        </draw:path>
        <draw:path draw:style-name="gr8" draw:text-style-name="P4" draw:layer="layout" svg:width="0.138cm" svg:height="0.138cm" svg:x="16.127cm" svg:y="5.972cm" svg:viewBox="0 0 139 139" svg:d="M0 70c0-39 31-70 69-70s70 31 70 70c0 37-32 69-70 69s-69-32-69-69z">
          <text:p/>
        </draw:path>
        <draw:path draw:style-name="gr9" draw:text-style-name="P2" draw:layer="layout" svg:width="0.138cm" svg:height="0.138cm" svg:x="16.127cm" svg:y="5.972cm" svg:viewBox="0 0 139 139" svg:d="M0 70c0-39 31-70 69-70s70 31 70 70c0 37-32 69-70 69s-69-32-69-69z">
          <text:p/>
        </draw:path>
        <draw:polyline draw:style-name="gr5" draw:text-style-name="P2" draw:layer="layout" svg:width="0cm" svg:height="0cm" svg:x="16.212cm" svg:y="6.042cm" svg:viewBox="0 0 0 0" draw:points="0,0">
          <text:p/>
        </draw:polyline>
        <draw:polyline draw:style-name="gr5" draw:text-style-name="P2" draw:layer="layout" svg:width="0cm" svg:height="0cm" svg:x="16.212cm" svg:y="6.042cm" svg:viewBox="0 0 0 0" draw:points="0,0">
          <text:p/>
        </draw:polyline>
        <draw:polygon draw:style-name="gr10" draw:text-style-name="P5" draw:layer="layout" svg:width="0cm" svg:height="0.242cm" svg:x="16.212cm" svg:y="5.92cm" svg:viewBox="0 0 0 243" draw:points="0,243 0,0">
          <text:p/>
        </draw:polygon>
        <draw:line draw:style-name="gr7" draw:text-style-name="P2" draw:layer="layout" svg:x1="16.212cm" svg:y1="6.163cm" svg:x2="16.212cm" svg:y2="5.92cm">
          <text:p/>
        </draw:line>
        <draw:path draw:style-name="gr8" draw:text-style-name="P4" draw:layer="layout" svg:width="0.138cm" svg:height="0.137cm" svg:x="16.068cm" svg:y="5.649cm" svg:viewBox="0 0 139 138" svg:d="M0 69c0-38 32-69 70-69s69 31 69 69-31 69-69 69-70-31-70-69z">
          <text:p/>
        </draw:path>
        <draw:path draw:style-name="gr9" draw:text-style-name="P2" draw:layer="layout" svg:width="0.138cm" svg:height="0.137cm" svg:x="16.068cm" svg:y="5.649cm" svg:viewBox="0 0 139 138" svg:d="M0 69c0-38 32-69 70-69s69 31 69 69-31 69-69 69-70-31-70-69z">
          <text:p/>
        </draw:path>
        <draw:path draw:style-name="gr8" draw:text-style-name="P4" draw:layer="layout" svg:width="0.138cm" svg:height="0.137cm" svg:x="16.111cm" svg:y="5.649cm" svg:viewBox="0 0 139 138" svg:d="M0 69c0-38 31-69 69-69s70 31 70 69-32 69-70 69-69-31-69-69z">
          <text:p/>
        </draw:path>
        <draw:path draw:style-name="gr9" draw:text-style-name="P2" draw:layer="layout" svg:width="0.138cm" svg:height="0.137cm" svg:x="16.111cm" svg:y="5.649cm" svg:viewBox="0 0 139 138" svg:d="M0 69c0-38 31-69 69-69s70 31 70 69-32 69-70 69-69-31-69-69z">
          <text:p/>
        </draw:path>
        <draw:path draw:style-name="gr8" draw:text-style-name="P4" draw:layer="layout" svg:width="0.138cm" svg:height="0.137cm" svg:x="16.102cm" svg:y="5.649cm" svg:viewBox="0 0 139 138" svg:d="M0 69c0-38 31-69 69-69s70 31 70 69-32 69-70 69-69-31-69-69z">
          <text:p/>
        </draw:path>
        <draw:path draw:style-name="gr9" draw:text-style-name="P2" draw:layer="layout" svg:width="0.138cm" svg:height="0.137cm" svg:x="16.102cm" svg:y="5.649cm" svg:viewBox="0 0 139 138" svg:d="M0 69c0-38 31-69 69-69s70 31 70 69-32 69-70 69-69-31-69-69z">
          <text:p/>
        </draw:path>
        <draw:path draw:style-name="gr8" draw:text-style-name="P4" draw:layer="layout" svg:width="0.138cm" svg:height="0.137cm" svg:x="16.12cm" svg:y="5.649cm" svg:viewBox="0 0 139 138" svg:d="M0 69c0-38 31-69 68-69 39 0 71 31 71 69s-32 69-71 69c-37 0-68-31-68-69z">
          <text:p/>
        </draw:path>
        <draw:path draw:style-name="gr9" draw:text-style-name="P2" draw:layer="layout" svg:width="0.138cm" svg:height="0.137cm" svg:x="16.12cm" svg:y="5.649cm" svg:viewBox="0 0 139 138" svg:d="M0 69c0-38 31-69 68-69 39 0 71 31 71 69s-32 69-71 69c-37 0-68-31-68-69z">
          <text:p/>
        </draw:path>
        <draw:path draw:style-name="gr8" draw:text-style-name="P4" draw:layer="layout" svg:width="0.138cm" svg:height="0.137cm" svg:x="16.073cm" svg:y="5.649cm" svg:viewBox="0 0 139 138" svg:d="M0 69c0-38 32-69 70-69s69 31 69 69-31 69-69 69-70-31-70-69z">
          <text:p/>
        </draw:path>
        <draw:path draw:style-name="gr9" draw:text-style-name="P2" draw:layer="layout" svg:width="0.138cm" svg:height="0.137cm" svg:x="16.073cm" svg:y="5.649cm" svg:viewBox="0 0 139 138" svg:d="M0 69c0-38 32-69 70-69s69 31 69 69-31 69-69 69-70-31-70-69z">
          <text:p/>
        </draw:path>
        <draw:path draw:style-name="gr8" draw:text-style-name="P4" draw:layer="layout" svg:width="0.138cm" svg:height="0.137cm" svg:x="16.138cm" svg:y="5.649cm" svg:viewBox="0 0 139 138" svg:d="M0 69c0-38 31-69 69-69 39 0 70 31 70 69s-31 69-70 69c-38 0-69-31-69-69z">
          <text:p/>
        </draw:path>
        <draw:path draw:style-name="gr9" draw:text-style-name="P2" draw:layer="layout" svg:width="0.138cm" svg:height="0.137cm" svg:x="16.138cm" svg:y="5.649cm" svg:viewBox="0 0 139 138" svg:d="M0 69c0-38 31-69 69-69 39 0 70 31 70 69s-31 69-70 69c-38 0-69-31-69-69z">
          <text:p/>
        </draw:path>
        <draw:path draw:style-name="gr8" draw:text-style-name="P4" draw:layer="layout" svg:width="0.138cm" svg:height="0.137cm" svg:x="16.121cm" svg:y="5.649cm" svg:viewBox="0 0 139 138" svg:d="M0 69c0-38 31-69 69-69s70 31 70 69-32 69-70 69-69-31-69-69z">
          <text:p/>
        </draw:path>
        <draw:path draw:style-name="gr9" draw:text-style-name="P2" draw:layer="layout" svg:width="0.138cm" svg:height="0.137cm" svg:x="16.121cm" svg:y="5.649cm" svg:viewBox="0 0 139 138" svg:d="M0 69c0-38 31-69 69-69s70 31 70 69-32 69-70 69-69-31-69-69z">
          <text:p/>
        </draw:path>
        <draw:path draw:style-name="gr8" draw:text-style-name="P4" draw:layer="layout" svg:width="0.138cm" svg:height="0.137cm" svg:x="16.083cm" svg:y="5.649cm" svg:viewBox="0 0 139 138" svg:d="M0 69c0-38 32-69 70-69s69 31 69 69-31 69-69 69-70-31-70-69z">
          <text:p/>
        </draw:path>
        <draw:path draw:style-name="gr9" draw:text-style-name="P2" draw:layer="layout" svg:width="0.138cm" svg:height="0.137cm" svg:x="16.083cm" svg:y="5.649cm" svg:viewBox="0 0 139 138" svg:d="M0 69c0-38 32-69 70-69s69 31 69 69-31 69-69 69-70-31-70-69z">
          <text:p/>
        </draw:path>
        <draw:path draw:style-name="gr8" draw:text-style-name="P4" draw:layer="layout" svg:width="0.138cm" svg:height="0.137cm" svg:x="16.128cm" svg:y="5.649cm" svg:viewBox="0 0 139 138" svg:d="M0 69c0-38 31-69 69-69 39 0 70 31 70 69s-31 69-70 69c-38 0-69-31-69-69z">
          <text:p/>
        </draw:path>
        <draw:path draw:style-name="gr9" draw:text-style-name="P2" draw:layer="layout" svg:width="0.138cm" svg:height="0.137cm" svg:x="16.128cm" svg:y="5.649cm" svg:viewBox="0 0 139 138" svg:d="M0 69c0-38 31-69 69-69 39 0 70 31 70 69s-31 69-70 69c-38 0-69-31-69-69z">
          <text:p/>
        </draw:path>
        <draw:polyline draw:style-name="gr5" draw:text-style-name="P2" draw:layer="layout" svg:width="0cm" svg:height="0cm" svg:x="16.212cm" svg:y="5.717cm" svg:viewBox="0 0 0 0" draw:points="0,0">
          <text:p/>
        </draw:polyline>
        <draw:polyline draw:style-name="gr5" draw:text-style-name="P2" draw:layer="layout" svg:width="0cm" svg:height="0cm" svg:x="16.212cm" svg:y="5.717cm" svg:viewBox="0 0 0 0" draw:points="0,0">
          <text:p/>
        </draw:polyline>
        <draw:polygon draw:style-name="gr11" draw:text-style-name="P6" draw:layer="layout" svg:width="0cm" svg:height="0.242cm" svg:x="16.212cm" svg:y="5.596cm" svg:viewBox="0 0 0 243" draw:points="0,243 0,0">
          <text:p/>
        </draw:polygon>
        <draw:line draw:style-name="gr7" draw:text-style-name="P2" draw:layer="layout" svg:x1="16.212cm" svg:y1="5.839cm" svg:x2="16.212cm" svg:y2="5.596cm">
          <text:p/>
        </draw:line>
        <draw:path draw:style-name="gr8" draw:text-style-name="P4" draw:layer="layout" svg:width="0.138cm" svg:height="0.138cm" svg:x="16.026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026cm" svg:y="5.324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096cm" svg:y="5.324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6.096cm" svg:y="5.324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6.111cm" svg:y="5.324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11cm" svg:y="5.324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004cm" svg:y="5.324cm" svg:viewBox="0 0 139 139" svg:d="M0 69c0-38 31-69 68-69 40 0 71 31 71 69 0 39-31 70-71 70-37 0-68-31-68-70z">
          <text:p/>
        </draw:path>
        <draw:path draw:style-name="gr9" draw:text-style-name="P2" draw:layer="layout" svg:width="0.138cm" svg:height="0.138cm" svg:x="16.004cm" svg:y="5.324cm" svg:viewBox="0 0 139 139" svg:d="M0 69c0-38 31-69 68-69 40 0 71 31 71 69 0 39-31 70-71 70-37 0-68-31-68-70z">
          <text:p/>
        </draw:path>
        <draw:path draw:style-name="gr8" draw:text-style-name="P4" draw:layer="layout" svg:width="0.138cm" svg:height="0.138cm" svg:x="16.134cm" svg:y="5.324cm" svg:viewBox="0 0 139 139" svg:d="M0 69c0-38 32-69 69-69 39 0 70 31 70 69 0 39-31 70-70 70-37 0-69-31-69-70z">
          <text:p/>
        </draw:path>
        <draw:path draw:style-name="gr9" draw:text-style-name="P2" draw:layer="layout" svg:width="0.138cm" svg:height="0.138cm" svg:x="16.134cm" svg:y="5.324cm" svg:viewBox="0 0 139 139" svg:d="M0 69c0-38 32-69 69-69 39 0 70 31 70 69 0 39-31 70-70 70-37 0-69-31-69-70z">
          <text:p/>
        </draw:path>
        <draw:path draw:style-name="gr8" draw:text-style-name="P4" draw:layer="layout" svg:width="0.138cm" svg:height="0.138cm" svg:x="16.133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3cm" svg:y="5.324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cm" svg:y="5.324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3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3cm" svg:y="5.324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2cm" svg:y="5.324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cm" svg:y="5.324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34cm" svg:y="5.324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4cm" svg:y="5.324cm" svg:viewBox="0 0 139 139" svg:d="M0 69c0-38 31-69 69-69 39 0 70 31 70 69 0 39-31 70-70 70-38 0-69-31-69-70z">
          <text:p/>
        </draw:path>
        <draw:polyline draw:style-name="gr5" draw:text-style-name="P2" draw:layer="layout" svg:width="0cm" svg:height="0cm" svg:x="16.212cm" svg:y="5.393cm" svg:viewBox="0 0 0 0" draw:points="0,0">
          <text:p/>
        </draw:polyline>
        <draw:polyline draw:style-name="gr5" draw:text-style-name="P2" draw:layer="layout" svg:width="0cm" svg:height="0cm" svg:x="16.212cm" svg:y="5.393cm" svg:viewBox="0 0 0 0" draw:points="0,0">
          <text:p/>
        </draw:polyline>
        <draw:polygon draw:style-name="gr12" draw:text-style-name="P7" draw:layer="layout" svg:width="0cm" svg:height="0.242cm" svg:x="16.212cm" svg:y="5.272cm" svg:viewBox="0 0 0 243" draw:points="0,243 0,0">
          <text:p/>
        </draw:polygon>
        <draw:line draw:style-name="gr7" draw:text-style-name="P2" draw:layer="layout" svg:x1="16.212cm" svg:y1="5.515cm" svg:x2="16.212cm" svg:y2="5.272cm">
          <text:p/>
        </draw:line>
        <draw:polygon draw:style-name="gr13" draw:text-style-name="P2" draw:layer="layout" svg:width="3.525cm" svg:height="1.361cm" svg:x="12.847cm" svg:y="5.199cm" svg:viewBox="0 0 3526 1362" draw:points="0,1362 3526,1362 3526,0 0,0">
          <text:p/>
        </draw:polygon>
        <draw:polygon draw:style-name="gr14" draw:text-style-name="P8" draw:layer="layout" svg:width="3.524cm" svg:height="0.607cm" svg:x="1.957cm" svg:y="0.193cm" svg:viewBox="0 0 3525 608" draw:points="0,608 3525,608 3525,0 0,0">
          <text:p/>
        </draw:polygon>
        <draw:polygon draw:style-name="gr14" draw:text-style-name="P8" draw:layer="layout" svg:width="3.524cm" svg:height="0.607cm" svg:x="5.587cm" svg:y="0.193cm" svg:viewBox="0 0 3525 608" draw:points="0,608 3525,608 3525,0 0,0">
          <text:p/>
        </draw:polygon>
        <draw:frame draw:style-name="gr15" draw:text-style-name="P10" draw:layer="layout" svg:width="2.474cm" svg:height="0.319cm" svg:x="2.503cm" svg:y="0.38cm">
          <draw:text-box>
            <text:p text:style-name="P9"><text:span text:style-name="T1">coverage_L_train</text:span></text:p>
          </draw:text-box>
        </draw:frame>
        <draw:polygon draw:style-name="gr14" draw:text-style-name="P8" draw:layer="layout" svg:width="3.525cm" svg:height="0.607cm" svg:x="9.217cm" svg:y="0.193cm" svg:viewBox="0 0 3526 608" draw:points="0,608 3526,608 3526,0 0,0">
          <text:p/>
        </draw:polygon>
        <draw:frame draw:style-name="gr15" draw:text-style-name="P10" draw:layer="layout" svg:width="3.058cm" svg:height="0.319cm" svg:x="5.84cm" svg:y="0.38cm">
          <draw:text-box>
            <text:p text:style-name="P9"><text:span text:style-name="T1">coverage_L_sampled</text:span></text:p>
          </draw:text-box>
        </draw:frame>
        <draw:polygon draw:style-name="gr14" draw:text-style-name="P8" draw:layer="layout" svg:width="3.525cm" svg:height="0.607cm" svg:x="12.847cm" svg:y="0.193cm" svg:viewBox="0 0 3526 608" draw:points="0,608 3526,608 3526,0 0,0">
          <text:p/>
        </draw:polygon>
        <draw:frame draw:style-name="gr15" draw:text-style-name="P10" draw:layer="layout" svg:width="2.085cm" svg:height="0.319cm" svg:x="9.949cm" svg:y="0.38cm">
          <draw:text-box>
            <text:p text:style-name="P9"><text:span text:style-name="T1">precision_train</text:span></text:p>
          </draw:text-box>
        </draw:frame>
        <draw:polygon draw:style-name="gr14" draw:text-style-name="P8" draw:layer="layout" svg:width="0.607cm" svg:height="1.361cm" svg:x="16.372cm" svg:y="0.8cm" svg:viewBox="0 0 608 1362" draw:points="0,1362 608,1362 608,0 0,0">
          <text:p/>
        </draw:polygon>
        <draw:frame draw:style-name="gr15" draw:text-style-name="P10" draw:layer="layout" svg:width="2.669cm" svg:height="0.319cm" svg:x="13.287cm" svg:y="0.38cm">
          <draw:text-box>
            <text:p text:style-name="P9"><text:span text:style-name="T1">precision_sampled</text:span></text:p>
          </draw:text-box>
        </draw:frame>
        <draw:polygon draw:style-name="gr16" draw:text-style-name="P8" draw:layer="layout" svg:width="0.607cm" svg:height="2.501cm" svg:x="16.979cm" svg:y="0.8cm" svg:viewBox="0 0 608 2502" draw:points="0,2502 608,2502 608,0 0,0">
          <text:p/>
        </draw:polygon>
        <draw:frame draw:style-name="gr15" draw:text-style-name="P10" draw:layer="layout" svg:width="1.209cm" svg:height="0.319cm" draw:transform="rotate (-1.5707963267949) translate (16.794cm 0.881cm)">
          <draw:text-box>
            <text:p text:style-name="P9"><text:span text:style-name="T1">sampled</text:span></text:p>
          </draw:text-box>
        </draw:frame>
        <draw:polygon draw:style-name="gr14" draw:text-style-name="P8" draw:layer="layout" svg:width="0.607cm" svg:height="1.361cm" svg:x="16.372cm" svg:y="2.266cm" svg:viewBox="0 0 608 1362" draw:points="0,1362 608,1362 608,0 0,0">
          <text:p/>
        </draw:polygon>
        <draw:polygon draw:style-name="gr16" draw:text-style-name="P8" draw:layer="layout" svg:width="0.607cm" svg:height="1.361cm" svg:x="16.979cm" svg:y="2.266cm" svg:viewBox="0 0 608 1362" draw:points="0,1362 608,1362 608,0 0,0">
          <text:p/>
        </draw:polygon>
        <draw:frame draw:style-name="gr15" draw:text-style-name="P10" draw:layer="layout" svg:width="1.814cm" svg:height="0.319cm" draw:transform="rotate (-1.5707963267949) translate (17.4cm 1.281cm)">
          <draw:text-box>
            <text:p text:style-name="P9"><text:span text:style-name="T1">w/o postproc</text:span></text:p>
          </draw:text-box>
        </draw:frame>
        <draw:frame draw:style-name="gr15" draw:text-style-name="P10" draw:layer="layout" svg:width="1.247cm" svg:height="0.319cm" draw:transform="rotate (-1.5707963267949) translate (16.794cm 2.331cm)">
          <draw:text-box>
            <text:p text:style-name="P9"><text:span text:style-name="T1">traindata</text:span></text:p>
          </draw:text-box>
        </draw:frame>
        <draw:polygon draw:style-name="gr14" draw:text-style-name="P8" draw:layer="layout" svg:width="0.607cm" svg:height="1.361cm" svg:x="16.372cm" svg:y="3.733cm" svg:viewBox="0 0 608 1362" draw:points="0,1362 608,1362 608,0 0,0">
          <text:p/>
        </draw:polygon>
        <draw:frame draw:style-name="gr15" draw:text-style-name="P10" draw:layer="layout" svg:width="1.209cm" svg:height="0.319cm" draw:transform="rotate (-1.5707963267949) translate (16.794cm 3.814cm)">
          <draw:text-box>
            <text:p text:style-name="P9"><text:span text:style-name="T1">sampled</text:span></text:p>
          </draw:text-box>
        </draw:frame>
        <draw:polygon draw:style-name="gr14" draw:text-style-name="P8" draw:layer="layout" svg:width="0.607cm" svg:height="1.361cm" svg:x="16.372cm" svg:y="5.199cm" svg:viewBox="0 0 608 1362" draw:points="0,1362 608,1362 608,0 0,0">
          <text:p/>
        </draw:polygon>
        <draw:frame draw:style-name="gr15" draw:text-style-name="P10" draw:layer="layout" svg:width="1.247cm" svg:height="0.319cm" draw:transform="rotate (-1.5707963267949) translate (16.794cm 5.264cm)">
          <draw:text-box>
            <text:p text:style-name="P9"><text:span text:style-name="T1">traindata</text:span></text:p>
          </draw:text-box>
        </draw:frame>
        <draw:line draw:style-name="gr5" draw:text-style-name="P2" draw:layer="layout" svg:x1="2.117cm" svg:y1="6.657cm" svg:x2="2.117cm" svg:y2="6.56cm">
          <text:p/>
        </draw:line>
        <draw:line draw:style-name="gr5" draw:text-style-name="P2" draw:layer="layout" svg:x1="2.758cm" svg:y1="6.657cm" svg:x2="2.758cm" svg:y2="6.56cm">
          <text:p/>
        </draw:line>
        <draw:line draw:style-name="gr5" draw:text-style-name="P2" draw:layer="layout" svg:x1="3.399cm" svg:y1="6.657cm" svg:x2="3.399cm" svg:y2="6.56cm">
          <text:p/>
        </draw:line>
        <draw:line draw:style-name="gr5" draw:text-style-name="P2" draw:layer="layout" svg:x1="4.04cm" svg:y1="6.657cm" svg:x2="4.04cm" svg:y2="6.56cm">
          <text:p/>
        </draw:line>
        <draw:line draw:style-name="gr5" draw:text-style-name="P2" draw:layer="layout" svg:x1="4.681cm" svg:y1="6.657cm" svg:x2="4.681cm" svg:y2="6.56cm">
          <text:p/>
        </draw:line>
        <draw:line draw:style-name="gr5" draw:text-style-name="P2" draw:layer="layout" svg:x1="5.321cm" svg:y1="6.657cm" svg:x2="5.321cm" svg:y2="6.56cm">
          <text:p/>
        </draw:line>
        <draw:frame draw:style-name="gr17" draw:text-style-name="P11" draw:layer="layout" svg:width="0.341cm" svg:height="0.247cm" svg:x="1.946cm" svg:y="6.732cm">
          <draw:text-box>
            <text:p text:style-name="P9"><text:span text:style-name="T2">0.0</text:span></text:p>
          </draw:text-box>
        </draw:frame>
        <draw:frame draw:style-name="gr17" draw:text-style-name="P11" draw:layer="layout" svg:width="0.341cm" svg:height="0.247cm" svg:x="2.587cm" svg:y="6.732cm">
          <draw:text-box>
            <text:p text:style-name="P9"><text:span text:style-name="T2">0.2</text:span></text:p>
          </draw:text-box>
        </draw:frame>
        <draw:frame draw:style-name="gr17" draw:text-style-name="P11" draw:layer="layout" svg:width="0.341cm" svg:height="0.247cm" svg:x="3.228cm" svg:y="6.732cm">
          <draw:text-box>
            <text:p text:style-name="P9"><text:span text:style-name="T2">0.4</text:span></text:p>
          </draw:text-box>
        </draw:frame>
        <draw:frame draw:style-name="gr17" draw:text-style-name="P11" draw:layer="layout" svg:width="0.341cm" svg:height="0.247cm" svg:x="3.869cm" svg:y="6.732cm">
          <draw:text-box>
            <text:p text:style-name="P9"><text:span text:style-name="T2">0.6</text:span></text:p>
          </draw:text-box>
        </draw:frame>
        <draw:frame draw:style-name="gr17" draw:text-style-name="P11" draw:layer="layout" svg:width="0.341cm" svg:height="0.247cm" svg:x="4.509cm" svg:y="6.732cm">
          <draw:text-box>
            <text:p text:style-name="P9"><text:span text:style-name="T2">0.8</text:span></text:p>
          </draw:text-box>
        </draw:frame>
        <draw:line draw:style-name="gr5" draw:text-style-name="P2" draw:layer="layout" svg:x1="5.747cm" svg:y1="6.657cm" svg:x2="5.747cm" svg:y2="6.56cm">
          <text:p/>
        </draw:line>
        <draw:line draw:style-name="gr5" draw:text-style-name="P2" draw:layer="layout" svg:x1="6.388cm" svg:y1="6.657cm" svg:x2="6.388cm" svg:y2="6.56cm">
          <text:p/>
        </draw:line>
        <draw:line draw:style-name="gr5" draw:text-style-name="P2" draw:layer="layout" svg:x1="7.029cm" svg:y1="6.657cm" svg:x2="7.029cm" svg:y2="6.56cm">
          <text:p/>
        </draw:line>
        <draw:line draw:style-name="gr5" draw:text-style-name="P2" draw:layer="layout" svg:x1="7.67cm" svg:y1="6.657cm" svg:x2="7.67cm" svg:y2="6.56cm">
          <text:p/>
        </draw:line>
        <draw:line draw:style-name="gr5" draw:text-style-name="P2" draw:layer="layout" svg:x1="8.311cm" svg:y1="6.657cm" svg:x2="8.311cm" svg:y2="6.56cm">
          <text:p/>
        </draw:line>
        <draw:line draw:style-name="gr5" draw:text-style-name="P2" draw:layer="layout" svg:x1="8.952cm" svg:y1="6.657cm" svg:x2="8.952cm" svg:y2="6.56cm">
          <text:p/>
        </draw:line>
        <draw:frame draw:style-name="gr17" draw:text-style-name="P11" draw:layer="layout" svg:width="0.747cm" svg:height="0.247cm" svg:x="5.15cm" svg:y="6.732cm">
          <draw:text-box>
            <text:p text:style-name="P9"><text:span text:style-name="T2">1.0 0.0</text:span></text:p>
          </draw:text-box>
        </draw:frame>
        <draw:frame draw:style-name="gr17" draw:text-style-name="P11" draw:layer="layout" svg:width="0.341cm" svg:height="0.247cm" svg:x="6.217cm" svg:y="6.732cm">
          <draw:text-box>
            <text:p text:style-name="P9"><text:span text:style-name="T2">0.2</text:span></text:p>
          </draw:text-box>
        </draw:frame>
        <draw:frame draw:style-name="gr17" draw:text-style-name="P11" draw:layer="layout" svg:width="0.341cm" svg:height="0.247cm" svg:x="6.858cm" svg:y="6.732cm">
          <draw:text-box>
            <text:p text:style-name="P9"><text:span text:style-name="T2">0.4</text:span></text:p>
          </draw:text-box>
        </draw:frame>
        <draw:frame draw:style-name="gr17" draw:text-style-name="P11" draw:layer="layout" svg:width="0.341cm" svg:height="0.247cm" svg:x="7.499cm" svg:y="6.732cm">
          <draw:text-box>
            <text:p text:style-name="P9"><text:span text:style-name="T2">0.6</text:span></text:p>
          </draw:text-box>
        </draw:frame>
        <draw:frame draw:style-name="gr17" draw:text-style-name="P11" draw:layer="layout" svg:width="0.341cm" svg:height="0.247cm" svg:x="8.139cm" svg:y="6.732cm">
          <draw:text-box>
            <text:p text:style-name="P9"><text:span text:style-name="T2">0.8</text:span></text:p>
          </draw:text-box>
        </draw:frame>
        <draw:line draw:style-name="gr5" draw:text-style-name="P2" draw:layer="layout" svg:x1="9.377cm" svg:y1="6.657cm" svg:x2="9.377cm" svg:y2="6.56cm">
          <text:p/>
        </draw:line>
        <draw:line draw:style-name="gr5" draw:text-style-name="P2" draw:layer="layout" svg:x1="10.018cm" svg:y1="6.657cm" svg:x2="10.018cm" svg:y2="6.56cm">
          <text:p/>
        </draw:line>
        <draw:line draw:style-name="gr5" draw:text-style-name="P2" draw:layer="layout" svg:x1="10.659cm" svg:y1="6.657cm" svg:x2="10.659cm" svg:y2="6.56cm">
          <text:p/>
        </draw:line>
        <draw:line draw:style-name="gr5" draw:text-style-name="P2" draw:layer="layout" svg:x1="11.3cm" svg:y1="6.657cm" svg:x2="11.3cm" svg:y2="6.56cm">
          <text:p/>
        </draw:line>
        <draw:line draw:style-name="gr5" draw:text-style-name="P2" draw:layer="layout" svg:x1="11.941cm" svg:y1="6.657cm" svg:x2="11.941cm" svg:y2="6.56cm">
          <text:p/>
        </draw:line>
        <draw:line draw:style-name="gr5" draw:text-style-name="P2" draw:layer="layout" svg:x1="12.582cm" svg:y1="6.657cm" svg:x2="12.582cm" svg:y2="6.56cm">
          <text:p/>
        </draw:line>
        <draw:frame draw:style-name="gr17" draw:text-style-name="P11" draw:layer="layout" svg:width="0.747cm" svg:height="0.247cm" svg:x="8.78cm" svg:y="6.732cm">
          <draw:text-box>
            <text:p text:style-name="P9"><text:span text:style-name="T2">1.0 0.0</text:span></text:p>
          </draw:text-box>
        </draw:frame>
        <draw:frame draw:style-name="gr17" draw:text-style-name="P11" draw:layer="layout" svg:width="0.341cm" svg:height="0.247cm" svg:x="9.847cm" svg:y="6.732cm">
          <draw:text-box>
            <text:p text:style-name="P9"><text:span text:style-name="T2">0.2</text:span></text:p>
          </draw:text-box>
        </draw:frame>
        <draw:frame draw:style-name="gr17" draw:text-style-name="P11" draw:layer="layout" svg:width="0.341cm" svg:height="0.247cm" svg:x="10.488cm" svg:y="6.732cm">
          <draw:text-box>
            <text:p text:style-name="P9"><text:span text:style-name="T2">0.4</text:span></text:p>
          </draw:text-box>
        </draw:frame>
        <draw:frame draw:style-name="gr17" draw:text-style-name="P11" draw:layer="layout" svg:width="0.341cm" svg:height="0.247cm" svg:x="11.129cm" svg:y="6.732cm">
          <draw:text-box>
            <text:p text:style-name="P9"><text:span text:style-name="T2">0.6</text:span></text:p>
          </draw:text-box>
        </draw:frame>
        <draw:frame draw:style-name="gr17" draw:text-style-name="P11" draw:layer="layout" svg:width="0.341cm" svg:height="0.247cm" svg:x="11.77cm" svg:y="6.732cm">
          <draw:text-box>
            <text:p text:style-name="P9"><text:span text:style-name="T2">0.8</text:span></text:p>
          </draw:text-box>
        </draw:frame>
        <draw:line draw:style-name="gr5" draw:text-style-name="P2" draw:layer="layout" svg:x1="13.007cm" svg:y1="6.657cm" svg:x2="13.007cm" svg:y2="6.56cm">
          <text:p/>
        </draw:line>
        <draw:line draw:style-name="gr5" draw:text-style-name="P2" draw:layer="layout" svg:x1="13.648cm" svg:y1="6.657cm" svg:x2="13.648cm" svg:y2="6.56cm">
          <text:p/>
        </draw:line>
        <draw:line draw:style-name="gr5" draw:text-style-name="P2" draw:layer="layout" svg:x1="14.289cm" svg:y1="6.657cm" svg:x2="14.289cm" svg:y2="6.56cm">
          <text:p/>
        </draw:line>
        <draw:line draw:style-name="gr5" draw:text-style-name="P2" draw:layer="layout" svg:x1="14.93cm" svg:y1="6.657cm" svg:x2="14.93cm" svg:y2="6.56cm">
          <text:p/>
        </draw:line>
        <draw:line draw:style-name="gr5" draw:text-style-name="P2" draw:layer="layout" svg:x1="15.571cm" svg:y1="6.657cm" svg:x2="15.571cm" svg:y2="6.56cm">
          <text:p/>
        </draw:line>
        <draw:line draw:style-name="gr5" draw:text-style-name="P2" draw:layer="layout" svg:x1="16.212cm" svg:y1="6.657cm" svg:x2="16.212cm" svg:y2="6.56cm">
          <text:p/>
        </draw:line>
        <draw:frame draw:style-name="gr17" draw:text-style-name="P11" draw:layer="layout" svg:width="0.747cm" svg:height="0.247cm" svg:x="12.41cm" svg:y="6.732cm">
          <draw:text-box>
            <text:p text:style-name="P9"><text:span text:style-name="T2">1.0 0.0</text:span></text:p>
          </draw:text-box>
        </draw:frame>
        <draw:frame draw:style-name="gr17" draw:text-style-name="P11" draw:layer="layout" svg:width="0.341cm" svg:height="0.247cm" svg:x="13.477cm" svg:y="6.732cm">
          <draw:text-box>
            <text:p text:style-name="P9"><text:span text:style-name="T2">0.2</text:span></text:p>
          </draw:text-box>
        </draw:frame>
        <draw:frame draw:style-name="gr17" draw:text-style-name="P11" draw:layer="layout" svg:width="0.341cm" svg:height="0.247cm" svg:x="14.118cm" svg:y="6.732cm">
          <draw:text-box>
            <text:p text:style-name="P9"><text:span text:style-name="T2">0.4</text:span></text:p>
          </draw:text-box>
        </draw:frame>
        <draw:frame draw:style-name="gr17" draw:text-style-name="P11" draw:layer="layout" svg:width="0.341cm" svg:height="0.247cm" svg:x="14.759cm" svg:y="6.732cm">
          <draw:text-box>
            <text:p text:style-name="P9"><text:span text:style-name="T2">0.6</text:span></text:p>
          </draw:text-box>
        </draw:frame>
        <draw:frame draw:style-name="gr17" draw:text-style-name="P11" draw:layer="layout" svg:width="0.341cm" svg:height="0.247cm" svg:x="15.4cm" svg:y="6.732cm">
          <draw:text-box>
            <text:p text:style-name="P9"><text:span text:style-name="T2">0.8</text:span></text:p>
          </draw:text-box>
        </draw:frame>
        <draw:frame draw:style-name="gr17" draw:text-style-name="P11" draw:layer="layout" svg:width="0.341cm" svg:height="0.247cm" svg:x="16.041cm" svg:y="6.732cm">
          <draw:text-box>
            <text:p text:style-name="P9"><text:span text:style-name="T2">1.0</text:span></text:p>
          </draw:text-box>
        </draw:frame>
        <draw:frame draw:style-name="gr15" draw:text-style-name="P10" draw:layer="layout" svg:width="0.798cm" svg:height="0.319cm" svg:x="0.99cm" svg:y="1.85cm">
          <draw:text-box>
            <text:p text:style-name="P9"><text:span text:style-name="T3">maire</text:span></text:p>
          </draw:text-box>
        </draw:frame>
        <draw:frame draw:style-name="gr15" draw:text-style-name="P10" draw:layer="layout" svg:width="1.141cm" svg:height="0.319cm" svg:x="0.654cm" svg:y="1.525cm">
          <draw:text-box>
            <text:p text:style-name="P9"><text:span text:style-name="T3">anchors</text:span></text:p>
          </draw:text-box>
        </draw:frame>
        <draw:frame draw:style-name="gr15" draw:text-style-name="P10" draw:layer="layout" svg:width="0.62cm" svg:height="0.319cm" svg:x="1.161cm" svg:y="1.202cm">
          <draw:text-box>
            <text:p text:style-name="P9"><text:span text:style-name="T3">prim</text:span></text:p>
          </draw:text-box>
        </draw:frame>
        <draw:line draw:style-name="gr5" draw:text-style-name="P2" draw:layer="layout" svg:x1="1.86cm" svg:y1="1.967cm" svg:x2="1.957cm" svg:y2="1.967cm">
          <text:p/>
        </draw:line>
        <draw:line draw:style-name="gr5" draw:text-style-name="P2" draw:layer="layout" svg:x1="1.86cm" svg:y1="1.642cm" svg:x2="1.957cm" svg:y2="1.642cm">
          <text:p/>
        </draw:line>
        <draw:line draw:style-name="gr5" draw:text-style-name="P2" draw:layer="layout" svg:x1="1.86cm" svg:y1="1.318cm" svg:x2="1.957cm" svg:y2="1.318cm">
          <text:p/>
        </draw:line>
        <draw:line draw:style-name="gr5" draw:text-style-name="P2" draw:layer="layout" svg:x1="1.86cm" svg:y1="0.994cm" svg:x2="1.957cm" svg:y2="0.994cm">
          <text:p/>
        </draw:line>
        <draw:frame draw:style-name="gr15" draw:text-style-name="P10" draw:layer="layout" svg:width="1.12cm" svg:height="0.319cm" svg:x="0.681cm" svg:y="0.877cm">
          <draw:text-box>
            <text:p text:style-name="P9"><text:span text:style-name="T3">maxbox</text:span></text:p>
          </draw:text-box>
        </draw:frame>
        <draw:frame draw:style-name="gr15" draw:text-style-name="P10" draw:layer="layout" svg:width="0.798cm" svg:height="0.319cm" svg:x="0.99cm" svg:y="3.316cm">
          <draw:text-box>
            <text:p text:style-name="P9"><text:span text:style-name="T3">maire</text:span></text:p>
          </draw:text-box>
        </draw:frame>
        <draw:frame draw:style-name="gr15" draw:text-style-name="P10" draw:layer="layout" svg:width="1.141cm" svg:height="0.319cm" svg:x="0.654cm" svg:y="2.992cm">
          <draw:text-box>
            <text:p text:style-name="P9"><text:span text:style-name="T3">anchors</text:span></text:p>
          </draw:text-box>
        </draw:frame>
        <draw:frame draw:style-name="gr15" draw:text-style-name="P10" draw:layer="layout" svg:width="0.62cm" svg:height="0.319cm" svg:x="1.161cm" svg:y="2.668cm">
          <draw:text-box>
            <text:p text:style-name="P9"><text:span text:style-name="T3">prim</text:span></text:p>
          </draw:text-box>
        </draw:frame>
        <draw:line draw:style-name="gr5" draw:text-style-name="P2" draw:layer="layout" svg:x1="1.86cm" svg:y1="3.433cm" svg:x2="1.957cm" svg:y2="3.433cm">
          <text:p/>
        </draw:line>
        <draw:line draw:style-name="gr5" draw:text-style-name="P2" draw:layer="layout" svg:x1="1.86cm" svg:y1="3.109cm" svg:x2="1.957cm" svg:y2="3.109cm">
          <text:p/>
        </draw:line>
        <draw:line draw:style-name="gr5" draw:text-style-name="P2" draw:layer="layout" svg:x1="1.86cm" svg:y1="2.785cm" svg:x2="1.957cm" svg:y2="2.785cm">
          <text:p/>
        </draw:line>
        <draw:line draw:style-name="gr5" draw:text-style-name="P2" draw:layer="layout" svg:x1="1.86cm" svg:y1="2.461cm" svg:x2="1.957cm" svg:y2="2.461cm">
          <text:p/>
        </draw:line>
        <draw:frame draw:style-name="gr15" draw:text-style-name="P10" draw:layer="layout" svg:width="1.12cm" svg:height="0.319cm" svg:x="0.681cm" svg:y="2.344cm">
          <draw:text-box>
            <text:p text:style-name="P9"><text:span text:style-name="T3">maxbox</text:span></text:p>
          </draw:text-box>
        </draw:frame>
        <draw:frame draw:style-name="gr15" draw:text-style-name="P10" draw:layer="layout" svg:width="0.798cm" svg:height="0.319cm" svg:x="0.99cm" svg:y="4.782cm">
          <draw:text-box>
            <text:p text:style-name="P9"><text:span text:style-name="T3">maire</text:span></text:p>
          </draw:text-box>
        </draw:frame>
        <draw:frame draw:style-name="gr15" draw:text-style-name="P10" draw:layer="layout" svg:width="1.141cm" svg:height="0.319cm" svg:x="0.654cm" svg:y="4.458cm">
          <draw:text-box>
            <text:p text:style-name="P9"><text:span text:style-name="T3">anchors</text:span></text:p>
          </draw:text-box>
        </draw:frame>
        <draw:frame draw:style-name="gr15" draw:text-style-name="P10" draw:layer="layout" svg:width="0.62cm" svg:height="0.319cm" svg:x="1.161cm" svg:y="4.134cm">
          <draw:text-box>
            <text:p text:style-name="P9"><text:span text:style-name="T3">prim</text:span></text:p>
          </draw:text-box>
        </draw:frame>
        <draw:line draw:style-name="gr5" draw:text-style-name="P2" draw:layer="layout" svg:x1="1.86cm" svg:y1="4.899cm" svg:x2="1.957cm" svg:y2="4.899cm">
          <text:p/>
        </draw:line>
        <draw:line draw:style-name="gr5" draw:text-style-name="P2" draw:layer="layout" svg:x1="1.86cm" svg:y1="4.575cm" svg:x2="1.957cm" svg:y2="4.575cm">
          <text:p/>
        </draw:line>
        <draw:line draw:style-name="gr5" draw:text-style-name="P2" draw:layer="layout" svg:x1="1.86cm" svg:y1="4.251cm" svg:x2="1.957cm" svg:y2="4.251cm">
          <text:p/>
        </draw:line>
        <draw:line draw:style-name="gr5" draw:text-style-name="P2" draw:layer="layout" svg:x1="1.86cm" svg:y1="3.927cm" svg:x2="1.957cm" svg:y2="3.927cm">
          <text:p/>
        </draw:line>
        <draw:frame draw:style-name="gr15" draw:text-style-name="P10" draw:layer="layout" svg:width="1.12cm" svg:height="0.319cm" svg:x="0.681cm" svg:y="3.81cm">
          <draw:text-box>
            <text:p text:style-name="P9"><text:span text:style-name="T3">maxbox</text:span></text:p>
          </draw:text-box>
        </draw:frame>
        <draw:frame draw:style-name="gr15" draw:text-style-name="P10" draw:layer="layout" svg:width="0.798cm" svg:height="0.319cm" svg:x="0.99cm" svg:y="6.249cm">
          <draw:text-box>
            <text:p text:style-name="P9"><text:span text:style-name="T3">maire</text:span></text:p>
          </draw:text-box>
        </draw:frame>
        <draw:frame draw:style-name="gr15" draw:text-style-name="P10" draw:layer="layout" svg:width="1.141cm" svg:height="0.319cm" svg:x="0.654cm" svg:y="5.925cm">
          <draw:text-box>
            <text:p text:style-name="P9"><text:span text:style-name="T3">anchors</text:span></text:p>
          </draw:text-box>
        </draw:frame>
        <draw:frame draw:style-name="gr15" draw:text-style-name="P10" draw:layer="layout" svg:width="0.62cm" svg:height="0.319cm" svg:x="1.161cm" svg:y="5.6cm">
          <draw:text-box>
            <text:p text:style-name="P9"><text:span text:style-name="T3">prim</text:span></text:p>
          </draw:text-box>
        </draw:frame>
        <draw:line draw:style-name="gr5" draw:text-style-name="P2" draw:layer="layout" svg:x1="1.86cm" svg:y1="6.365cm" svg:x2="1.957cm" svg:y2="6.365cm">
          <text:p/>
        </draw:line>
        <draw:line draw:style-name="gr5" draw:text-style-name="P2" draw:layer="layout" svg:x1="1.86cm" svg:y1="6.042cm" svg:x2="1.957cm" svg:y2="6.042cm">
          <text:p/>
        </draw:line>
        <draw:line draw:style-name="gr5" draw:text-style-name="P2" draw:layer="layout" svg:x1="1.86cm" svg:y1="5.717cm" svg:x2="1.957cm" svg:y2="5.717cm">
          <text:p/>
        </draw:line>
        <draw:line draw:style-name="gr5" draw:text-style-name="P2" draw:layer="layout" svg:x1="1.86cm" svg:y1="5.393cm" svg:x2="1.957cm" svg:y2="5.393cm">
          <text:p/>
        </draw:line>
        <draw:frame draw:style-name="gr15" draw:text-style-name="P10" draw:layer="layout" svg:width="1.12cm" svg:height="0.319cm" svg:x="0.681cm" svg:y="5.276cm">
          <draw:text-box>
            <text:p text:style-name="P9"><text:span text:style-name="T3">maxbox</text:span></text:p>
          </draw:text-box>
        </draw:frame>
        <draw:polygon draw:style-name="gr16" draw:text-style-name="P8" draw:layer="layout" svg:width="0.607cm" svg:height="1.361cm" svg:x="17.015cm" svg:y="5.207cm" svg:viewBox="0 0 608 1362" draw:points="0,1362 608,1362 608,0 0,0">
          <text:p/>
        </draw:polygon>
        <draw:polygon draw:style-name="gr16" draw:text-style-name="P8" draw:layer="layout" svg:width="0.607cm" svg:height="2.501cm" svg:x="17.018cm" svg:y="3.721cm" svg:viewBox="0 0 608 2502" draw:points="0,2502 608,2502 608,0 0,0">
          <text:p/>
        </draw:polygon>
        <draw:frame draw:style-name="gr15" draw:text-style-name="P10" draw:layer="layout" svg:width="1.886cm" svg:height="0.319cm" draw:transform="rotate (-1.5707963267949) translate (17.439cm 4.202cm)">
          <draw:text-box>
            <text:p text:style-name="P9"><text:span text:style-name="T1">with postpro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DejaVu Sans1" svg:font-family="'DejaVu Sans'" style:font-pitch="variable"/>
    <style:font-face style:name="Helvetica1" svg:font-family="Helvetica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2T12:01:22.998981308</dc:date>
    <meta:editing-duration>PT2M57S</meta:editing-duration>
    <meta:editing-cycles>1</meta:editing-cycles>
    <meta:document-statistic meta:object-count="1625"/>
    <meta:generator>LibreOffice/6.4.7.2$Linux_X86_64 LibreOffice_project/40$Build-2</meta:generator>
  </office:meta>
</office:document-meta>
</file>